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2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737" style:parent-style-name="Graphics">
      <style:graphic-properties draw:fill="none" fo:clip="rect(0in, 0in, 0.05291in, 0in)" draw:stroke="none"/>
    </style:style>
    <style:style style:family="paragraph" style:name="a2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8" style:parent-style-name="Graphics">
      <style:graphic-properties draw:fill="none" draw:stroke="none"/>
    </style:style>
    <style:style style:family="text" style:name="a2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9" style:parent-style-name="Graphics">
      <style:graphic-properties draw:fill="none" fo:clip="rect(0in, 0.63446in, 0in, 0.05648in)" draw:stroke="none"/>
    </style:style>
    <style:style style:family="text" style:name="a2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8">
      <style:graphic-properties fo:wrap-option="wrap" fo:padding-top="0.04921in" fo:padding-bottom="0.04921in" fo:padding-left="0.09843in" fo:padding-right="0.09843in" draw:textarea-vertical-align="top" draw:textarea-horizontal-align="center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1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true" draw:auto-grow-height="true"/>
      <style:paragraph-properties style:font-independent-line-spacing="false" style:writing-mode="lr-tb"/>
    </style:style>
    <style:style style:family="paragraph" style:name="a2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2" style:parent-style-name="Graphics">
      <style:graphic-properties draw:fill="none" draw:stroke="none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718">
      <style:graphic-properties style:vertical-pos="middle"/>
    </style:style>
    <style:style style:family="text" style:name="a2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1">
      <style:graphic-properties style:vertical-pos="middle"/>
    </style:style>
    <style:style style:family="paragraph" style:name="a2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page1" draw:style-name="a2678" draw:master-page-name="Master1-Layout7-blank-Vuota" presentation:presentation-page-layout-name="Master1-PPL7" draw:id="Slide-256">
        <draw:frame draw:id="id325" draw:style-name="a2708" draw:name="CasellaDiTesto 1" svg:x="0in" svg:y="0.65512in" svg:width="7.5in" svg:height="3.35707in">
          <draw:text-box>
            <text:p text:style-name="a2680" text:class-names="" text:cond-style-name=""><text:span text:style-name="a2679" text:class-names=""/></text:p>
            <text:p text:style-name="a2682" text:class-names="" text:cond-style-name=""><text:span text:style-name="a2681" text:class-names="">Introduction to Robotics and Mechatronics</text:span></text:p>
            <text:p text:style-name="a2684" text:class-names="" text:cond-style-name=""><text:span text:style-name="a2683" text:class-names=""/></text:p>
            <text:p text:style-name="a2686" text:class-names="" text:cond-style-name=""><text:span text:style-name="a2685" text:class-names="">GROUP 2.5</text:span></text:p>
            <text:p text:style-name="a2690" text:class-names="" text:cond-style-name=""><text:span text:style-name="a2687" text:class-names="">Benson<text:s text:c="1"/></text:span><text:span text:style-name="a2688" text:class-names="">Chalethu</text:span><text:span text:style-name="a2689" text:class-names=""/></text:p>
            <text:p text:style-name="a2694" text:class-names="" text:cond-style-name=""><text:span text:style-name="a2691" text:class-names="">Pietro<text:s text:c="1"/></text:span><text:span text:style-name="a2692" text:class-names="">Griffa</text:span><text:span text:style-name="a2693" text:class-names=""/></text:p>
            <text:p text:style-name="a2698" text:class-names="" text:cond-style-name=""><text:span text:style-name="a2695" text:class-names="">Ingvar<text:s text:c="1"/></text:span><text:span text:style-name="a2696" text:class-names="">Groza</text:span><text:span text:style-name="a2697" text:class-names=""/></text:p>
            <text:p text:style-name="a2700" text:class-names="" text:cond-style-name=""><text:span text:style-name="a2699" text:class-names=""/></text:p>
            <text:p text:style-name="a2705" text:class-names="" text:cond-style-name=""><text:span text:style-name="a2701" text:class-names="">PreLab</text:span><text:span text:style-name="a2702" text:class-names=""><text:s text:c="1"/></text:span><text:span text:style-name="a2703" text:class-names="">04</text:span><text:span text:style-name="a2704" text:class-names=""/></text:p>
            <text:p text:style-name="a2707" text:class-names="" text:cond-style-name=""><text:span text:style-name="a2706" text:class-names=""/></text:p>
          </draw:text-box>
          <svg:title/>
          <svg:desc/>
        </draw:frame>
        <draw:frame draw:id="id326" draw:style-name="a2711" draw:name="CasellaDiTesto 2" svg:x="0in" svg:y="4.66285in" svg:width="7.5in" svg:height="0.37874in">
          <draw:text-box>
            <text:p text:style-name="a2710" text:class-names="" text:cond-style-name=""><text:span text:style-name="a2709" text:class-names=""><text:tab/>Q1</text:span></text:p>
          </draw:text-box>
          <svg:title/>
          <svg:desc/>
        </draw:frame>
        <draw:frame draw:id="id327" draw:style-name="a2712" draw:name="Immagine 9" svg:x="0.22222in" svg:y="5.34017in" svg:width="7.0548in" svg:height="2.31261in" style:rel-width="scale" style:rel-height="scale">
          <draw:image xlink:href="media/image1.png" xlink:type="simple" xlink:show="embed" xlink:actuate="onLoad"/>
          <svg:title/>
          <svg:desc/>
        </draw:frame>
        <draw:frame draw:id="id328" draw:style-name="a2717" draw:name="CasellaDiTesto 4" svg:x="0in" svg:y="8.31971in" svg:width="7.5in" svg:height="0.38969in">
          <draw:text-box>
            <text:p text:style-name="a2716" text:class-names="" text:cond-style-name=""><text:span text:style-name="a2713" text:class-names=""><text:tab/></text:span><text:span text:style-name="a2714" text:class-names="">Q2</text:span><text:span text:style-name="a2715" text:class-names=""/></text:p>
          </draw:text-box>
          <svg:title/>
          <svg:desc/>
        </draw:frame>
        <draw:frame draw:id="id329" draw:style-name="a2724" draw:name="CasellaDiTesto 11" svg:x="0.20685in" svg:y="9.00957in" svg:width="7.0863in" svg:height="0.70684in">
          <draw:text-box>
            <text:p text:style-name="a2720" text:class-names="" text:cond-style-name=""><draw:frame draw:style-name="a2718" text:anchor-type="as-char" svg:x="1173.6766in" svg:y="0in" svg:width="1.03215in" svg:height="0.3in" style:rel-width="scale" style:rel-height="scale"><draw:object xlink:href="Object 1/" xlink:type="simple" xlink:show="embed" xlink:actuate="onLoad"/></draw:frame><text:span text:style-name="a2719" text:class-names=""/></text:p>
            <text:p text:style-name="a2723" text:class-names="" text:cond-style-name=""><draw:frame draw:style-name="a2721" text:anchor-type="as-char" svg:x="1173.7316in" svg:y="0in" svg:width="0.92215in" svg:height="0.3in" style:rel-width="scale" style:rel-height="scale"><draw:object xlink:href="Object 2/" xlink:type="simple" xlink:show="embed" xlink:actuate="onLoad"/></draw:frame><text:span text:style-name="a2722" text:class-names=""/></text:p>
          </draw:text-box>
          <svg:title/>
          <svg:desc/>
        </draw:frame>
        <presentation:notes draw:style-name="a2730">
          <draw:frame draw:id="id330" draw:style-name="a2727" draw:name="Segnaposto numero diapositiva 6" svg:x="4.67953in" svg:y="11.10827in" svg:width="3.5878in" svg:height="0.58425in">
            <draw:text-box>
              <text:p text:style-name="a2726" text:class-names="" text:cond-style-name=""><text:span text:style-name="a2725" text:class-names=""><text:page-number style:num-format="1" text:fixed="false"/></text:span></text:p>
            </draw:text-box>
            <svg:title/>
            <svg:desc/>
          </draw:frame>
          <draw:page-thumbnail draw:page-number="1" svg:x="2.61458in" svg:y="0.88889in" svg:width="3.03646in" svg:height="4.38368in" presentation:class="page" draw:id="id331" presentation:style-name="a2728" draw:name="Segnaposto immagine diapositiva 1">
            <svg:title/>
            <svg:desc/>
          </draw:page-thumbnail>
          <draw:frame draw:id="id332" presentation:style-name="a272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731" draw:master-page-name="Master3-Layout7-blank-Vuota" presentation:presentation-page-layout-name="Master3-PPL7" draw:id="Slide-257">
        <draw:frame draw:id="id333" draw:style-name="a2736" draw:name="CasellaDiTesto 1" svg:x="0in" svg:y="0.73543in" svg:width="7.5in" svg:height="0.38969in">
          <draw:text-box>
            <text:p text:style-name="a2735" text:class-names="" text:cond-style-name=""><text:span text:style-name="a2732" text:class-names=""><text:tab/></text:span><text:span text:style-name="a2733" text:class-names="">Q3</text:span><text:span text:style-name="a2734" text:class-names=""/></text:p>
          </draw:text-box>
          <svg:title/>
          <svg:desc/>
        </draw:frame>
        <draw:frame draw:id="id334" draw:style-name="a2737" draw:name="Immagine 5" svg:x="0.32534in" svg:y="1.52227in" svg:width="6.84932in" svg:height="1.86129in" style:rel-width="scale" style:rel-height="scale">
          <draw:image xlink:href="media/image2.png" xlink:type="simple" xlink:show="embed" xlink:actuate="onLoad"/>
          <svg:title/>
          <svg:desc/>
        </draw:frame>
        <draw:g draw:name="Gruppo 8" draw:id="id335">
          <svg:title/>
          <svg:desc/>
          <draw:frame draw:id="id336" draw:style-name="a2738" draw:name="Immagine 6" svg:x="0.32534in" svg:y="4.32865in" svg:width="6.63356in" svg:height="3.57484in" style:rel-width="scale" style:rel-height="scale">
            <draw:image xlink:href="media/image3.png" xlink:type="simple" xlink:show="embed" xlink:actuate="onLoad"/>
            <svg:title/>
            <svg:desc/>
          </draw:frame>
          <draw:frame draw:id="id337" draw:style-name="a2739" draw:name="Immagine 7" svg:x="0.34247in" svg:y="7.92517in" svg:width="6.58904in" svg:height="1.84701in" style:rel-width="scale" style:rel-height="scale">
            <draw:image xlink:href="media/image4.png" xlink:type="simple" xlink:show="embed" xlink:actuate="onLoad"/>
            <svg:title/>
            <svg:desc/>
          </draw:frame>
        </draw:g>
        <presentation:notes draw:style-name="a2745">
          <draw:frame draw:id="id338" draw:style-name="a2742" draw:name="Segnaposto numero diapositiva 6" svg:x="4.67953in" svg:y="11.10827in" svg:width="3.5878in" svg:height="0.58425in">
            <draw:text-box>
              <text:p text:style-name="a2741" text:class-names="" text:cond-style-name=""><text:span text:style-name="a2740" text:class-names=""><text:page-number style:num-format="1" text:fixed="false"/></text:span></text:p>
            </draw:text-box>
            <svg:title/>
            <svg:desc/>
          </draw:frame>
          <draw:page-thumbnail draw:page-number="2" svg:x="2.61458in" svg:y="0.88889in" svg:width="3.03646in" svg:height="4.38368in" presentation:class="page" draw:id="id339" presentation:style-name="a2743" draw:name="Segnaposto immagine diapositiva 1">
            <svg:title/>
            <svg:desc/>
          </draw:page-thumbnail>
          <draw:frame draw:id="id340" presentation:style-name="a274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0.83333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">
      <style:graphic-properties draw:fill="none" draw:stroke="non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draw:fill="none" draw:stroke="none"/>
    </style:style>
    <style:style style:family="presentation" style:name="a2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07">
      <style:graphic-properties draw:fill="none" draw:stroke="none"/>
    </style:style>
    <style:style style:family="paragraph" style:name="a1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0">
      <style:graphic-properties draw:fill="none" draw:stroke="non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8">
      <style:graphic-properties draw:fill="none" draw:stroke="none"/>
    </style:style>
    <style:style style:family="paragraph" style:name="a1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draw:fill="none" draw:stroke="non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6">
      <style:graphic-properties draw:fill="none" draw:stroke="non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draw:fill="none" draw:stroke="non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5">
      <style:graphic-properties draw:fill="none" draw:stroke="non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3">
      <style:graphic-properties draw:fill="none" draw:stroke="non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9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draw:fill="none" draw:stroke="non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draw:fill="none" draw:stroke="none"/>
    </style:style>
    <style:style style:family="text" style:name="a198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3">
      <style:graphic-properties draw:fill="none" draw:stroke="non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0">
      <style:graphic-properties draw:fill="none" draw:stroke="non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8">
      <style:graphic-properties draw:fill="none" draw:stroke="non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2">
      <style:graphic-properties draw:fill="none" draw:stroke="non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7">
      <style:graphic-properties draw:fill="none" draw:stroke="non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9">
      <style:graphic-properties draw:fill="none" draw:stroke="non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draw:fill="none" draw:stroke="non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draw:fill="none" draw:stroke="non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draw:fill="none" draw:stroke="none"/>
    </style:style>
    <style:style style:family="presentation" style:name="a1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draw:fill="none" draw:stroke="non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6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6">
      <style:graphic-properties draw:fill="none" draw:stroke="none"/>
    </style:style>
    <style:style style:family="text" style:name="a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draw:fill="none" draw:stroke="non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4">
      <style:graphic-properties draw:fill="none" draw:stroke="non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none" draw:stroke="non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1">
      <style:graphic-properties draw:fill="none" draw:stroke="non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0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5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8">
      <style:graphic-properties draw:fill="none" draw:stroke="non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2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draw:fill="none" draw:stroke="none"/>
    </style:style>
    <style:style style:family="paragraph" style:name="a5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draw:fill="none" draw:stroke="non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draw:fill="none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31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2">
      <style:graphic-properties draw:fill="none" draw:stroke="none"/>
    </style:style>
    <style:style style:family="paragraph" style:name="a23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paragraph" style:name="a2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8">
      <style:graphic-properties draw:fill="none" draw:stroke="none"/>
    </style:style>
    <style:style style:family="paragraph" style:name="a1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draw:fill="none" draw:stroke="non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draw:fill="none" draw:stroke="non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5">
      <style:graphic-properties draw:fill="none" draw:stroke="non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draw:fill="none" draw:stroke="non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draw:fill="none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1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1">
      <style:graphic-properties draw:fill="none" draw:stroke="none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4">
      <style:graphic-properties draw:fill="none" draw:stroke="none"/>
    </style:style>
    <style:style style:family="drawing-page" style:name="a2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1">
      <style:graphic-properties draw:fill="none" draw:stroke="non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8">
      <style:graphic-properties draw:fill="none" draw:stroke="none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2">
      <style:graphic-properties draw:fill="none" draw:stroke="none"/>
    </style:style>
    <style:style style:family="presentation" style:name="a2115">
      <style:graphic-properties draw:fill="none" draw:stroke="non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6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8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1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4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7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62">
      <style:graphic-properties draw:fill="none" draw:stroke="non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4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6">
      <style:graphic-properties draw:fill="none" draw:stroke="non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draw:fill="none" draw:stroke="non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9">
      <style:graphic-properties draw:fill="none" draw:stroke="non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draw:fill="none" draw:stroke="non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1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master-page style:name="Master1-Vuota" style:page-layout-name="pageLayout1" draw:style-name="a0">
      <draw:frame draw:id="id0" presentation:style-name="a4" draw:name="Date Placeholder 1" svg:x="0.51575in" svg:y="10.04094in" svg:width="1.68701in" svg:height="0.57638in" presentation:class="date-time" presentation:placeholder="false">
        <draw:text-box>
          <text:p text:style-name="a3" text:class-names="" text:cond-style-name=""><text:span text:style-name="a1" text:class-names=""><text:date text:fixed="false" style:data-style-name="a2">3/24/2019</text:date></text:span></text:p>
        </draw:text-box>
        <svg:title/>
        <svg:desc/>
      </draw:frame>
      <draw:frame draw:id="id1" presentation:style-name="a7" draw:name="Footer Placeholder 2" svg:x="2.48425in" svg:y="10.04094in" svg:width="2.53071in" svg:height="0.57638in" presentation:class="footer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10" draw:name="Slide Number Placeholder 3" svg:x="5.29685in" svg:y="10.04094in" svg:width="1.68701in" svg:height="0.57638in" presentation:class="page-number" presentation:placeholder="false">
        <draw:text-box>
          <text:p text:style-name="a9" text:class-names="" text:cond-style-name=""><text:span text:style-name="a8" text:class-names=""><text:page-number style:num-format="1" text:fixed="false"/></text:span></text:p>
        </draw:text-box>
        <svg:title/>
        <svg:desc/>
      </draw:frame>
      <draw:frame draw:id="id3" presentation:style-name="a13" draw:name="Segnaposto titolo 4" svg:x="0.3748in" svg:y="0.43189in" svg:width="6.74961in" svg:height="1.80866in" presentation:class="title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29" draw:name="Segnaposto testo 5" svg:x="0.3748in" svg:y="2.53465in" svg:width="6.74961in" svg:height="6.28268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Fare clic per modificare stili del testo dello schema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o livello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7">
      <draw:frame draw:id="id11" presentation:style-name="a50" draw:name="Titolo 1" svg:x="0.9375in" svg:y="1.77257in" svg:width="5.625in" svg:height="3.77257in" presentation:class="title" presentation:placeholder="false">
        <draw:text-box>
          <text:p text:style-name="a49" text:class-names="" text:cond-style-name=""><text:span text:style-name="a48" text:class-names="">Fare clic per modificare lo stile del titolo</text:span></text:p>
        </draw:text-box>
        <svg:title/>
        <svg:desc/>
      </draw:frame>
      <draw:frame draw:id="id12" presentation:style-name="a53" draw:name="Sottotitolo 2" svg:x="0.9375in" svg:y="5.68924in" svg:width="5.625in" svg:height="2.61632in" presentation:class="subtitle" presentation:placeholder="false">
        <draw:text-box>
          <text:p text:style-name="a52" text:class-names="" text:cond-style-name=""><text:span text:style-name="a51" text:class-names="">Fare clic per modificare lo stile del sottotitolo dello schema</text:span></text:p>
        </draw:text-box>
        <svg:title/>
        <svg:desc/>
      </draw:frame>
      <draw:frame draw:id="id13" presentation:style-name="a57" draw:name="Segnaposto data 3" svg:x="0.51575in" svg:y="10.04094in" svg:width="1.68701in" svg:height="0.57638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3/24/2019</text:date></text:span></text:p>
        </draw:text-box>
        <svg:title/>
        <svg:desc/>
      </draw:frame>
      <draw:frame draw:id="id14" presentation:style-name="a60" draw:name="Segnaposto piè di pagina 4" svg:x="2.48425in" svg:y="10.04094in" svg:width="2.53071in" svg:height="0.5763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egnaposto numero diapositiva 5" svg:x="5.29685in" svg:y="10.04094in" svg:width="1.68701in" svg:height="0.5763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egnaposto immagine diapositiva 1">
          <svg:title/>
          <svg:desc/>
        </draw:page-thumbnail>
        <draw:frame draw:id="id6" presentation:style-name="a67" draw:name="Segnaposto note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Segnaposto intestazion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Segnaposto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egnaposto piè di pagina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egnaposto numero diapositiva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1">
      <draw:frame draw:id="id16" presentation:style-name="a84" draw:name="Titolo 1" svg:x="0.3748in" svg:y="0.43189in" svg:width="6.74961in" svg:height="1.80866in" presentation:class="title" presentation:placeholder="false">
        <draw:text-box>
          <text:p text:style-name="a83" text:class-names="" text:cond-style-name=""><text:span text:style-name="a82" text:class-names="">Fare clic per modificare lo stile del titolo</text:span></text:p>
        </draw:text-box>
        <svg:title/>
        <svg:desc/>
      </draw:frame>
      <draw:frame draw:id="id17" presentation:style-name="a99" draw:name="Segnaposto contenuto 2" svg:x="0.3748in" svg:y="2.53465in" svg:width="6.74961in" svg:height="6.28268in" presentation:class="object" presentation:placeholder="false">
        <draw:text-box>
          <text:p text:style-name="a86" text:class-names="" text:cond-style-name=""><text:span text:style-name="a85" text:class-names="">Fare clic per modificare stili del testo dello schema</text:span></text:p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condo livello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list text:style-name="a98">
                            <text:list-item>
                              <text:p text:style-name="a97" text:class-names="" text:cond-style-name=""><text:span text:style-name="a9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3" draw:name="Segnaposto data 3" svg:x="0.51575in" svg:y="10.04094in" svg:width="1.68701in" svg:height="0.57638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3/24/2019</text:date></text:span></text:p>
        </draw:text-box>
        <svg:title/>
        <svg:desc/>
      </draw:frame>
      <draw:frame draw:id="id19" presentation:style-name="a106" draw:name="Segnaposto piè di pagina 4" svg:x="2.48425in" svg:y="10.04094in" svg:width="2.53071in" svg:height="0.57638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09" draw:name="Segnaposto numero diapositiva 5" svg:x="5.29685in" svg:y="10.04094in" svg:width="1.68701in" svg:height="0.57638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page-thumbnail svg:x="1.21063in" svg:y="0.88858in" svg:width="5.84567in" svg:height="4.38425in" presentation:class="page" draw:id="id5" presentation:style-name="a110" draw:name="Segnaposto immagine diapositiva 1">
          <svg:title/>
          <svg:desc/>
        </draw:page-thumbnail>
        <draw:frame draw:id="id6" presentation:style-name="a113" draw:name="Segnaposto note 2" svg:x="0.82677in" svg:y="5.55394in" svg:width="6.61378in" svg:height="5.26142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7" presentation:style-name="a116" draw:name="Segnaposto intestazione 3" svg:x="0in" svg:y="0in" svg:width="3.5878in" svg:height="0.5842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Segnaposto data 4" svg:x="4.67953in" svg:y="0in" svg:width="3.5878in" svg:height="0.5842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Segnaposto piè di pagina 5" svg:x="0in" svg:y="11.10827in" svg:width="3.5878in" svg:height="0.58425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Segnaposto numero diapositiva 6" svg:x="4.67953in" svg:y="11.10827in" svg:width="3.5878in" svg:height="0.58425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27">
      <draw:frame draw:id="id21" presentation:style-name="a130" draw:name="Titolo 1" svg:x="0.51215in" svg:y="2.70139in" svg:width="6.46875in" svg:height="4.50521in" presentation:class="title" presentation:placeholder="false">
        <draw:text-box>
          <text:p text:style-name="a129" text:class-names="" text:cond-style-name=""><text:span text:style-name="a128" text:class-names="">Fare clic per modificare lo stile del titolo</text:span></text:p>
        </draw:text-box>
        <svg:title/>
        <svg:desc/>
      </draw:frame>
      <draw:frame draw:id="id22" presentation:style-name="a134" draw:name="Segnaposto testo 2" svg:x="0.51215in" svg:y="7.25in" svg:width="6.46875in" svg:height="2.36979in" presentation:class="outline" presentation:placeholder="false">
        <draw:text-box>
          <text:list text:style-name="a133">
            <text:list-item>
              <text:p text:style-name="a132" text:class-names="" text:cond-style-name=""><text:span text:style-name="a131" text:class-names="">Fare clic per modificare stili del testo dello schema</text:span></text:p>
            </text:list-item>
          </text:list>
        </draw:text-box>
        <svg:title/>
        <svg:desc/>
      </draw:frame>
      <draw:frame draw:id="id23" presentation:style-name="a138" draw:name="Segnaposto data 3" svg:x="0.51575in" svg:y="10.04094in" svg:width="1.68701in" svg:height="0.57638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3/24/2019</text:date></text:span></text:p>
        </draw:text-box>
        <svg:title/>
        <svg:desc/>
      </draw:frame>
      <draw:frame draw:id="id24" presentation:style-name="a141" draw:name="Segnaposto piè di pagina 4" svg:x="2.48425in" svg:y="10.04094in" svg:width="2.53071in" svg:height="0.57638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5" presentation:style-name="a144" draw:name="Segnaposto numero diapositiva 5" svg:x="5.29685in" svg:y="10.04094in" svg:width="1.68701in" svg:height="0.57638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1.21063in" svg:y="0.88858in" svg:width="5.84567in" svg:height="4.38425in" presentation:class="page" draw:id="id5" presentation:style-name="a145" draw:name="Segnaposto immagine diapositiva 1">
          <svg:title/>
          <svg:desc/>
        </draw:page-thumbnail>
        <draw:frame draw:id="id6" presentation:style-name="a148" draw:name="Segnaposto note 2" svg:x="0.82677in" svg:y="5.55394in" svg:width="6.61378in" svg:height="5.26142in" presentation:class="notes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1" draw:name="Segnaposto intestazione 3" svg:x="0in" svg:y="0in" svg:width="3.5878in" svg:height="0.5842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4" draw:name="Segnaposto data 4" svg:x="4.67953in" svg:y="0in" svg:width="3.5878in" svg:height="0.58425in" presentation:class="date-time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9" presentation:style-name="a157" draw:name="Segnaposto piè di pagina 5" svg:x="0in" svg:y="11.10827in" svg:width="3.5878in" svg:height="0.58425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0" presentation:style-name="a160" draw:name="Segnaposto numero diapositiva 6" svg:x="4.67953in" svg:y="11.10827in" svg:width="3.5878in" svg:height="0.58425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62">
      <draw:frame draw:id="id26" presentation:style-name="a165" draw:name="Titolo 1" svg:x="0.3748in" svg:y="0.43189in" svg:width="6.74961in" svg:height="1.80866in" presentation:class="title" presentation:placeholder="false">
        <draw:text-box>
          <text:p text:style-name="a164" text:class-names="" text:cond-style-name=""><text:span text:style-name="a163" text:class-names="">Fare clic per modificare lo stile del titolo</text:span></text:p>
        </draw:text-box>
        <svg:title/>
        <svg:desc/>
      </draw:frame>
      <draw:frame draw:id="id27" presentation:style-name="a180" draw:name="Segnaposto contenuto 2" svg:x="0.375in" svg:y="2.53472in" svg:width="3.29167in" svg:height="6.28299in" presentation:class="object" presentation:placeholder="false">
        <draw:text-box>
          <text:p text:style-name="a167" text:class-names="" text:cond-style-name=""><text:span text:style-name="a166" text:class-names="">Fare clic per modificare stili del testo dello schema</text:span></text:p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Secondo livello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5" draw:name="Segnaposto contenuto 3" svg:x="3.83333in" svg:y="2.53472in" svg:width="3.29167in" svg:height="6.28299in" presentation:class="object" presentation:placeholder="false">
        <draw:text-box>
          <text:p text:style-name="a182" text:class-names="" text:cond-style-name=""><text:span text:style-name="a181" text:class-names="">Fare clic per modificare stili del testo dello schema</text:span></text:p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o livello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9" draw:name="Segnaposto data 4" svg:x="0.51575in" svg:y="10.04094in" svg:width="1.68701in" svg:height="0.57638in" presentation:class="date-time" presentation:placeholder="false">
        <draw:text-box>
          <text:p text:style-name="a198" text:class-names="" text:cond-style-name=""><text:span text:style-name="a196" text:class-names=""><text:date text:fixed="false" style:data-style-name="a197">3/24/2019</text:date></text:span></text:p>
        </draw:text-box>
        <svg:title/>
        <svg:desc/>
      </draw:frame>
      <draw:frame draw:id="id30" presentation:style-name="a202" draw:name="Segnaposto piè di pagina 5" svg:x="2.48425in" svg:y="10.04094in" svg:width="2.53071in" svg:height="0.57638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1" presentation:style-name="a205" draw:name="Segnaposto numero diapositiva 6" svg:x="5.29685in" svg:y="10.04094in" svg:width="1.68701in" svg:height="0.57638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page-thumbnail svg:x="1.21063in" svg:y="0.88858in" svg:width="5.84567in" svg:height="4.38425in" presentation:class="page" draw:id="id5" presentation:style-name="a206" draw:name="Segnaposto immagine diapositiva 1">
          <svg:title/>
          <svg:desc/>
        </draw:page-thumbnail>
        <draw:frame draw:id="id6" presentation:style-name="a209" draw:name="Segnaposto note 2" svg:x="0.82677in" svg:y="5.55394in" svg:width="6.61378in" svg:height="5.26142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2" draw:name="Segnaposto intestazione 3" svg:x="0in" svg:y="0in" svg:width="3.5878in" svg:height="0.58425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8" presentation:style-name="a215" draw:name="Segnaposto data 4" svg:x="4.67953in" svg:y="0in" svg:width="3.5878in" svg:height="0.58425in" presentation:class="date-time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8" draw:name="Segnaposto piè di pagina 5" svg:x="0in" svg:y="11.10827in" svg:width="3.5878in" svg:height="0.58425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Segnaposto numero diapositiva 6" svg:x="4.67953in" svg:y="11.10827in" svg:width="3.5878in" svg:height="0.58425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23">
      <draw:frame draw:id="id32" presentation:style-name="a226" draw:name="Titolo 1" svg:x="0.51736in" svg:y="0.57639in" svg:width="6.46875in" svg:height="2.09375in" presentation:class="title" presentation:placeholder="false">
        <draw:text-box>
          <text:p text:style-name="a225" text:class-names="" text:cond-style-name=""><text:span text:style-name="a224" text:class-names="">Fare clic per modificare lo stile del titolo</text:span></text:p>
        </draw:text-box>
        <svg:title/>
        <svg:desc/>
      </draw:frame>
      <draw:frame draw:id="id33" presentation:style-name="a230" draw:name="Segnaposto testo 2" svg:x="0.51736in" svg:y="2.65625in" svg:width="3.17188in" svg:height="1.30035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Fare clic per modificare stili del testo dello schema</text:span></text:p>
            </text:list-item>
          </text:list>
        </draw:text-box>
        <svg:title/>
        <svg:desc/>
      </draw:frame>
      <draw:frame draw:id="id34" presentation:style-name="a245" draw:name="Segnaposto contenuto 3" svg:x="0.51736in" svg:y="3.9566in" svg:width="3.17188in" svg:height="5.82118in" presentation:class="object" presentation:placeholder="false">
        <draw:text-box>
          <text:p text:style-name="a232" text:class-names="" text:cond-style-name=""><text:span text:style-name="a231" text:class-names="">Fare clic per modificare stili del testo dello schema</text:span></text:p>
          <text:list text:style-name="a235">
            <text:list-item>
              <text:list text:style-name="a235">
                <text:list-item>
                  <text:p text:style-name="a234" text:class-names="" text:cond-style-name=""><text:span text:style-name="a233" text:class-names="">Secondo livello</text:span></text:p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p text:style-name="a237" text:class-names="" text:cond-style-name=""><text:span text:style-name="a23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p text:style-name="a240" text:class-names="" text:cond-style-name=""><text:span text:style-name="a23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9" draw:name="Segnaposto testo 4" svg:x="3.79688in" svg:y="2.65625in" svg:width="3.18924in" svg:height="1.30035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Fare clic per modificare stili del testo dello schema</text:span></text:p>
            </text:list-item>
          </text:list>
        </draw:text-box>
        <svg:title/>
        <svg:desc/>
      </draw:frame>
      <draw:frame draw:id="id36" presentation:style-name="a264" draw:name="Segnaposto contenuto 5" svg:x="3.79688in" svg:y="3.9566in" svg:width="3.18924in" svg:height="5.82118in" presentation:class="object" presentation:placeholder="false">
        <draw:text-box>
          <text:p text:style-name="a251" text:class-names="" text:cond-style-name=""><text:span text:style-name="a250" text:class-names="">Fare clic per modificare stili del testo dello schema</text:span></text:p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o livello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8" draw:name="Segnaposto data 6" svg:x="0.51575in" svg:y="10.04094in" svg:width="1.68701in" svg:height="0.57638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3/24/2019</text:date></text:span></text:p>
        </draw:text-box>
        <svg:title/>
        <svg:desc/>
      </draw:frame>
      <draw:frame draw:id="id38" presentation:style-name="a271" draw:name="Segnaposto piè di pagina 7" svg:x="2.48425in" svg:y="10.04094in" svg:width="2.53071in" svg:height="0.57638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9" presentation:style-name="a274" draw:name="Segnaposto numero diapositiva 8" svg:x="5.29685in" svg:y="10.04094in" svg:width="1.68701in" svg:height="0.57638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5" presentation:style-name="a275" draw:name="Segnaposto immagine diapositiva 1">
          <svg:title/>
          <svg:desc/>
        </draw:page-thumbnail>
        <draw:frame draw:id="id6" presentation:style-name="a278" draw:name="Segnaposto note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Segnaposto intestazione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Segnaposto data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Segnaposto piè di pagina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Segnaposto numero diapositiva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92">
      <draw:frame draw:id="id40" presentation:style-name="a295" draw:name="Titolo 1" svg:x="0.3748in" svg:y="0.43189in" svg:width="6.74961in" svg:height="1.80866in" presentation:class="title" presentation:placeholder="false">
        <draw:text-box>
          <text:p text:style-name="a294" text:class-names="" text:cond-style-name=""><text:span text:style-name="a293" text:class-names="">Fare clic per modificare lo stile del titolo</text:span></text:p>
        </draw:text-box>
        <svg:title/>
        <svg:desc/>
      </draw:frame>
      <draw:frame draw:id="id41" presentation:style-name="a299" draw:name="Segnaposto data 2" svg:x="0.51575in" svg:y="10.04094in" svg:width="1.68701in" svg:height="0.57638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3/24/2019</text:date></text:span></text:p>
        </draw:text-box>
        <svg:title/>
        <svg:desc/>
      </draw:frame>
      <draw:frame draw:id="id42" presentation:style-name="a302" draw:name="Segnaposto piè di pagina 3" svg:x="2.48425in" svg:y="10.04094in" svg:width="2.53071in" svg:height="0.57638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3" presentation:style-name="a305" draw:name="Segnaposto numero diapositiva 4" svg:x="5.29685in" svg:y="10.04094in" svg:width="1.68701in" svg:height="0.57638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1.21063in" svg:y="0.88858in" svg:width="5.84567in" svg:height="4.38425in" presentation:class="page" draw:id="id5" presentation:style-name="a306" draw:name="Segnaposto immagine diapositiva 1">
          <svg:title/>
          <svg:desc/>
        </draw:page-thumbnail>
        <draw:frame draw:id="id6" presentation:style-name="a309" draw:name="Segnaposto note 2" svg:x="0.82677in" svg:y="5.55394in" svg:width="6.61378in" svg:height="5.26142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7" presentation:style-name="a312" draw:name="Segnaposto intestazione 3" svg:x="0in" svg:y="0in" svg:width="3.5878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8" presentation:style-name="a315" draw:name="Segnaposto data 4" svg:x="4.67953in" svg:y="0in" svg:width="3.5878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9" presentation:style-name="a318" draw:name="Segnaposto piè di pagina 5" svg:x="0in" svg:y="11.10827in" svg:width="3.5878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Segnaposto numero diapositiva 6" svg:x="4.67953in" svg:y="11.10827in" svg:width="3.5878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23">
      <draw:frame draw:id="id44" presentation:style-name="a327" draw:name="Segnaposto data 1" svg:x="0.51575in" svg:y="10.04094in" svg:width="1.68701in" svg:height="0.57638in" presentation:class="date-time" presentation:placeholder="false">
        <draw:text-box>
          <text:p text:style-name="a326" text:class-names="" text:cond-style-name=""><text:span text:style-name="a324" text:class-names=""><text:date text:fixed="false" style:data-style-name="a325">3/24/2019</text:date></text:span></text:p>
        </draw:text-box>
        <svg:title/>
        <svg:desc/>
      </draw:frame>
      <draw:frame draw:id="id45" presentation:style-name="a330" draw:name="Segnaposto piè di pagina 2" svg:x="2.48425in" svg:y="10.04094in" svg:width="2.53071in" svg:height="0.57638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46" presentation:style-name="a333" draw:name="Segnaposto numero diapositiva 3" svg:x="5.29685in" svg:y="10.04094in" svg:width="1.68701in" svg:height="0.57638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5" presentation:style-name="a334" draw:name="Segnaposto immagine diapositiva 1">
          <svg:title/>
          <svg:desc/>
        </draw:page-thumbnail>
        <draw:frame draw:id="id6" presentation:style-name="a337" draw:name="Segnaposto note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7" presentation:style-name="a340" draw:name="Segnaposto intestazione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3" draw:name="Segnaposto data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9" presentation:style-name="a346" draw:name="Segnaposto piè di pagina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0" presentation:style-name="a349" draw:name="Segnaposto numero diapositiva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51">
      <draw:frame draw:id="id47" presentation:style-name="a354" draw:name="Titolo 1" svg:x="0.51736in" svg:y="0.72222in" svg:width="2.4184in" svg:height="2.52778in" presentation:class="title" presentation:placeholder="false">
        <draw:text-box>
          <text:p text:style-name="a353" text:class-names="" text:cond-style-name=""><text:span text:style-name="a352" text:class-names="">Fare clic per modificare lo stile del titolo</text:span></text:p>
        </draw:text-box>
        <svg:title/>
        <svg:desc/>
      </draw:frame>
      <draw:frame draw:id="id48" presentation:style-name="a369" draw:name="Segnaposto contenuto 2" svg:x="3.18924in" svg:y="1.55903in" svg:width="3.79687in" svg:height="7.69965in" presentation:class="object" presentation:placeholder="false">
        <draw:text-box>
          <text:p text:style-name="a356" text:class-names="" text:cond-style-name=""><text:span text:style-name="a355" text:class-names="">Fare clic per modificare stili del testo dello schema</text:span></text:p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o livello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3" draw:name="Segnaposto testo 3" svg:x="0.51736in" svg:y="3.25in" svg:width="2.4184in" svg:height="6.02083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Fare clic per modificare stili del testo dello schema</text:span></text:p>
            </text:list-item>
          </text:list>
        </draw:text-box>
        <svg:title/>
        <svg:desc/>
      </draw:frame>
      <draw:frame draw:id="id50" presentation:style-name="a377" draw:name="Segnaposto data 4" svg:x="0.51575in" svg:y="10.04094in" svg:width="1.68701in" svg:height="0.57638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3/24/2019</text:date></text:span></text:p>
        </draw:text-box>
        <svg:title/>
        <svg:desc/>
      </draw:frame>
      <draw:frame draw:id="id51" presentation:style-name="a380" draw:name="Segnaposto piè di pagina 5" svg:x="2.48425in" svg:y="10.04094in" svg:width="2.53071in" svg:height="0.57638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2" presentation:style-name="a383" draw:name="Segnaposto numero diapositiva 6" svg:x="5.29685in" svg:y="10.04094in" svg:width="1.68701in" svg:height="0.57638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21063in" svg:y="0.88858in" svg:width="5.84567in" svg:height="4.38425in" presentation:class="page" draw:id="id5" presentation:style-name="a384" draw:name="Segnaposto immagine diapositiva 1">
          <svg:title/>
          <svg:desc/>
        </draw:page-thumbnail>
        <draw:frame draw:id="id6" presentation:style-name="a387" draw:name="Segnaposto note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7" presentation:style-name="a390" draw:name="Segnaposto intestazione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8" presentation:style-name="a393" draw:name="Segnaposto data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6" draw:name="Segnaposto piè di pagina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Segnaposto numero diapositiva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01">
      <draw:frame draw:id="id53" presentation:style-name="a404" draw:name="Titolo 1" svg:x="0.51736in" svg:y="0.72222in" svg:width="2.4184in" svg:height="2.52778in" presentation:class="title" presentation:placeholder="false">
        <draw:text-box>
          <text:p text:style-name="a403" text:class-names="" text:cond-style-name=""><text:span text:style-name="a402" text:class-names="">Fare clic per modificare lo stile del titolo</text:span></text:p>
        </draw:text-box>
        <svg:title/>
        <svg:desc/>
      </draw:frame>
      <draw:frame draw:id="id54" presentation:style-name="a407" draw:name="Segnaposto immagine 2" svg:x="3.18924in" svg:y="1.55903in" svg:width="3.79687in" svg:height="7.69965in" presentation:class="graphic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5" presentation:style-name="a411" draw:name="Segnaposto testo 3" svg:x="0.51736in" svg:y="3.25in" svg:width="2.4184in" svg:height="6.02083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Fare clic per modificare stili del testo dello schema</text:span></text:p>
            </text:list-item>
          </text:list>
        </draw:text-box>
        <svg:title/>
        <svg:desc/>
      </draw:frame>
      <draw:frame draw:id="id56" presentation:style-name="a415" draw:name="Segnaposto data 4" svg:x="0.51575in" svg:y="10.04094in" svg:width="1.68701in" svg:height="0.57638in" presentation:class="date-time" presentation:placeholder="false">
        <draw:text-box>
          <text:p text:style-name="a414" text:class-names="" text:cond-style-name=""><text:span text:style-name="a412" text:class-names=""><text:date text:fixed="false" style:data-style-name="a413">3/24/2019</text:date></text:span></text:p>
        </draw:text-box>
        <svg:title/>
        <svg:desc/>
      </draw:frame>
      <draw:frame draw:id="id57" presentation:style-name="a418" draw:name="Segnaposto piè di pagina 5" svg:x="2.48425in" svg:y="10.04094in" svg:width="2.53071in" svg:height="0.57638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8" presentation:style-name="a421" draw:name="Segnaposto numero diapositiva 6" svg:x="5.29685in" svg:y="10.04094in" svg:width="1.68701in" svg:height="0.57638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1.21063in" svg:y="0.88858in" svg:width="5.84567in" svg:height="4.38425in" presentation:class="page" draw:id="id5" presentation:style-name="a422" draw:name="Segnaposto immagine diapositiva 1">
          <svg:title/>
          <svg:desc/>
        </draw:page-thumbnail>
        <draw:frame draw:id="id6" presentation:style-name="a425" draw:name="Segnaposto note 2" svg:x="0.82677in" svg:y="5.55394in" svg:width="6.61378in" svg:height="5.26142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7" presentation:style-name="a428" draw:name="Segnaposto intestazione 3" svg:x="0in" svg:y="0in" svg:width="3.5878in" svg:height="0.5842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Segnaposto data 4" svg:x="4.67953in" svg:y="0in" svg:width="3.5878in" svg:height="0.5842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Segnaposto piè di pagina 5" svg:x="0in" svg:y="11.10827in" svg:width="3.5878in" svg:height="0.58425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Segnaposto numero diapositiva 6" svg:x="4.67953in" svg:y="11.10827in" svg:width="3.5878in" svg:height="0.58425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39">
      <draw:frame draw:id="id59" presentation:style-name="a442" draw:name="Titolo 1" svg:x="0.3748in" svg:y="0.43189in" svg:width="6.74961in" svg:height="1.80866in" presentation:class="title" presentation:placeholder="false">
        <draw:text-box>
          <text:p text:style-name="a441" text:class-names="" text:cond-style-name=""><text:span text:style-name="a440" text:class-names="">Fare clic per modificare lo stile del titolo</text:span></text:p>
        </draw:text-box>
        <svg:title/>
        <svg:desc/>
      </draw:frame>
      <draw:frame draw:id="id60" presentation:style-name="a458" draw:name="Segnaposto testo verticale 2" svg:x="0.3748in" svg:y="2.53465in" svg:width="6.74961in" svg:height="6.28268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Fare clic per modificare stili del testo dello schema</text:span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Secondo livello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p text:style-name="a453" text:class-names="" text:cond-style-name=""><text:span text:style-name="a45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2" draw:name="Segnaposto data 3" svg:x="0.51575in" svg:y="10.04094in" svg:width="1.68701in" svg:height="0.57638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3/24/2019</text:date></text:span></text:p>
        </draw:text-box>
        <svg:title/>
        <svg:desc/>
      </draw:frame>
      <draw:frame draw:id="id62" presentation:style-name="a465" draw:name="Segnaposto piè di pagina 4" svg:x="2.48425in" svg:y="10.04094in" svg:width="2.53071in" svg:height="0.57638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3" presentation:style-name="a468" draw:name="Segnaposto numero diapositiva 5" svg:x="5.29685in" svg:y="10.04094in" svg:width="1.68701in" svg:height="0.57638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page-thumbnail svg:x="1.21063in" svg:y="0.88858in" svg:width="5.84567in" svg:height="4.38425in" presentation:class="page" draw:id="id5" presentation:style-name="a469" draw:name="Segnaposto immagine diapositiva 1">
          <svg:title/>
          <svg:desc/>
        </draw:page-thumbnail>
        <draw:frame draw:id="id6" presentation:style-name="a472" draw:name="Segnaposto note 2" svg:x="0.82677in" svg:y="5.55394in" svg:width="6.61378in" svg:height="5.26142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7" presentation:style-name="a475" draw:name="Segnaposto intestazione 3" svg:x="0in" svg:y="0in" svg:width="3.5878in" svg:height="0.58425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8" presentation:style-name="a478" draw:name="Segnaposto data 4" svg:x="4.67953in" svg:y="0in" svg:width="3.5878in" svg:height="0.58425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9" presentation:style-name="a481" draw:name="Segnaposto piè di pagina 5" svg:x="0in" svg:y="11.10827in" svg:width="3.5878in" svg:height="0.58425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0" presentation:style-name="a484" draw:name="Segnaposto numero diapositiva 6" svg:x="4.67953in" svg:y="11.10827in" svg:width="3.5878in" svg:height="0.58425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86">
      <draw:frame draw:id="id64" presentation:style-name="a489" draw:name="Titolo verticale 1" svg:x="5.4375in" svg:y="0.43229in" svg:width="1.6875in" svg:height="8.38542in" presentation:class="title" presentation:placeholder="false">
        <draw:text-box>
          <text:p text:style-name="a488" text:class-names="" text:cond-style-name=""><text:span text:style-name="a487" text:class-names="">Fare clic per modificare lo stile del titolo</text:span></text:p>
        </draw:text-box>
        <svg:title/>
        <svg:desc/>
      </draw:frame>
      <draw:frame draw:id="id65" presentation:style-name="a505" draw:name="Segnaposto testo verticale 2" svg:x="0.375in" svg:y="0.43229in" svg:width="4.89583in" svg:height="8.38542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Fare clic per modificare stili del testo dello schema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Secondo livello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9" draw:name="Segnaposto data 3" svg:x="0.51575in" svg:y="10.04094in" svg:width="1.68701in" svg:height="0.5763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3/24/2019</text:date></text:span></text:p>
        </draw:text-box>
        <svg:title/>
        <svg:desc/>
      </draw:frame>
      <draw:frame draw:id="id67" presentation:style-name="a512" draw:name="Segnaposto piè di pagina 4" svg:x="2.48425in" svg:y="10.04094in" svg:width="2.53071in" svg:height="0.5763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68" presentation:style-name="a515" draw:name="Segnaposto numero diapositiva 5" svg:x="5.29685in" svg:y="10.04094in" svg:width="1.68701in" svg:height="0.5763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page-thumbnail svg:x="1.21063in" svg:y="0.88858in" svg:width="5.84567in" svg:height="4.38425in" presentation:class="page" draw:id="id5" presentation:style-name="a516" draw:name="Segnaposto immagine diapositiva 1">
          <svg:title/>
          <svg:desc/>
        </draw:page-thumbnail>
        <draw:frame draw:id="id6" presentation:style-name="a519" draw:name="Segnaposto note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Segnaposto intestazione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Segnaposto data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Segnaposto piè di pagina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egnaposto numero diapositiva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Vuota_" style:page-layout-name="pageLayout1" draw:style-name="a533">
      <draw:frame draw:id="id69" presentation:style-name="a537" draw:name="Date Placeholder 1" svg:x="0.51575in" svg:y="10.04094in" svg:width="1.68701in" svg:height="0.57638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3/24/2019</text:date></text:span></text:p>
        </draw:text-box>
        <svg:title/>
        <svg:desc/>
      </draw:frame>
      <draw:frame draw:id="id70" presentation:style-name="a540" draw:name="Footer Placeholder 2" svg:x="2.48425in" svg:y="10.04094in" svg:width="2.53071in" svg:height="0.57638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71" presentation:style-name="a543" draw:name="Slide Number Placeholder 3" svg:x="5.29685in" svg:y="10.04094in" svg:width="1.68701in" svg:height="0.57638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/></text:span></text:p>
        </draw:text-box>
        <svg:title/>
        <svg:desc/>
      </draw:frame>
      <draw:frame draw:id="id72" presentation:style-name="a546" draw:name="Segnaposto titolo 4" svg:x="0.3748in" svg:y="0.43189in" svg:width="6.74961in" svg:height="1.80866in" presentation:class="titl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3" presentation:style-name="a562" draw:name="Segnaposto testo 5" svg:x="0.3748in" svg:y="2.53465in" svg:width="6.74961in" svg:height="6.28268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Fare clic per modificare stili del testo dello schema</text:span></text:p>
            </text:list-item>
          </text:list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Secondo livello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79">
        <draw:page-thumbnail svg:x="1.21063in" svg:y="0.88858in" svg:width="5.84567in" svg:height="4.38425in" presentation:class="page" draw:id="id5" presentation:style-name="a563" draw:name="Segnaposto immagine diapositiva 1">
          <svg:title/>
          <svg:desc/>
        </draw:page-thumbnail>
        <draw:frame draw:id="id6" presentation:style-name="a566" draw:name="Segnaposto note 2" svg:x="0.82677in" svg:y="5.55394in" svg:width="6.61378in" svg:height="5.26142in" presentation:class="notes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7" presentation:style-name="a569" draw:name="Segnaposto intestazione 3" svg:x="0in" svg:y="0in" svg:width="3.5878in" svg:height="0.58425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8" presentation:style-name="a572" draw:name="Segnaposto data 4" svg:x="4.67953in" svg:y="0in" svg:width="3.5878in" svg:height="0.58425in" presentation:class="date-time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9" presentation:style-name="a575" draw:name="Segnaposto piè di pagina 5" svg:x="0in" svg:y="11.10827in" svg:width="3.5878in" svg:height="0.58425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0" presentation:style-name="a578" draw:name="Segnaposto numero diapositiva 6" svg:x="4.67953in" svg:y="11.10827in" svg:width="3.5878in" svg:height="0.58425in" presentation:class="page-number" presentation:placeholder="false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580">
      <draw:frame draw:id="id74" presentation:style-name="a583" draw:name="Titolo 1" svg:x="0.9375in" svg:y="1.77257in" svg:width="5.625in" svg:height="3.77257in" presentation:class="title" presentation:placeholder="false">
        <draw:text-box>
          <text:p text:style-name="a582" text:class-names="" text:cond-style-name=""><text:span text:style-name="a581" text:class-names="">Fare clic per modificare lo stile del titolo</text:span></text:p>
        </draw:text-box>
        <svg:title/>
        <svg:desc/>
      </draw:frame>
      <draw:frame draw:id="id75" presentation:style-name="a586" draw:name="Sottotitolo 2" svg:x="0.9375in" svg:y="5.68924in" svg:width="5.625in" svg:height="2.61632in" presentation:class="subtitle" presentation:placeholder="false">
        <draw:text-box>
          <text:p text:style-name="a585" text:class-names="" text:cond-style-name=""><text:span text:style-name="a584" text:class-names="">Fare clic per modificare lo stile del sottotitolo dello schema</text:span></text:p>
        </draw:text-box>
        <svg:title/>
        <svg:desc/>
      </draw:frame>
      <draw:frame draw:id="id76" presentation:style-name="a590" draw:name="Segnaposto data 3" svg:x="0.51575in" svg:y="10.04094in" svg:width="1.68701in" svg:height="0.57638in" presentation:class="date-time" presentation:placeholder="false">
        <draw:text-box>
          <text:p text:style-name="a589" text:class-names="" text:cond-style-name=""><text:span text:style-name="a587" text:class-names=""><text:date text:fixed="false" style:data-style-name="a588">3/24/2019</text:date></text:span></text:p>
        </draw:text-box>
        <svg:title/>
        <svg:desc/>
      </draw:frame>
      <draw:frame draw:id="id77" presentation:style-name="a593" draw:name="Segnaposto piè di pagina 4" svg:x="2.48425in" svg:y="10.04094in" svg:width="2.53071in" svg:height="0.57638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78" presentation:style-name="a596" draw:name="Segnaposto numero diapositiva 5" svg:x="5.29685in" svg:y="10.04094in" svg:width="1.68701in" svg:height="0.57638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page-thumbnail svg:x="1.21063in" svg:y="0.88858in" svg:width="5.84567in" svg:height="4.38425in" presentation:class="page" draw:id="id5" presentation:style-name="a597" draw:name="Segnaposto immagine diapositiva 1">
          <svg:title/>
          <svg:desc/>
        </draw:page-thumbnail>
        <draw:frame draw:id="id6" presentation:style-name="a600" draw:name="Segnaposto note 2" svg:x="0.82677in" svg:y="5.55394in" svg:width="6.61378in" svg:height="5.26142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7" presentation:style-name="a603" draw:name="Segnaposto intestazione 3" svg:x="0in" svg:y="0in" svg:width="3.5878in" svg:height="0.5842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8" presentation:style-name="a606" draw:name="Segnaposto data 4" svg:x="4.67953in" svg:y="0in" svg:width="3.5878in" svg:height="0.58425in" presentation:class="date-time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09" draw:name="Segnaposto piè di pagina 5" svg:x="0in" svg:y="11.10827in" svg:width="3.5878in" svg:height="0.5842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2" draw:name="Segnaposto numero diapositiva 6" svg:x="4.67953in" svg:y="11.10827in" svg:width="3.5878in" svg:height="0.58425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614">
      <draw:frame draw:id="id79" presentation:style-name="a617" draw:name="Titolo 1" svg:x="0.3748in" svg:y="0.43189in" svg:width="6.74961in" svg:height="1.80866in" presentation:class="title" presentation:placeholder="false">
        <draw:text-box>
          <text:p text:style-name="a616" text:class-names="" text:cond-style-name=""><text:span text:style-name="a615" text:class-names="">Fare clic per modificare lo stile del titolo</text:span></text:p>
        </draw:text-box>
        <svg:title/>
        <svg:desc/>
      </draw:frame>
      <draw:frame draw:id="id80" presentation:style-name="a632" draw:name="Segnaposto contenuto 2" svg:x="0.3748in" svg:y="2.53465in" svg:width="6.74961in" svg:height="6.28268in" presentation:class="object" presentation:placeholder="false">
        <draw:text-box>
          <text:p text:style-name="a619" text:class-names="" text:cond-style-name=""><text:span text:style-name="a618" text:class-names="">Fare clic per modificare stili del testo dello schema</text:span></text:p>
          <text:list text:style-name="a622">
            <text:list-item>
              <text:list text:style-name="a622">
                <text:list-item>
                  <text:p text:style-name="a621" text:class-names="" text:cond-style-name=""><text:span text:style-name="a620" text:class-names="">Secondo livello</text:span></text:p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p text:style-name="a624" text:class-names="" text:cond-style-name=""><text:span text:style-name="a6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p text:style-name="a627" text:class-names="" text:cond-style-name=""><text:span text:style-name="a6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list text:style-name="a631">
                            <text:list-item>
                              <text:p text:style-name="a630" text:class-names="" text:cond-style-name=""><text:span text:style-name="a62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6" draw:name="Segnaposto data 3" svg:x="0.51575in" svg:y="10.04094in" svg:width="1.68701in" svg:height="0.57638in" presentation:class="date-time" presentation:placeholder="false">
        <draw:text-box>
          <text:p text:style-name="a635" text:class-names="" text:cond-style-name=""><text:span text:style-name="a633" text:class-names=""><text:date text:fixed="false" style:data-style-name="a634">3/24/2019</text:date></text:span></text:p>
        </draw:text-box>
        <svg:title/>
        <svg:desc/>
      </draw:frame>
      <draw:frame draw:id="id82" presentation:style-name="a639" draw:name="Segnaposto piè di pagina 4" svg:x="2.48425in" svg:y="10.04094in" svg:width="2.53071in" svg:height="0.57638in" presentation:class="footer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83" presentation:style-name="a642" draw:name="Segnaposto numero diapositiva 5" svg:x="5.29685in" svg:y="10.04094in" svg:width="1.68701in" svg:height="0.57638in" presentation:class="page-number" presentation:placeholder="false">
        <draw:text-box>
          <text:p text:style-name="a641" text:class-names="" text:cond-style-name=""><text:span text:style-name="a640" text:class-names=""><text:page-number style:num-format="1" text:fixed="false"/></text:span></text:p>
        </draw:text-box>
        <svg:title/>
        <svg:desc/>
      </draw:frame>
      <presentation:notes style:page-layout-name="pageLayout2" draw:style-name="a659">
        <draw:page-thumbnail svg:x="1.21063in" svg:y="0.88858in" svg:width="5.84567in" svg:height="4.38425in" presentation:class="page" draw:id="id5" presentation:style-name="a643" draw:name="Segnaposto immagine diapositiva 1">
          <svg:title/>
          <svg:desc/>
        </draw:page-thumbnail>
        <draw:frame draw:id="id6" presentation:style-name="a646" draw:name="Segnaposto note 2" svg:x="0.82677in" svg:y="5.55394in" svg:width="6.61378in" svg:height="5.26142in" presentation:class="notes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49" draw:name="Segnaposto intestazione 3" svg:x="0in" svg:y="0in" svg:width="3.5878in" svg:height="0.5842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Segnaposto data 4" svg:x="4.67953in" svg:y="0in" svg:width="3.5878in" svg:height="0.58425in" presentation:class="date-time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Segnaposto piè di pagina 5" svg:x="0in" svg:y="11.10827in" svg:width="3.5878in" svg:height="0.58425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Segnaposto numero diapositiva 6" svg:x="4.67953in" svg:y="11.10827in" svg:width="3.5878in" svg:height="0.58425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660">
      <draw:frame draw:id="id84" presentation:style-name="a663" draw:name="Titolo 1" svg:x="0.51215in" svg:y="2.70139in" svg:width="6.46875in" svg:height="4.50521in" presentation:class="title" presentation:placeholder="false">
        <draw:text-box>
          <text:p text:style-name="a662" text:class-names="" text:cond-style-name=""><text:span text:style-name="a661" text:class-names="">Fare clic per modificare lo stile del titolo</text:span></text:p>
        </draw:text-box>
        <svg:title/>
        <svg:desc/>
      </draw:frame>
      <draw:frame draw:id="id85" presentation:style-name="a667" draw:name="Segnaposto testo 2" svg:x="0.51215in" svg:y="7.25in" svg:width="6.46875in" svg:height="2.36979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Fare clic per modificare stili del testo dello schema</text:span></text:p>
            </text:list-item>
          </text:list>
        </draw:text-box>
        <svg:title/>
        <svg:desc/>
      </draw:frame>
      <draw:frame draw:id="id86" presentation:style-name="a671" draw:name="Segnaposto data 3" svg:x="0.51575in" svg:y="10.04094in" svg:width="1.68701in" svg:height="0.57638in" presentation:class="date-time" presentation:placeholder="false">
        <draw:text-box>
          <text:p text:style-name="a670" text:class-names="" text:cond-style-name=""><text:span text:style-name="a668" text:class-names=""><text:date text:fixed="false" style:data-style-name="a669">3/24/2019</text:date></text:span></text:p>
        </draw:text-box>
        <svg:title/>
        <svg:desc/>
      </draw:frame>
      <draw:frame draw:id="id87" presentation:style-name="a674" draw:name="Segnaposto piè di pagina 4" svg:x="2.48425in" svg:y="10.04094in" svg:width="2.53071in" svg:height="0.57638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8" presentation:style-name="a677" draw:name="Segnaposto numero diapositiva 5" svg:x="5.29685in" svg:y="10.04094in" svg:width="1.68701in" svg:height="0.57638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page-thumbnail svg:x="1.21063in" svg:y="0.88858in" svg:width="5.84567in" svg:height="4.38425in" presentation:class="page" draw:id="id5" presentation:style-name="a678" draw:name="Segnaposto immagine diapositiva 1">
          <svg:title/>
          <svg:desc/>
        </draw:page-thumbnail>
        <draw:frame draw:id="id6" presentation:style-name="a681" draw:name="Segnaposto note 2" svg:x="0.82677in" svg:y="5.55394in" svg:width="6.61378in" svg:height="5.26142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7" presentation:style-name="a684" draw:name="Segnaposto intestazione 3" svg:x="0in" svg:y="0in" svg:width="3.5878in" svg:height="0.58425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8" presentation:style-name="a687" draw:name="Segnaposto data 4" svg:x="4.67953in" svg:y="0in" svg:width="3.5878in" svg:height="0.58425in" presentation:class="date-time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0" draw:name="Segnaposto piè di pagina 5" svg:x="0in" svg:y="11.10827in" svg:width="3.5878in" svg:height="0.5842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egnaposto numero diapositiva 6" svg:x="4.67953in" svg:y="11.10827in" svg:width="3.5878in" svg:height="0.5842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695">
      <draw:frame draw:id="id89" presentation:style-name="a698" draw:name="Titolo 1" svg:x="0.3748in" svg:y="0.43189in" svg:width="6.74961in" svg:height="1.80866in" presentation:class="title" presentation:placeholder="false">
        <draw:text-box>
          <text:p text:style-name="a697" text:class-names="" text:cond-style-name=""><text:span text:style-name="a696" text:class-names="">Fare clic per modificare lo stile del titolo</text:span></text:p>
        </draw:text-box>
        <svg:title/>
        <svg:desc/>
      </draw:frame>
      <draw:frame draw:id="id90" presentation:style-name="a713" draw:name="Segnaposto contenuto 2" svg:x="0.375in" svg:y="2.53472in" svg:width="3.29167in" svg:height="6.28299in" presentation:class="object" presentation:placeholder="false">
        <draw:text-box>
          <text:p text:style-name="a700" text:class-names="" text:cond-style-name=""><text:span text:style-name="a699" text:class-names="">Fare clic per modificare stili del testo dello schema</text:span></text:p>
          <text:list text:style-name="a703">
            <text:list-item>
              <text:list text:style-name="a703">
                <text:list-item>
                  <text:p text:style-name="a702" text:class-names="" text:cond-style-name=""><text:span text:style-name="a701" text:class-names="">Secondo livello</text:span></text:p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p text:style-name="a705" text:class-names="" text:cond-style-name=""><text:span text:style-name="a70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p text:style-name="a708" text:class-names="" text:cond-style-name=""><text:span text:style-name="a70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list text:style-name="a712">
                        <text:list-item>
                          <text:list text:style-name="a712">
                            <text:list-item>
                              <text:p text:style-name="a711" text:class-names="" text:cond-style-name=""><text:span text:style-name="a71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8" draw:name="Segnaposto contenuto 3" svg:x="3.83333in" svg:y="2.53472in" svg:width="3.29167in" svg:height="6.28299in" presentation:class="object" presentation:placeholder="false">
        <draw:text-box>
          <text:p text:style-name="a715" text:class-names="" text:cond-style-name=""><text:span text:style-name="a714" text:class-names="">Fare clic per modificare stili del testo dello schema</text:span></text:p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Secondo livello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list text:style-name="a727">
                            <text:list-item>
                              <text:p text:style-name="a726" text:class-names="" text:cond-style-name=""><text:span text:style-name="a72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2" draw:name="Segnaposto data 4" svg:x="0.51575in" svg:y="10.04094in" svg:width="1.68701in" svg:height="0.57638in" presentation:class="date-time" presentation:placeholder="false">
        <draw:text-box>
          <text:p text:style-name="a731" text:class-names="" text:cond-style-name=""><text:span text:style-name="a729" text:class-names=""><text:date text:fixed="false" style:data-style-name="a730">3/24/2019</text:date></text:span></text:p>
        </draw:text-box>
        <svg:title/>
        <svg:desc/>
      </draw:frame>
      <draw:frame draw:id="id93" presentation:style-name="a735" draw:name="Segnaposto piè di pagina 5" svg:x="2.48425in" svg:y="10.04094in" svg:width="2.53071in" svg:height="0.57638in" presentation:class="footer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94" presentation:style-name="a738" draw:name="Segnaposto numero diapositiva 6" svg:x="5.29685in" svg:y="10.04094in" svg:width="1.68701in" svg:height="0.57638in" presentation:class="page-number" presentation:placeholder="false">
        <draw:text-box>
          <text:p text:style-name="a737" text:class-names="" text:cond-style-name=""><text:span text:style-name="a736" text:class-names=""><text:page-number style:num-format="1" text:fixed="false"/></text:span></text:p>
        </draw:text-box>
        <svg:title/>
        <svg:desc/>
      </draw:frame>
      <presentation:notes style:page-layout-name="pageLayout2" draw:style-name="a755">
        <draw:page-thumbnail svg:x="1.21063in" svg:y="0.88858in" svg:width="5.84567in" svg:height="4.38425in" presentation:class="page" draw:id="id5" presentation:style-name="a739" draw:name="Segnaposto immagine diapositiva 1">
          <svg:title/>
          <svg:desc/>
        </draw:page-thumbnail>
        <draw:frame draw:id="id6" presentation:style-name="a742" draw:name="Segnaposto note 2" svg:x="0.82677in" svg:y="5.55394in" svg:width="6.61378in" svg:height="5.26142in" presentation:class="notes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5" draw:name="Segnaposto intestazione 3" svg:x="0in" svg:y="0in" svg:width="3.5878in" svg:height="0.5842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8" presentation:style-name="a748" draw:name="Segnaposto data 4" svg:x="4.67953in" svg:y="0in" svg:width="3.5878in" svg:height="0.58425in" presentation:class="date-time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1" draw:name="Segnaposto piè di pagina 5" svg:x="0in" svg:y="11.10827in" svg:width="3.5878in" svg:height="0.58425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4" draw:name="Segnaposto numero diapositiva 6" svg:x="4.67953in" svg:y="11.10827in" svg:width="3.5878in" svg:height="0.58425in" presentation:class="page-number" presentation:placeholder="false">
          <draw:text-box>
            <text:p text:style-name="a753" text:class-names="" text:cond-style-name=""><text:span text:style-name="a7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756">
      <draw:frame draw:id="id95" presentation:style-name="a759" draw:name="Titolo 1" svg:x="0.51736in" svg:y="0.57639in" svg:width="6.46875in" svg:height="2.09375in" presentation:class="title" presentation:placeholder="false">
        <draw:text-box>
          <text:p text:style-name="a758" text:class-names="" text:cond-style-name=""><text:span text:style-name="a757" text:class-names="">Fare clic per modificare lo stile del titolo</text:span></text:p>
        </draw:text-box>
        <svg:title/>
        <svg:desc/>
      </draw:frame>
      <draw:frame draw:id="id96" presentation:style-name="a763" draw:name="Segnaposto testo 2" svg:x="0.51736in" svg:y="2.65625in" svg:width="3.17188in" svg:height="1.30035in" presentation:class="outline" presentation:placeholder="false">
        <draw:text-box>
          <text:list text:style-name="a762">
            <text:list-item>
              <text:p text:style-name="a761" text:class-names="" text:cond-style-name=""><text:span text:style-name="a760" text:class-names="">Fare clic per modificare stili del testo dello schema</text:span></text:p>
            </text:list-item>
          </text:list>
        </draw:text-box>
        <svg:title/>
        <svg:desc/>
      </draw:frame>
      <draw:frame draw:id="id97" presentation:style-name="a778" draw:name="Segnaposto contenuto 3" svg:x="0.51736in" svg:y="3.9566in" svg:width="3.17188in" svg:height="5.82118in" presentation:class="object" presentation:placeholder="false">
        <draw:text-box>
          <text:p text:style-name="a765" text:class-names="" text:cond-style-name=""><text:span text:style-name="a764" text:class-names="">Fare clic per modificare stili del testo dello schema</text:span></text:p>
          <text:list text:style-name="a768">
            <text:list-item>
              <text:list text:style-name="a768">
                <text:list-item>
                  <text:p text:style-name="a767" text:class-names="" text:cond-style-name=""><text:span text:style-name="a766" text:class-names="">Secondo livello</text:span></text:p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p text:style-name="a770" text:class-names="" text:cond-style-name=""><text:span text:style-name="a76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p text:style-name="a773" text:class-names="" text:cond-style-name=""><text:span text:style-name="a77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Segnaposto testo 4" svg:x="3.79688in" svg:y="2.65625in" svg:width="3.18924in" svg:height="1.30035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Fare clic per modificare stili del testo dello schema</text:span></text:p>
            </text:list-item>
          </text:list>
        </draw:text-box>
        <svg:title/>
        <svg:desc/>
      </draw:frame>
      <draw:frame draw:id="id99" presentation:style-name="a797" draw:name="Segnaposto contenuto 5" svg:x="3.79688in" svg:y="3.9566in" svg:width="3.18924in" svg:height="5.82118in" presentation:class="object" presentation:placeholder="false">
        <draw:text-box>
          <text:p text:style-name="a784" text:class-names="" text:cond-style-name=""><text:span text:style-name="a783" text:class-names="">Fare clic per modificare stili del testo dello schema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condo livello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list text:style-name="a796">
                            <text:list-item>
                              <text:p text:style-name="a795" text:class-names="" text:cond-style-name=""><text:span text:style-name="a79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Segnaposto data 6" svg:x="0.51575in" svg:y="10.04094in" svg:width="1.68701in" svg:height="0.57638in" presentation:class="date-time" presentation:placeholder="false">
        <draw:text-box>
          <text:p text:style-name="a800" text:class-names="" text:cond-style-name=""><text:span text:style-name="a798" text:class-names=""><text:date text:fixed="false" style:data-style-name="a799">3/24/2019</text:date></text:span></text:p>
        </draw:text-box>
        <svg:title/>
        <svg:desc/>
      </draw:frame>
      <draw:frame draw:id="id101" presentation:style-name="a804" draw:name="Segnaposto piè di pagina 7" svg:x="2.48425in" svg:y="10.04094in" svg:width="2.53071in" svg:height="0.5763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Segnaposto numero diapositiva 8" svg:x="5.29685in" svg:y="10.04094in" svg:width="1.68701in" svg:height="0.5763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Segnaposto immagine diapositiva 1">
          <svg:title/>
          <svg:desc/>
        </draw:page-thumbnail>
        <draw:frame draw:id="id6" presentation:style-name="a811" draw:name="Segnaposto note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Segnaposto intestazione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Segnaposto dat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Segnaposto piè di pa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Segnaposto numero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825">
      <draw:frame draw:id="id103" presentation:style-name="a828" draw:name="Titolo 1" svg:x="0.3748in" svg:y="0.43189in" svg:width="6.74961in" svg:height="1.80866in" presentation:class="title" presentation:placeholder="false">
        <draw:text-box>
          <text:p text:style-name="a827" text:class-names="" text:cond-style-name=""><text:span text:style-name="a826" text:class-names="">Fare clic per modificare lo stile del titolo</text:span></text:p>
        </draw:text-box>
        <svg:title/>
        <svg:desc/>
      </draw:frame>
      <draw:frame draw:id="id104" presentation:style-name="a832" draw:name="Segnaposto data 2" svg:x="0.51575in" svg:y="10.04094in" svg:width="1.68701in" svg:height="0.57638in" presentation:class="date-time" presentation:placeholder="false">
        <draw:text-box>
          <text:p text:style-name="a831" text:class-names="" text:cond-style-name=""><text:span text:style-name="a829" text:class-names=""><text:date text:fixed="false" style:data-style-name="a830">3/24/2019</text:date></text:span></text:p>
        </draw:text-box>
        <svg:title/>
        <svg:desc/>
      </draw:frame>
      <draw:frame draw:id="id105" presentation:style-name="a835" draw:name="Segnaposto piè di pagina 3" svg:x="2.48425in" svg:y="10.04094in" svg:width="2.53071in" svg:height="0.5763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Segnaposto numero diapositiva 4" svg:x="5.29685in" svg:y="10.04094in" svg:width="1.68701in" svg:height="0.5763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Segnaposto immagine diapositiva 1">
          <svg:title/>
          <svg:desc/>
        </draw:page-thumbnail>
        <draw:frame draw:id="id6" presentation:style-name="a842" draw:name="Segnaposto note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Segnaposto intestazione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Segnaposto dat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Segnaposto piè di pa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Segnaposto numero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856">
      <draw:frame draw:id="id107" presentation:style-name="a860" draw:name="Segnaposto data 1" svg:x="0.51575in" svg:y="10.04094in" svg:width="1.68701in" svg:height="0.57638in" presentation:class="date-time" presentation:placeholder="false">
        <draw:text-box>
          <text:p text:style-name="a859" text:class-names="" text:cond-style-name=""><text:span text:style-name="a857" text:class-names=""><text:date text:fixed="false" style:data-style-name="a858">3/24/2019</text:date></text:span></text:p>
        </draw:text-box>
        <svg:title/>
        <svg:desc/>
      </draw:frame>
      <draw:frame draw:id="id108" presentation:style-name="a863" draw:name="Segnaposto piè di pagina 2" svg:x="2.48425in" svg:y="10.04094in" svg:width="2.53071in" svg:height="0.57638in" presentation:class="footer" presentation:placeholder="false">
        <draw:text-box>
          <text:p text:style-name="a862" text:class-names="" text:cond-style-name=""><text:span text:style-name="a861" text:class-names=""/></text:p>
        </draw:text-box>
        <svg:title/>
        <svg:desc/>
      </draw:frame>
      <draw:frame draw:id="id109" presentation:style-name="a866" draw:name="Segnaposto numero diapositiva 3" svg:x="5.29685in" svg:y="10.04094in" svg:width="1.68701in" svg:height="0.57638in" presentation:class="page-number" presentation:placeholder="false">
        <draw:text-box>
          <text:p text:style-name="a865" text:class-names="" text:cond-style-name=""><text:span text:style-name="a864" text:class-names=""><text:page-number style:num-format="1" text:fixed="false"/></text:span></text:p>
        </draw:text-box>
        <svg:title/>
        <svg:desc/>
      </draw:frame>
      <presentation:notes style:page-layout-name="pageLayout2" draw:style-name="a883">
        <draw:page-thumbnail svg:x="1.21063in" svg:y="0.88858in" svg:width="5.84567in" svg:height="4.38425in" presentation:class="page" draw:id="id5" presentation:style-name="a867" draw:name="Segnaposto immagine diapositiva 1">
          <svg:title/>
          <svg:desc/>
        </draw:page-thumbnail>
        <draw:frame draw:id="id6" presentation:style-name="a870" draw:name="Segnaposto note 2" svg:x="0.82677in" svg:y="5.55394in" svg:width="6.61378in" svg:height="5.26142in" presentation:class="notes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7" presentation:style-name="a873" draw:name="Segnaposto intestazione 3" svg:x="0in" svg:y="0in" svg:width="3.5878in" svg:height="0.58425in" presentation:class="head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8" presentation:style-name="a876" draw:name="Segnaposto data 4" svg:x="4.67953in" svg:y="0in" svg:width="3.5878in" svg:height="0.58425in" presentation:class="date-time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9" presentation:style-name="a879" draw:name="Segnaposto piè di pagina 5" svg:x="0in" svg:y="11.10827in" svg:width="3.5878in" svg:height="0.58425in" presentation:class="foot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0" presentation:style-name="a882" draw:name="Segnaposto numero diapositiva 6" svg:x="4.67953in" svg:y="11.10827in" svg:width="3.5878in" svg:height="0.58425in" presentation:class="page-number" presentation:placeholder="false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884">
      <draw:frame draw:id="id110" presentation:style-name="a887" draw:name="Titolo 1" svg:x="0.51736in" svg:y="0.72222in" svg:width="2.4184in" svg:height="2.52778in" presentation:class="title" presentation:placeholder="false">
        <draw:text-box>
          <text:p text:style-name="a886" text:class-names="" text:cond-style-name=""><text:span text:style-name="a885" text:class-names="">Fare clic per modificare lo stile del titolo</text:span></text:p>
        </draw:text-box>
        <svg:title/>
        <svg:desc/>
      </draw:frame>
      <draw:frame draw:id="id111" presentation:style-name="a902" draw:name="Segnaposto contenuto 2" svg:x="3.18924in" svg:y="1.55903in" svg:width="3.79687in" svg:height="7.69965in" presentation:class="object" presentation:placeholder="false">
        <draw:text-box>
          <text:p text:style-name="a889" text:class-names="" text:cond-style-name=""><text:span text:style-name="a888" text:class-names="">Fare clic per modificare stili del testo dello schema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condo livello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1">
            <text:list-item>
              <text:list text:style-name="a901">
                <text:list-item>
                  <text:list text:style-name="a901">
                    <text:list-item>
                      <text:list text:style-name="a901">
                        <text:list-item>
                          <text:list text:style-name="a901">
                            <text:list-item>
                              <text:p text:style-name="a900" text:class-names="" text:cond-style-name=""><text:span text:style-name="a89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6" draw:name="Segnaposto testo 3" svg:x="0.51736in" svg:y="3.25in" svg:width="2.4184in" svg:height="6.02083in" presentation:class="outline" presentation:placeholder="false">
        <draw:text-box>
          <text:list text:style-name="a905">
            <text:list-item>
              <text:p text:style-name="a904" text:class-names="" text:cond-style-name=""><text:span text:style-name="a903" text:class-names="">Fare clic per modificare stili del testo dello schema</text:span></text:p>
            </text:list-item>
          </text:list>
        </draw:text-box>
        <svg:title/>
        <svg:desc/>
      </draw:frame>
      <draw:frame draw:id="id113" presentation:style-name="a910" draw:name="Segnaposto data 4" svg:x="0.51575in" svg:y="10.04094in" svg:width="1.68701in" svg:height="0.57638in" presentation:class="date-time" presentation:placeholder="false">
        <draw:text-box>
          <text:p text:style-name="a909" text:class-names="" text:cond-style-name=""><text:span text:style-name="a907" text:class-names=""><text:date text:fixed="false" style:data-style-name="a908">3/24/2019</text:date></text:span></text:p>
        </draw:text-box>
        <svg:title/>
        <svg:desc/>
      </draw:frame>
      <draw:frame draw:id="id114" presentation:style-name="a913" draw:name="Segnaposto piè di pagina 5" svg:x="2.48425in" svg:y="10.04094in" svg:width="2.53071in" svg:height="0.5763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Segnaposto numero diapositiva 6" svg:x="5.29685in" svg:y="10.04094in" svg:width="1.68701in" svg:height="0.5763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Segnaposto immagine diapositiva 1">
          <svg:title/>
          <svg:desc/>
        </draw:page-thumbnail>
        <draw:frame draw:id="id6" presentation:style-name="a920" draw:name="Segnaposto note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Segnaposto intestazione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Segnaposto dat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Segnaposto piè di pa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Segnaposto numero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934">
      <draw:frame draw:id="id116" presentation:style-name="a937" draw:name="Titolo 1" svg:x="0.51736in" svg:y="0.72222in" svg:width="2.4184in" svg:height="2.52778in" presentation:class="title" presentation:placeholder="false">
        <draw:text-box>
          <text:p text:style-name="a936" text:class-names="" text:cond-style-name=""><text:span text:style-name="a935" text:class-names="">Fare clic per modificare lo stile del titolo</text:span></text:p>
        </draw:text-box>
        <svg:title/>
        <svg:desc/>
      </draw:frame>
      <draw:frame draw:id="id117" presentation:style-name="a940" draw:name="Segnaposto immagine 2" svg:x="3.18924in" svg:y="1.55903in" svg:width="3.79687in" svg:height="7.69965in" presentation:class="graphic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118" presentation:style-name="a944" draw:name="Segnaposto testo 3" svg:x="0.51736in" svg:y="3.25in" svg:width="2.4184in" svg:height="6.02083in" presentation:class="outline" presentation:placeholder="false">
        <draw:text-box>
          <text:list text:style-name="a943">
            <text:list-item>
              <text:p text:style-name="a942" text:class-names="" text:cond-style-name=""><text:span text:style-name="a941" text:class-names="">Fare clic per modificare stili del testo dello schema</text:span></text:p>
            </text:list-item>
          </text:list>
        </draw:text-box>
        <svg:title/>
        <svg:desc/>
      </draw:frame>
      <draw:frame draw:id="id119" presentation:style-name="a948" draw:name="Segnaposto data 4" svg:x="0.51575in" svg:y="10.04094in" svg:width="1.68701in" svg:height="0.57638in" presentation:class="date-time" presentation:placeholder="false">
        <draw:text-box>
          <text:p text:style-name="a947" text:class-names="" text:cond-style-name=""><text:span text:style-name="a945" text:class-names=""><text:date text:fixed="false" style:data-style-name="a946">3/24/2019</text:date></text:span></text:p>
        </draw:text-box>
        <svg:title/>
        <svg:desc/>
      </draw:frame>
      <draw:frame draw:id="id120" presentation:style-name="a951" draw:name="Segnaposto piè di pagina 5" svg:x="2.48425in" svg:y="10.04094in" svg:width="2.53071in" svg:height="0.5763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Segnaposto numero diapositiva 6" svg:x="5.29685in" svg:y="10.04094in" svg:width="1.68701in" svg:height="0.5763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Segnaposto immagine diapositiva 1">
          <svg:title/>
          <svg:desc/>
        </draw:page-thumbnail>
        <draw:frame draw:id="id6" presentation:style-name="a958" draw:name="Segnaposto note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Segnaposto intestazione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Segnaposto dat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Segnaposto piè di pa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Segnaposto numero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972">
      <draw:frame draw:id="id122" presentation:style-name="a975" draw:name="Titolo 1" svg:x="0.3748in" svg:y="0.43189in" svg:width="6.74961in" svg:height="1.80866in" presentation:class="title" presentation:placeholder="false">
        <draw:text-box>
          <text:p text:style-name="a974" text:class-names="" text:cond-style-name=""><text:span text:style-name="a973" text:class-names="">Fare clic per modificare lo stile del titolo</text:span></text:p>
        </draw:text-box>
        <svg:title/>
        <svg:desc/>
      </draw:frame>
      <draw:frame draw:id="id123" presentation:style-name="a991" draw:name="Segnaposto testo verticale 2" svg:x="0.3748in" svg:y="2.53465in" svg:width="6.74961in" svg:height="6.28268in" presentation:class="outline" presentation:placeholder="false">
        <draw:text-box>
          <text:list text:style-name="a978">
            <text:list-item>
              <text:p text:style-name="a977" text:class-names="" text:cond-style-name=""><text:span text:style-name="a976" text:class-names="">Fare clic per modificare stili del testo dello schema</text:span></text:p>
            </text:list-item>
          </text:list>
          <text:list text:style-name="a981">
            <text:list-item>
              <text:list text:style-name="a981">
                <text:list-item>
                  <text:p text:style-name="a980" text:class-names="" text:cond-style-name=""><text:span text:style-name="a979" text:class-names="">Secondo livello</text:span></text:p>
                </text:list-item>
              </text:list>
            </text:list-item>
          </text:list>
          <text:list text:style-name="a984">
            <text:list-item>
              <text:list text:style-name="a984">
                <text:list-item>
                  <text:list text:style-name="a984">
                    <text:list-item>
                      <text:p text:style-name="a983" text:class-names="" text:cond-style-name=""><text:span text:style-name="a98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87">
            <text:list-item>
              <text:list text:style-name="a987">
                <text:list-item>
                  <text:list text:style-name="a987">
                    <text:list-item>
                      <text:list text:style-name="a987">
                        <text:list-item>
                          <text:p text:style-name="a986" text:class-names="" text:cond-style-name=""><text:span text:style-name="a98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list text:style-name="a990">
                        <text:list-item>
                          <text:list text:style-name="a990">
                            <text:list-item>
                              <text:p text:style-name="a989" text:class-names="" text:cond-style-name=""><text:span text:style-name="a98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5" draw:name="Segnaposto data 3" svg:x="0.51575in" svg:y="10.04094in" svg:width="1.68701in" svg:height="0.57638in" presentation:class="date-time" presentation:placeholder="false">
        <draw:text-box>
          <text:p text:style-name="a994" text:class-names="" text:cond-style-name=""><text:span text:style-name="a992" text:class-names=""><text:date text:fixed="false" style:data-style-name="a993">3/24/2019</text:date></text:span></text:p>
        </draw:text-box>
        <svg:title/>
        <svg:desc/>
      </draw:frame>
      <draw:frame draw:id="id125" presentation:style-name="a998" draw:name="Segnaposto piè di pagina 4" svg:x="2.48425in" svg:y="10.04094in" svg:width="2.53071in" svg:height="0.57638in" presentation:class="footer" presentation:placeholder="false">
        <draw:text-box>
          <text:p text:style-name="a997" text:class-names="" text:cond-style-name=""><text:span text:style-name="a996" text:class-names=""/></text:p>
        </draw:text-box>
        <svg:title/>
        <svg:desc/>
      </draw:frame>
      <draw:frame draw:id="id126" presentation:style-name="a1001" draw:name="Segnaposto numero diapositiva 5" svg:x="5.29685in" svg:y="10.04094in" svg:width="1.68701in" svg:height="0.57638in" presentation:class="page-number" presentation:placeholder="false">
        <draw:text-box>
          <text:p text:style-name="a1000" text:class-names="" text:cond-style-name=""><text:span text:style-name="a999" text:class-names=""><text:page-number style:num-format="1" text:fixed="false"/></text:span></text:p>
        </draw:text-box>
        <svg:title/>
        <svg:desc/>
      </draw:frame>
      <presentation:notes style:page-layout-name="pageLayout2" draw:style-name="a1018">
        <draw:page-thumbnail svg:x="1.21063in" svg:y="0.88858in" svg:width="5.84567in" svg:height="4.38425in" presentation:class="page" draw:id="id5" presentation:style-name="a1002" draw:name="Segnaposto immagine diapositiva 1">
          <svg:title/>
          <svg:desc/>
        </draw:page-thumbnail>
        <draw:frame draw:id="id6" presentation:style-name="a1005" draw:name="Segnaposto note 2" svg:x="0.82677in" svg:y="5.55394in" svg:width="6.61378in" svg:height="5.26142in" presentation:class="notes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7" presentation:style-name="a1008" draw:name="Segnaposto intestazione 3" svg:x="0in" svg:y="0in" svg:width="3.5878in" svg:height="0.58425in" presentation:class="head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8" presentation:style-name="a1011" draw:name="Segnaposto data 4" svg:x="4.67953in" svg:y="0in" svg:width="3.5878in" svg:height="0.58425in" presentation:class="date-time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9" presentation:style-name="a1014" draw:name="Segnaposto piè di pagina 5" svg:x="0in" svg:y="11.10827in" svg:width="3.5878in" svg:height="0.58425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10" presentation:style-name="a1017" draw:name="Segnaposto numero diapositiva 6" svg:x="4.67953in" svg:y="11.10827in" svg:width="3.5878in" svg:height="0.58425in" presentation:class="page-number" presentation:placeholder="false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1019">
      <draw:frame draw:id="id127" presentation:style-name="a1022" draw:name="Titolo verticale 1" svg:x="5.4375in" svg:y="0.43229in" svg:width="1.6875in" svg:height="8.38542in" presentation:class="title" presentation:placeholder="false">
        <draw:text-box>
          <text:p text:style-name="a1021" text:class-names="" text:cond-style-name=""><text:span text:style-name="a1020" text:class-names="">Fare clic per modificare lo stile del titolo</text:span></text:p>
        </draw:text-box>
        <svg:title/>
        <svg:desc/>
      </draw:frame>
      <draw:frame draw:id="id128" presentation:style-name="a1038" draw:name="Segnaposto testo verticale 2" svg:x="0.375in" svg:y="0.43229in" svg:width="4.89583in" svg:height="8.38542in" presentation:class="outline" presentation:placeholder="false">
        <draw:text-box>
          <text:list text:style-name="a1025">
            <text:list-item>
              <text:p text:style-name="a1024" text:class-names="" text:cond-style-name=""><text:span text:style-name="a1023" text:class-names="">Fare clic per modificare stili del testo dello schema</text:span></text:p>
            </text:list-item>
          </text:list>
          <text:list text:style-name="a1028">
            <text:list-item>
              <text:list text:style-name="a1028">
                <text:list-item>
                  <text:p text:style-name="a1027" text:class-names="" text:cond-style-name=""><text:span text:style-name="a1026" text:class-names="">Secondo livello</text:span></text:p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p text:style-name="a1030" text:class-names="" text:cond-style-name=""><text:span text:style-name="a102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p text:style-name="a1033" text:class-names="" text:cond-style-name=""><text:span text:style-name="a103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list text:style-name="a1037">
                        <text:list-item>
                          <text:list text:style-name="a1037">
                            <text:list-item>
                              <text:p text:style-name="a1036" text:class-names="" text:cond-style-name=""><text:span text:style-name="a103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2" draw:name="Segnaposto data 3" svg:x="0.51575in" svg:y="10.04094in" svg:width="1.68701in" svg:height="0.57638in" presentation:class="date-time" presentation:placeholder="false">
        <draw:text-box>
          <text:p text:style-name="a1041" text:class-names="" text:cond-style-name=""><text:span text:style-name="a1039" text:class-names=""><text:date text:fixed="false" style:data-style-name="a1040">3/24/2019</text:date></text:span></text:p>
        </draw:text-box>
        <svg:title/>
        <svg:desc/>
      </draw:frame>
      <draw:frame draw:id="id130" presentation:style-name="a1045" draw:name="Segnaposto piè di pagina 4" svg:x="2.48425in" svg:y="10.04094in" svg:width="2.53071in" svg:height="0.57638in" presentation:class="footer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131" presentation:style-name="a1048" draw:name="Segnaposto numero diapositiva 5" svg:x="5.29685in" svg:y="10.04094in" svg:width="1.68701in" svg:height="0.57638in" presentation:class="page-number" presentation:placeholder="false">
        <draw:text-box>
          <text:p text:style-name="a1047" text:class-names="" text:cond-style-name=""><text:span text:style-name="a1046" text:class-names=""><text:page-number style:num-format="1" text:fixed="false"/></text:span></text:p>
        </draw:text-box>
        <svg:title/>
        <svg:desc/>
      </draw:frame>
      <presentation:notes style:page-layout-name="pageLayout2" draw:style-name="a1065">
        <draw:page-thumbnail svg:x="1.21063in" svg:y="0.88858in" svg:width="5.84567in" svg:height="4.38425in" presentation:class="page" draw:id="id5" presentation:style-name="a1049" draw:name="Segnaposto immagine diapositiva 1">
          <svg:title/>
          <svg:desc/>
        </draw:page-thumbnail>
        <draw:frame draw:id="id6" presentation:style-name="a1052" draw:name="Segnaposto note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Segnaposto intestazione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Segnaposto data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Segnaposto piè di pagina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Segnaposto numero diapositiva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Vuota__" style:page-layout-name="pageLayout1" draw:style-name="a1066">
      <draw:frame draw:id="id132" presentation:style-name="a1070" draw:name="Date Placeholder 1" svg:x="0.51575in" svg:y="10.04094in" svg:width="1.68701in" svg:height="0.57638in" presentation:class="date-time" presentation:placeholder="false">
        <draw:text-box>
          <text:p text:style-name="a1069" text:class-names="" text:cond-style-name=""><text:span text:style-name="a1067" text:class-names=""><text:date text:fixed="false" style:data-style-name="a1068">3/24/2019</text:date></text:span></text:p>
        </draw:text-box>
        <svg:title/>
        <svg:desc/>
      </draw:frame>
      <draw:frame draw:id="id133" presentation:style-name="a1073" draw:name="Footer Placeholder 2" svg:x="2.48425in" svg:y="10.04094in" svg:width="2.53071in" svg:height="0.57638in" presentation:class="footer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34" presentation:style-name="a1076" draw:name="Slide Number Placeholder 3" svg:x="5.29685in" svg:y="10.04094in" svg:width="1.68701in" svg:height="0.57638in" presentation:class="page-number" presentation:placeholder="false">
        <draw:text-box>
          <text:p text:style-name="a1075" text:class-names="" text:cond-style-name=""><text:span text:style-name="a1074" text:class-names=""><text:page-number style:num-format="1" text:fixed="false"/></text:span></text:p>
        </draw:text-box>
        <svg:title/>
        <svg:desc/>
      </draw:frame>
      <draw:frame draw:id="id135" presentation:style-name="a1079" draw:name="Segnaposto titolo 4" svg:x="0.3748in" svg:y="0.43189in" svg:width="6.74961in" svg:height="1.80866in" presentation:class="title" presentation:placeholder="false">
        <draw:text-box>
          <text:p text:style-name="a1078" text:class-names="" text:cond-style-name=""><text:span text:style-name="a1077" text:class-names=""/></text:p>
        </draw:text-box>
        <svg:title/>
        <svg:desc/>
      </draw:frame>
      <draw:frame draw:id="id136" presentation:style-name="a1095" draw:name="Segnaposto testo 5" svg:x="0.3748in" svg:y="2.53465in" svg:width="6.74961in" svg:height="6.28268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>Fare clic per modificare stili del testo dello schema</text:span></text:p>
            </text:list-item>
          </text:list>
          <text:list text:style-name="a1085">
            <text:list-item>
              <text:list text:style-name="a1085">
                <text:list-item>
                  <text:p text:style-name="a1084" text:class-names="" text:cond-style-name=""><text:span text:style-name="a1083" text:class-names="">Secondo livello</text:span></text:p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p text:style-name="a1087" text:class-names="" text:cond-style-name=""><text:span text:style-name="a108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91">
            <text:list-item>
              <text:list text:style-name="a1091">
                <text:list-item>
                  <text:list text:style-name="a1091">
                    <text:list-item>
                      <text:list text:style-name="a1091">
                        <text:list-item>
                          <text:p text:style-name="a1090" text:class-names="" text:cond-style-name=""><text:span text:style-name="a108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4">
            <text:list-item>
              <text:list text:style-name="a1094">
                <text:list-item>
                  <text:list text:style-name="a1094">
                    <text:list-item>
                      <text:list text:style-name="a1094">
                        <text:list-item>
                          <text:list text:style-name="a1094">
                            <text:list-item>
                              <text:p text:style-name="a1093" text:class-names="" text:cond-style-name=""><text:span text:style-name="a109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12">
        <draw:page-thumbnail svg:x="1.21063in" svg:y="0.88858in" svg:width="5.84567in" svg:height="4.38425in" presentation:class="page" draw:id="id5" presentation:style-name="a1096" draw:name="Segnaposto immagine diapositiva 1">
          <svg:title/>
          <svg:desc/>
        </draw:page-thumbnail>
        <draw:frame draw:id="id6" presentation:style-name="a1099" draw:name="Segnaposto note 2" svg:x="0.82677in" svg:y="5.55394in" svg:width="6.61378in" svg:height="5.26142in" presentation:class="notes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7" presentation:style-name="a1102" draw:name="Segnaposto intestazione 3" svg:x="0in" svg:y="0in" svg:width="3.5878in" svg:height="0.58425in" presentation:class="header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8" presentation:style-name="a1105" draw:name="Segnaposto data 4" svg:x="4.67953in" svg:y="0in" svg:width="3.5878in" svg:height="0.58425in" presentation:class="date-time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9" presentation:style-name="a1108" draw:name="Segnaposto piè di pagina 5" svg:x="0in" svg:y="11.10827in" svg:width="3.5878in" svg:height="0.58425in" presentation:class="foot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10" presentation:style-name="a1111" draw:name="Segnaposto numero diapositiva 6" svg:x="4.67953in" svg:y="11.10827in" svg:width="3.5878in" svg:height="0.58425in" presentation:class="page-number" presentation:placeholder="false">
          <draw:text-box>
            <text:p text:style-name="a1110" text:class-names="" text:cond-style-name=""><text:span text:style-name="a1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Diapositiva-titolo" style:page-layout-name="pageLayout1" draw:style-name="a1113">
      <draw:frame draw:id="id137" presentation:style-name="a1116" draw:name="Titolo 1" svg:x="0.9375in" svg:y="1.77257in" svg:width="5.625in" svg:height="3.77257in" presentation:class="title" presentation:placeholder="false">
        <draw:text-box>
          <text:p text:style-name="a1115" text:class-names="" text:cond-style-name=""><text:span text:style-name="a1114" text:class-names="">Fare clic per modificare lo stile del titolo</text:span></text:p>
        </draw:text-box>
        <svg:title/>
        <svg:desc/>
      </draw:frame>
      <draw:frame draw:id="id138" presentation:style-name="a1119" draw:name="Sottotitolo 2" svg:x="0.9375in" svg:y="5.68924in" svg:width="5.625in" svg:height="2.61632in" presentation:class="subtitle" presentation:placeholder="false">
        <draw:text-box>
          <text:p text:style-name="a1118" text:class-names="" text:cond-style-name=""><text:span text:style-name="a1117" text:class-names="">Fare clic per modificare lo stile del sottotitolo dello schema</text:span></text:p>
        </draw:text-box>
        <svg:title/>
        <svg:desc/>
      </draw:frame>
      <draw:frame draw:id="id139" presentation:style-name="a1123" draw:name="Segnaposto data 3" svg:x="0.51575in" svg:y="10.04094in" svg:width="1.68701in" svg:height="0.57638in" presentation:class="date-time" presentation:placeholder="false">
        <draw:text-box>
          <text:p text:style-name="a1122" text:class-names="" text:cond-style-name=""><text:span text:style-name="a1120" text:class-names=""><text:date text:fixed="false" style:data-style-name="a1121">3/24/2019</text:date></text:span></text:p>
        </draw:text-box>
        <svg:title/>
        <svg:desc/>
      </draw:frame>
      <draw:frame draw:id="id140" presentation:style-name="a1126" draw:name="Segnaposto piè di pagina 4" svg:x="2.48425in" svg:y="10.04094in" svg:width="2.53071in" svg:height="0.57638in" presentation:class="footer" presentation:placeholder="false">
        <draw:text-box>
          <text:p text:style-name="a1125" text:class-names="" text:cond-style-name=""><text:span text:style-name="a1124" text:class-names=""/></text:p>
        </draw:text-box>
        <svg:title/>
        <svg:desc/>
      </draw:frame>
      <draw:frame draw:id="id141" presentation:style-name="a1129" draw:name="Segnaposto numero diapositiva 5" svg:x="5.29685in" svg:y="10.04094in" svg:width="1.68701in" svg:height="0.57638in" presentation:class="page-number" presentation:placeholder="false">
        <draw:text-box>
          <text:p text:style-name="a1128" text:class-names="" text:cond-style-name=""><text:span text:style-name="a1127" text:class-names=""><text:page-number style:num-format="1" text:fixed="false"/></text:span></text:p>
        </draw:text-box>
        <svg:title/>
        <svg:desc/>
      </draw:frame>
      <presentation:notes style:page-layout-name="pageLayout2" draw:style-name="a1146">
        <draw:page-thumbnail svg:x="1.21063in" svg:y="0.88858in" svg:width="5.84567in" svg:height="4.38425in" presentation:class="page" draw:id="id5" presentation:style-name="a1130" draw:name="Segnaposto immagine diapositiva 1">
          <svg:title/>
          <svg:desc/>
        </draw:page-thumbnail>
        <draw:frame draw:id="id6" presentation:style-name="a1133" draw:name="Segnaposto note 2" svg:x="0.82677in" svg:y="5.55394in" svg:width="6.61378in" svg:height="5.26142in" presentation:class="notes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7" presentation:style-name="a1136" draw:name="Segnaposto intestazione 3" svg:x="0in" svg:y="0in" svg:width="3.5878in" svg:height="0.58425in" presentation:class="head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8" presentation:style-name="a1139" draw:name="Segnaposto data 4" svg:x="4.67953in" svg:y="0in" svg:width="3.5878in" svg:height="0.58425in" presentation:class="date-time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9" presentation:style-name="a1142" draw:name="Segnaposto piè di pagina 5" svg:x="0in" svg:y="11.10827in" svg:width="3.5878in" svg:height="0.58425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0" presentation:style-name="a1145" draw:name="Segnaposto numero diapositiva 6" svg:x="4.67953in" svg:y="11.10827in" svg:width="3.5878in" svg:height="0.58425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olo-e-contenuto" style:page-layout-name="pageLayout1" draw:style-name="a1147">
      <draw:frame draw:id="id142" presentation:style-name="a1150" draw:name="Titolo 1" svg:x="0.3748in" svg:y="0.43189in" svg:width="6.74961in" svg:height="1.80866in" presentation:class="title" presentation:placeholder="false">
        <draw:text-box>
          <text:p text:style-name="a1149" text:class-names="" text:cond-style-name=""><text:span text:style-name="a1148" text:class-names="">Fare clic per modificare lo stile del titolo</text:span></text:p>
        </draw:text-box>
        <svg:title/>
        <svg:desc/>
      </draw:frame>
      <draw:frame draw:id="id143" presentation:style-name="a1165" draw:name="Segnaposto contenuto 2" svg:x="0.3748in" svg:y="2.53465in" svg:width="6.74961in" svg:height="6.28268in" presentation:class="object" presentation:placeholder="false">
        <draw:text-box>
          <text:p text:style-name="a1152" text:class-names="" text:cond-style-name=""><text:span text:style-name="a1151" text:class-names="">Fare clic per modificare stili del testo dello schema</text:span></text:p>
          <text:list text:style-name="a1155">
            <text:list-item>
              <text:list text:style-name="a1155">
                <text:list-item>
                  <text:p text:style-name="a1154" text:class-names="" text:cond-style-name=""><text:span text:style-name="a1153" text:class-names="">Secondo livello</text:span></text:p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p text:style-name="a1157" text:class-names="" text:cond-style-name=""><text:span text:style-name="a115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list text:style-name="a1161">
                        <text:list-item>
                          <text:p text:style-name="a1160" text:class-names="" text:cond-style-name=""><text:span text:style-name="a115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4">
            <text:list-item>
              <text:list text:style-name="a1164">
                <text:list-item>
                  <text:list text:style-name="a1164">
                    <text:list-item>
                      <text:list text:style-name="a1164">
                        <text:list-item>
                          <text:list text:style-name="a1164">
                            <text:list-item>
                              <text:p text:style-name="a1163" text:class-names="" text:cond-style-name=""><text:span text:style-name="a116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169" draw:name="Segnaposto data 3" svg:x="0.51575in" svg:y="10.04094in" svg:width="1.68701in" svg:height="0.57638in" presentation:class="date-time" presentation:placeholder="false">
        <draw:text-box>
          <text:p text:style-name="a1168" text:class-names="" text:cond-style-name=""><text:span text:style-name="a1166" text:class-names=""><text:date text:fixed="false" style:data-style-name="a1167">3/24/2019</text:date></text:span></text:p>
        </draw:text-box>
        <svg:title/>
        <svg:desc/>
      </draw:frame>
      <draw:frame draw:id="id145" presentation:style-name="a1172" draw:name="Segnaposto piè di pagina 4" svg:x="2.48425in" svg:y="10.04094in" svg:width="2.53071in" svg:height="0.57638in" presentation:class="footer" presentation:placeholder="false">
        <draw:text-box>
          <text:p text:style-name="a1171" text:class-names="" text:cond-style-name=""><text:span text:style-name="a1170" text:class-names=""/></text:p>
        </draw:text-box>
        <svg:title/>
        <svg:desc/>
      </draw:frame>
      <draw:frame draw:id="id146" presentation:style-name="a1175" draw:name="Segnaposto numero diapositiva 5" svg:x="5.29685in" svg:y="10.04094in" svg:width="1.68701in" svg:height="0.57638in" presentation:class="page-number" presentation:placeholder="false">
        <draw:text-box>
          <text:p text:style-name="a1174" text:class-names="" text:cond-style-name=""><text:span text:style-name="a1173" text:class-names=""><text:page-number style:num-format="1" text:fixed="false"/></text:span></text:p>
        </draw:text-box>
        <svg:title/>
        <svg:desc/>
      </draw:frame>
      <presentation:notes style:page-layout-name="pageLayout2" draw:style-name="a1192">
        <draw:page-thumbnail svg:x="1.21063in" svg:y="0.88858in" svg:width="5.84567in" svg:height="4.38425in" presentation:class="page" draw:id="id5" presentation:style-name="a1176" draw:name="Segnaposto immagine diapositiva 1">
          <svg:title/>
          <svg:desc/>
        </draw:page-thumbnail>
        <draw:frame draw:id="id6" presentation:style-name="a1179" draw:name="Segnaposto note 2" svg:x="0.82677in" svg:y="5.55394in" svg:width="6.61378in" svg:height="5.26142in" presentation:class="notes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7" presentation:style-name="a1182" draw:name="Segnaposto intestazione 3" svg:x="0in" svg:y="0in" svg:width="3.5878in" svg:height="0.58425in" presentation:class="header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8" presentation:style-name="a1185" draw:name="Segnaposto data 4" svg:x="4.67953in" svg:y="0in" svg:width="3.5878in" svg:height="0.58425in" presentation:class="date-time" presentation:placeholder="false">
          <draw:text-box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9" presentation:style-name="a1188" draw:name="Segnaposto piè di pagina 5" svg:x="0in" svg:y="11.10827in" svg:width="3.5878in" svg:height="0.58425in" presentation:class="footer" presentation:placeholder="false">
          <draw:text-box>
            <text:p text:style-name="a1187" text:class-names="" text:cond-style-name=""><text:span text:style-name="a1186" text:class-names=""/></text:p>
          </draw:text-box>
          <svg:title/>
          <svg:desc/>
        </draw:frame>
        <draw:frame draw:id="id10" presentation:style-name="a1191" draw:name="Segnaposto numero diapositiva 6" svg:x="4.67953in" svg:y="11.10827in" svg:width="3.5878in" svg:height="0.58425in" presentation:class="page-number" presentation:placeholder="false">
          <draw:text-box>
            <text:p text:style-name="a1190" text:class-names="" text:cond-style-name=""><text:span text:style-name="a11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Intestazione-sezione" style:page-layout-name="pageLayout1" draw:style-name="a1193">
      <draw:frame draw:id="id147" presentation:style-name="a1196" draw:name="Titolo 1" svg:x="0.51215in" svg:y="2.70139in" svg:width="6.46875in" svg:height="4.50521in" presentation:class="title" presentation:placeholder="false">
        <draw:text-box>
          <text:p text:style-name="a1195" text:class-names="" text:cond-style-name=""><text:span text:style-name="a1194" text:class-names="">Fare clic per modificare lo stile del titolo</text:span></text:p>
        </draw:text-box>
        <svg:title/>
        <svg:desc/>
      </draw:frame>
      <draw:frame draw:id="id148" presentation:style-name="a1200" draw:name="Segnaposto testo 2" svg:x="0.51215in" svg:y="7.25in" svg:width="6.46875in" svg:height="2.36979in" presentation:class="outline" presentation:placeholder="false">
        <draw:text-box>
          <text:list text:style-name="a1199">
            <text:list-item>
              <text:p text:style-name="a1198" text:class-names="" text:cond-style-name=""><text:span text:style-name="a1197" text:class-names="">Fare clic per modificare stili del testo dello schema</text:span></text:p>
            </text:list-item>
          </text:list>
        </draw:text-box>
        <svg:title/>
        <svg:desc/>
      </draw:frame>
      <draw:frame draw:id="id149" presentation:style-name="a1204" draw:name="Segnaposto data 3" svg:x="0.51575in" svg:y="10.04094in" svg:width="1.68701in" svg:height="0.57638in" presentation:class="date-time" presentation:placeholder="false">
        <draw:text-box>
          <text:p text:style-name="a1203" text:class-names="" text:cond-style-name=""><text:span text:style-name="a1201" text:class-names=""><text:date text:fixed="false" style:data-style-name="a1202">3/24/2019</text:date></text:span></text:p>
        </draw:text-box>
        <svg:title/>
        <svg:desc/>
      </draw:frame>
      <draw:frame draw:id="id150" presentation:style-name="a1207" draw:name="Segnaposto piè di pagina 4" svg:x="2.48425in" svg:y="10.04094in" svg:width="2.53071in" svg:height="0.57638in" presentation:class="footer" presentation:placeholder="false">
        <draw:text-box>
          <text:p text:style-name="a1206" text:class-names="" text:cond-style-name=""><text:span text:style-name="a1205" text:class-names=""/></text:p>
        </draw:text-box>
        <svg:title/>
        <svg:desc/>
      </draw:frame>
      <draw:frame draw:id="id151" presentation:style-name="a1210" draw:name="Segnaposto numero diapositiva 5" svg:x="5.29685in" svg:y="10.04094in" svg:width="1.68701in" svg:height="0.57638in" presentation:class="page-number" presentation:placeholder="false">
        <draw:text-box>
          <text:p text:style-name="a1209" text:class-names="" text:cond-style-name=""><text:span text:style-name="a1208" text:class-names=""><text:page-number style:num-format="1" text:fixed="false"/></text:span></text:p>
        </draw:text-box>
        <svg:title/>
        <svg:desc/>
      </draw:frame>
      <presentation:notes style:page-layout-name="pageLayout2" draw:style-name="a1227">
        <draw:page-thumbnail svg:x="1.21063in" svg:y="0.88858in" svg:width="5.84567in" svg:height="4.38425in" presentation:class="page" draw:id="id5" presentation:style-name="a1211" draw:name="Segnaposto immagine diapositiva 1">
          <svg:title/>
          <svg:desc/>
        </draw:page-thumbnail>
        <draw:frame draw:id="id6" presentation:style-name="a1214" draw:name="Segnaposto note 2" svg:x="0.82677in" svg:y="5.55394in" svg:width="6.61378in" svg:height="5.26142in" presentation:class="notes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7" presentation:style-name="a1217" draw:name="Segnaposto intestazione 3" svg:x="0in" svg:y="0in" svg:width="3.5878in" svg:height="0.58425in" presentation:class="header" presentation:placeholder="false">
          <draw:text-box>
            <text:p text:style-name="a1216" text:class-names="" text:cond-style-name=""><text:span text:style-name="a1215" text:class-names=""/></text:p>
          </draw:text-box>
          <svg:title/>
          <svg:desc/>
        </draw:frame>
        <draw:frame draw:id="id8" presentation:style-name="a1220" draw:name="Segnaposto data 4" svg:x="4.67953in" svg:y="0in" svg:width="3.5878in" svg:height="0.58425in" presentation:class="date-time" presentation:placeholder="false">
          <draw:text-box>
            <text:p text:style-name="a1219" text:class-names="" text:cond-style-name=""><text:span text:style-name="a1218" text:class-names=""/></text:p>
          </draw:text-box>
          <svg:title/>
          <svg:desc/>
        </draw:frame>
        <draw:frame draw:id="id9" presentation:style-name="a1223" draw:name="Segnaposto piè di pagina 5" svg:x="0in" svg:y="11.10827in" svg:width="3.5878in" svg:height="0.58425in" presentation:class="footer" presentation:placeholder="false">
          <draw:text-box>
            <text:p text:style-name="a1222" text:class-names="" text:cond-style-name=""><text:span text:style-name="a1221" text:class-names=""/></text:p>
          </draw:text-box>
          <svg:title/>
          <svg:desc/>
        </draw:frame>
        <draw:frame draw:id="id10" presentation:style-name="a1226" draw:name="Segnaposto numero diapositiva 6" svg:x="4.67953in" svg:y="11.10827in" svg:width="3.5878in" svg:height="0.58425in" presentation:class="page-number" presentation:placeholder="false">
          <draw:text-box>
            <text:p text:style-name="a1225" text:class-names="" text:cond-style-name=""><text:span text:style-name="a1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ue-contenuti" style:page-layout-name="pageLayout1" draw:style-name="a1228">
      <draw:frame draw:id="id152" presentation:style-name="a1231" draw:name="Titolo 1" svg:x="0.3748in" svg:y="0.43189in" svg:width="6.74961in" svg:height="1.80866in" presentation:class="title" presentation:placeholder="false">
        <draw:text-box>
          <text:p text:style-name="a1230" text:class-names="" text:cond-style-name=""><text:span text:style-name="a1229" text:class-names="">Fare clic per modificare lo stile del titolo</text:span></text:p>
        </draw:text-box>
        <svg:title/>
        <svg:desc/>
      </draw:frame>
      <draw:frame draw:id="id153" presentation:style-name="a1246" draw:name="Segnaposto contenuto 2" svg:x="0.375in" svg:y="2.53472in" svg:width="3.29167in" svg:height="6.28299in" presentation:class="object" presentation:placeholder="false">
        <draw:text-box>
          <text:p text:style-name="a1233" text:class-names="" text:cond-style-name=""><text:span text:style-name="a1232" text:class-names="">Fare clic per modificare stili del testo dello schema</text:span></text:p>
          <text:list text:style-name="a1236">
            <text:list-item>
              <text:list text:style-name="a1236">
                <text:list-item>
                  <text:p text:style-name="a1235" text:class-names="" text:cond-style-name=""><text:span text:style-name="a1234" text:class-names="">Secondo livello</text:span></text:p>
                </text:list-item>
              </text:list>
            </text:list-item>
          </text:list>
          <text:list text:style-name="a1239">
            <text:list-item>
              <text:list text:style-name="a1239">
                <text:list-item>
                  <text:list text:style-name="a1239">
                    <text:list-item>
                      <text:p text:style-name="a1238" text:class-names="" text:cond-style-name=""><text:span text:style-name="a123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42">
            <text:list-item>
              <text:list text:style-name="a1242">
                <text:list-item>
                  <text:list text:style-name="a1242">
                    <text:list-item>
                      <text:list text:style-name="a1242">
                        <text:list-item>
                          <text:p text:style-name="a1241" text:class-names="" text:cond-style-name=""><text:span text:style-name="a124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5">
            <text:list-item>
              <text:list text:style-name="a1245">
                <text:list-item>
                  <text:list text:style-name="a1245">
                    <text:list-item>
                      <text:list text:style-name="a1245">
                        <text:list-item>
                          <text:list text:style-name="a1245">
                            <text:list-item>
                              <text:p text:style-name="a1244" text:class-names="" text:cond-style-name=""><text:span text:style-name="a124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261" draw:name="Segnaposto contenuto 3" svg:x="3.83333in" svg:y="2.53472in" svg:width="3.29167in" svg:height="6.28299in" presentation:class="object" presentation:placeholder="false">
        <draw:text-box>
          <text:p text:style-name="a1248" text:class-names="" text:cond-style-name=""><text:span text:style-name="a1247" text:class-names="">Fare clic per modificare stili del testo dello schema</text:span></text:p>
          <text:list text:style-name="a1251">
            <text:list-item>
              <text:list text:style-name="a1251">
                <text:list-item>
                  <text:p text:style-name="a1250" text:class-names="" text:cond-style-name=""><text:span text:style-name="a1249" text:class-names="">Secondo livello</text:span></text:p>
                </text:list-item>
              </text:list>
            </text:list-item>
          </text:list>
          <text:list text:style-name="a1254">
            <text:list-item>
              <text:list text:style-name="a1254">
                <text:list-item>
                  <text:list text:style-name="a1254">
                    <text:list-item>
                      <text:p text:style-name="a1253" text:class-names="" text:cond-style-name=""><text:span text:style-name="a125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57">
            <text:list-item>
              <text:list text:style-name="a1257">
                <text:list-item>
                  <text:list text:style-name="a1257">
                    <text:list-item>
                      <text:list text:style-name="a1257">
                        <text:list-item>
                          <text:p text:style-name="a1256" text:class-names="" text:cond-style-name=""><text:span text:style-name="a125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0">
            <text:list-item>
              <text:list text:style-name="a1260">
                <text:list-item>
                  <text:list text:style-name="a1260">
                    <text:list-item>
                      <text:list text:style-name="a1260">
                        <text:list-item>
                          <text:list text:style-name="a1260">
                            <text:list-item>
                              <text:p text:style-name="a1259" text:class-names="" text:cond-style-name=""><text:span text:style-name="a125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265" draw:name="Segnaposto data 4" svg:x="0.51575in" svg:y="10.04094in" svg:width="1.68701in" svg:height="0.57638in" presentation:class="date-time" presentation:placeholder="false">
        <draw:text-box>
          <text:p text:style-name="a1264" text:class-names="" text:cond-style-name=""><text:span text:style-name="a1262" text:class-names=""><text:date text:fixed="false" style:data-style-name="a1263">3/24/2019</text:date></text:span></text:p>
        </draw:text-box>
        <svg:title/>
        <svg:desc/>
      </draw:frame>
      <draw:frame draw:id="id156" presentation:style-name="a1268" draw:name="Segnaposto piè di pagina 5" svg:x="2.48425in" svg:y="10.04094in" svg:width="2.53071in" svg:height="0.57638in" presentation:class="footer" presentation:placeholder="false">
        <draw:text-box>
          <text:p text:style-name="a1267" text:class-names="" text:cond-style-name=""><text:span text:style-name="a1266" text:class-names=""/></text:p>
        </draw:text-box>
        <svg:title/>
        <svg:desc/>
      </draw:frame>
      <draw:frame draw:id="id157" presentation:style-name="a1271" draw:name="Segnaposto numero diapositiva 6" svg:x="5.29685in" svg:y="10.04094in" svg:width="1.68701in" svg:height="0.57638in" presentation:class="page-number" presentation:placeholder="false">
        <draw:text-box>
          <text:p text:style-name="a1270" text:class-names="" text:cond-style-name=""><text:span text:style-name="a1269" text:class-names=""><text:page-number style:num-format="1" text:fixed="false"/></text:span></text:p>
        </draw:text-box>
        <svg:title/>
        <svg:desc/>
      </draw:frame>
      <presentation:notes style:page-layout-name="pageLayout2" draw:style-name="a1288">
        <draw:page-thumbnail svg:x="1.21063in" svg:y="0.88858in" svg:width="5.84567in" svg:height="4.38425in" presentation:class="page" draw:id="id5" presentation:style-name="a1272" draw:name="Segnaposto immagine diapositiva 1">
          <svg:title/>
          <svg:desc/>
        </draw:page-thumbnail>
        <draw:frame draw:id="id6" presentation:style-name="a1275" draw:name="Segnaposto note 2" svg:x="0.82677in" svg:y="5.55394in" svg:width="6.61378in" svg:height="5.26142in" presentation:class="notes" presentation:placeholder="false">
          <draw:text-box>
            <text:p text:style-name="a1274" text:class-names="" text:cond-style-name=""><text:span text:style-name="a1273" text:class-names=""/></text:p>
          </draw:text-box>
          <svg:title/>
          <svg:desc/>
        </draw:frame>
        <draw:frame draw:id="id7" presentation:style-name="a1278" draw:name="Segnaposto intestazione 3" svg:x="0in" svg:y="0in" svg:width="3.5878in" svg:height="0.58425in" presentation:class="header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8" presentation:style-name="a1281" draw:name="Segnaposto data 4" svg:x="4.67953in" svg:y="0in" svg:width="3.5878in" svg:height="0.58425in" presentation:class="date-time" presentation:placeholder="false">
          <draw:text-box>
            <text:p text:style-name="a1280" text:class-names="" text:cond-style-name=""><text:span text:style-name="a1279" text:class-names=""/></text:p>
          </draw:text-box>
          <svg:title/>
          <svg:desc/>
        </draw:frame>
        <draw:frame draw:id="id9" presentation:style-name="a1284" draw:name="Segnaposto piè di pagina 5" svg:x="0in" svg:y="11.10827in" svg:width="3.5878in" svg:height="0.58425in" presentation:class="footer" presentation:placeholder="false">
          <draw:text-box>
            <text:p text:style-name="a1283" text:class-names="" text:cond-style-name=""><text:span text:style-name="a1282" text:class-names=""/></text:p>
          </draw:text-box>
          <svg:title/>
          <svg:desc/>
        </draw:frame>
        <draw:frame draw:id="id10" presentation:style-name="a1287" draw:name="Segnaposto numero diapositiva 6" svg:x="4.67953in" svg:y="11.10827in" svg:width="3.5878in" svg:height="0.58425in" presentation:class="page-number" presentation:placeholder="false">
          <draw:text-box>
            <text:p text:style-name="a1286" text:class-names="" text:cond-style-name=""><text:span text:style-name="a12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nfronto" style:page-layout-name="pageLayout1" draw:style-name="a1289">
      <draw:frame draw:id="id158" presentation:style-name="a1292" draw:name="Titolo 1" svg:x="0.51736in" svg:y="0.57639in" svg:width="6.46875in" svg:height="2.09375in" presentation:class="title" presentation:placeholder="false">
        <draw:text-box>
          <text:p text:style-name="a1291" text:class-names="" text:cond-style-name=""><text:span text:style-name="a1290" text:class-names="">Fare clic per modificare lo stile del titolo</text:span></text:p>
        </draw:text-box>
        <svg:title/>
        <svg:desc/>
      </draw:frame>
      <draw:frame draw:id="id159" presentation:style-name="a1296" draw:name="Segnaposto testo 2" svg:x="0.51736in" svg:y="2.65625in" svg:width="3.17188in" svg:height="1.30035in" presentation:class="outline" presentation:placeholder="false">
        <draw:text-box>
          <text:list text:style-name="a1295">
            <text:list-item>
              <text:p text:style-name="a1294" text:class-names="" text:cond-style-name=""><text:span text:style-name="a1293" text:class-names="">Fare clic per modificare stili del testo dello schema</text:span></text:p>
            </text:list-item>
          </text:list>
        </draw:text-box>
        <svg:title/>
        <svg:desc/>
      </draw:frame>
      <draw:frame draw:id="id160" presentation:style-name="a1311" draw:name="Segnaposto contenuto 3" svg:x="0.51736in" svg:y="3.9566in" svg:width="3.17188in" svg:height="5.82118in" presentation:class="object" presentation:placeholder="false">
        <draw:text-box>
          <text:p text:style-name="a1298" text:class-names="" text:cond-style-name=""><text:span text:style-name="a1297" text:class-names="">Fare clic per modificare stili del testo dello schema</text:span></text:p>
          <text:list text:style-name="a1301">
            <text:list-item>
              <text:list text:style-name="a1301">
                <text:list-item>
                  <text:p text:style-name="a1300" text:class-names="" text:cond-style-name=""><text:span text:style-name="a1299" text:class-names="">Secondo livello</text:span></text:p>
                </text:list-item>
              </text:list>
            </text:list-item>
          </text:list>
          <text:list text:style-name="a1304">
            <text:list-item>
              <text:list text:style-name="a1304">
                <text:list-item>
                  <text:list text:style-name="a1304">
                    <text:list-item>
                      <text:p text:style-name="a1303" text:class-names="" text:cond-style-name=""><text:span text:style-name="a130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07">
            <text:list-item>
              <text:list text:style-name="a1307">
                <text:list-item>
                  <text:list text:style-name="a1307">
                    <text:list-item>
                      <text:list text:style-name="a1307">
                        <text:list-item>
                          <text:p text:style-name="a1306" text:class-names="" text:cond-style-name=""><text:span text:style-name="a130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list text:style-name="a1310">
                        <text:list-item>
                          <text:list text:style-name="a1310">
                            <text:list-item>
                              <text:p text:style-name="a1309" text:class-names="" text:cond-style-name=""><text:span text:style-name="a130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15" draw:name="Segnaposto testo 4" svg:x="3.79688in" svg:y="2.65625in" svg:width="3.18924in" svg:height="1.30035in" presentation:class="outline" presentation:placeholder="false">
        <draw:text-box>
          <text:list text:style-name="a1314">
            <text:list-item>
              <text:p text:style-name="a1313" text:class-names="" text:cond-style-name=""><text:span text:style-name="a1312" text:class-names="">Fare clic per modificare stili del testo dello schema</text:span></text:p>
            </text:list-item>
          </text:list>
        </draw:text-box>
        <svg:title/>
        <svg:desc/>
      </draw:frame>
      <draw:frame draw:id="id162" presentation:style-name="a1330" draw:name="Segnaposto contenuto 5" svg:x="3.79688in" svg:y="3.9566in" svg:width="3.18924in" svg:height="5.82118in" presentation:class="object" presentation:placeholder="false">
        <draw:text-box>
          <text:p text:style-name="a1317" text:class-names="" text:cond-style-name=""><text:span text:style-name="a1316" text:class-names="">Fare clic per modificare stili del testo dello schema</text:span></text:p>
          <text:list text:style-name="a1320">
            <text:list-item>
              <text:list text:style-name="a1320">
                <text:list-item>
                  <text:p text:style-name="a1319" text:class-names="" text:cond-style-name=""><text:span text:style-name="a1318" text:class-names="">Secondo livello</text:span></text:p>
                </text:list-item>
              </text:list>
            </text:list-item>
          </text:list>
          <text:list text:style-name="a1323">
            <text:list-item>
              <text:list text:style-name="a1323">
                <text:list-item>
                  <text:list text:style-name="a1323">
                    <text:list-item>
                      <text:p text:style-name="a1322" text:class-names="" text:cond-style-name=""><text:span text:style-name="a13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26">
            <text:list-item>
              <text:list text:style-name="a1326">
                <text:list-item>
                  <text:list text:style-name="a1326">
                    <text:list-item>
                      <text:list text:style-name="a1326">
                        <text:list-item>
                          <text:p text:style-name="a1325" text:class-names="" text:cond-style-name=""><text:span text:style-name="a13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9">
            <text:list-item>
              <text:list text:style-name="a1329">
                <text:list-item>
                  <text:list text:style-name="a1329">
                    <text:list-item>
                      <text:list text:style-name="a1329">
                        <text:list-item>
                          <text:list text:style-name="a1329">
                            <text:list-item>
                              <text:p text:style-name="a1328" text:class-names="" text:cond-style-name=""><text:span text:style-name="a13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334" draw:name="Segnaposto data 6" svg:x="0.51575in" svg:y="10.04094in" svg:width="1.68701in" svg:height="0.57638in" presentation:class="date-time" presentation:placeholder="false">
        <draw:text-box>
          <text:p text:style-name="a1333" text:class-names="" text:cond-style-name=""><text:span text:style-name="a1331" text:class-names=""><text:date text:fixed="false" style:data-style-name="a1332">3/24/2019</text:date></text:span></text:p>
        </draw:text-box>
        <svg:title/>
        <svg:desc/>
      </draw:frame>
      <draw:frame draw:id="id164" presentation:style-name="a1337" draw:name="Segnaposto piè di pagina 7" svg:x="2.48425in" svg:y="10.04094in" svg:width="2.53071in" svg:height="0.57638in" presentation:class="footer" presentation:placeholder="false">
        <draw:text-box>
          <text:p text:style-name="a1336" text:class-names="" text:cond-style-name=""><text:span text:style-name="a1335" text:class-names=""/></text:p>
        </draw:text-box>
        <svg:title/>
        <svg:desc/>
      </draw:frame>
      <draw:frame draw:id="id165" presentation:style-name="a1340" draw:name="Segnaposto numero diapositiva 8" svg:x="5.29685in" svg:y="10.04094in" svg:width="1.68701in" svg:height="0.57638in" presentation:class="page-number" presentation:placeholder="false">
        <draw:text-box>
          <text:p text:style-name="a1339" text:class-names="" text:cond-style-name=""><text:span text:style-name="a1338" text:class-names=""><text:page-number style:num-format="1" text:fixed="false"/></text:span></text:p>
        </draw:text-box>
        <svg:title/>
        <svg:desc/>
      </draw:frame>
      <presentation:notes style:page-layout-name="pageLayout2" draw:style-name="a1357">
        <draw:page-thumbnail svg:x="1.21063in" svg:y="0.88858in" svg:width="5.84567in" svg:height="4.38425in" presentation:class="page" draw:id="id5" presentation:style-name="a1341" draw:name="Segnaposto immagine diapositiva 1">
          <svg:title/>
          <svg:desc/>
        </draw:page-thumbnail>
        <draw:frame draw:id="id6" presentation:style-name="a1344" draw:name="Segnaposto note 2" svg:x="0.82677in" svg:y="5.55394in" svg:width="6.61378in" svg:height="5.26142in" presentation:class="notes" presentation:placeholder="false">
          <draw:text-box>
            <text:p text:style-name="a1343" text:class-names="" text:cond-style-name=""><text:span text:style-name="a1342" text:class-names=""/></text:p>
          </draw:text-box>
          <svg:title/>
          <svg:desc/>
        </draw:frame>
        <draw:frame draw:id="id7" presentation:style-name="a1347" draw:name="Segnaposto intestazione 3" svg:x="0in" svg:y="0in" svg:width="3.5878in" svg:height="0.58425in" presentation:class="header" presentation:placeholder="false">
          <draw:text-box>
            <text:p text:style-name="a1346" text:class-names="" text:cond-style-name=""><text:span text:style-name="a1345" text:class-names=""/></text:p>
          </draw:text-box>
          <svg:title/>
          <svg:desc/>
        </draw:frame>
        <draw:frame draw:id="id8" presentation:style-name="a1350" draw:name="Segnaposto data 4" svg:x="4.67953in" svg:y="0in" svg:width="3.5878in" svg:height="0.58425in" presentation:class="date-time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9" presentation:style-name="a1353" draw:name="Segnaposto piè di pagina 5" svg:x="0in" svg:y="11.10827in" svg:width="3.5878in" svg:height="0.58425in" presentation:class="foot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10" presentation:style-name="a1356" draw:name="Segnaposto numero diapositiva 6" svg:x="4.67953in" svg:y="11.10827in" svg:width="3.5878in" svg:height="0.58425in" presentation:class="page-number" presentation:placeholder="false">
          <draw:text-box>
            <text:p text:style-name="a1355" text:class-names="" text:cond-style-name=""><text:span text:style-name="a1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Solo-titolo" style:page-layout-name="pageLayout1" draw:style-name="a1358">
      <draw:frame draw:id="id166" presentation:style-name="a1361" draw:name="Titolo 1" svg:x="0.3748in" svg:y="0.43189in" svg:width="6.74961in" svg:height="1.80866in" presentation:class="title" presentation:placeholder="false">
        <draw:text-box>
          <text:p text:style-name="a1360" text:class-names="" text:cond-style-name=""><text:span text:style-name="a1359" text:class-names="">Fare clic per modificare lo stile del titolo</text:span></text:p>
        </draw:text-box>
        <svg:title/>
        <svg:desc/>
      </draw:frame>
      <draw:frame draw:id="id167" presentation:style-name="a1365" draw:name="Segnaposto data 2" svg:x="0.51575in" svg:y="10.04094in" svg:width="1.68701in" svg:height="0.57638in" presentation:class="date-time" presentation:placeholder="false">
        <draw:text-box>
          <text:p text:style-name="a1364" text:class-names="" text:cond-style-name=""><text:span text:style-name="a1362" text:class-names=""><text:date text:fixed="false" style:data-style-name="a1363">3/24/2019</text:date></text:span></text:p>
        </draw:text-box>
        <svg:title/>
        <svg:desc/>
      </draw:frame>
      <draw:frame draw:id="id168" presentation:style-name="a1368" draw:name="Segnaposto piè di pagina 3" svg:x="2.48425in" svg:y="10.04094in" svg:width="2.53071in" svg:height="0.57638in" presentation:class="footer" presentation:placeholder="false">
        <draw:text-box>
          <text:p text:style-name="a1367" text:class-names="" text:cond-style-name=""><text:span text:style-name="a1366" text:class-names=""/></text:p>
        </draw:text-box>
        <svg:title/>
        <svg:desc/>
      </draw:frame>
      <draw:frame draw:id="id169" presentation:style-name="a1371" draw:name="Segnaposto numero diapositiva 4" svg:x="5.29685in" svg:y="10.04094in" svg:width="1.68701in" svg:height="0.57638in" presentation:class="page-number" presentation:placeholder="false">
        <draw:text-box>
          <text:p text:style-name="a1370" text:class-names="" text:cond-style-name=""><text:span text:style-name="a1369" text:class-names=""><text:page-number style:num-format="1" text:fixed="false"/></text:span></text:p>
        </draw:text-box>
        <svg:title/>
        <svg:desc/>
      </draw:frame>
      <presentation:notes style:page-layout-name="pageLayout2" draw:style-name="a1388">
        <draw:page-thumbnail svg:x="1.21063in" svg:y="0.88858in" svg:width="5.84567in" svg:height="4.38425in" presentation:class="page" draw:id="id5" presentation:style-name="a1372" draw:name="Segnaposto immagine diapositiva 1">
          <svg:title/>
          <svg:desc/>
        </draw:page-thumbnail>
        <draw:frame draw:id="id6" presentation:style-name="a1375" draw:name="Segnaposto note 2" svg:x="0.82677in" svg:y="5.55394in" svg:width="6.61378in" svg:height="5.26142in" presentation:class="notes" presentation:placeholder="false">
          <draw:text-box>
            <text:p text:style-name="a1374" text:class-names="" text:cond-style-name=""><text:span text:style-name="a1373" text:class-names=""/></text:p>
          </draw:text-box>
          <svg:title/>
          <svg:desc/>
        </draw:frame>
        <draw:frame draw:id="id7" presentation:style-name="a1378" draw:name="Segnaposto intestazione 3" svg:x="0in" svg:y="0in" svg:width="3.5878in" svg:height="0.58425in" presentation:class="head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8" presentation:style-name="a1381" draw:name="Segnaposto data 4" svg:x="4.67953in" svg:y="0in" svg:width="3.5878in" svg:height="0.58425in" presentation:class="date-time" presentation:placeholder="false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  <draw:frame draw:id="id9" presentation:style-name="a1384" draw:name="Segnaposto piè di pagina 5" svg:x="0in" svg:y="11.10827in" svg:width="3.5878in" svg:height="0.58425in" presentation:class="footer" presentation:placeholder="false">
          <draw:text-box>
            <text:p text:style-name="a1383" text:class-names="" text:cond-style-name=""><text:span text:style-name="a1382" text:class-names=""/></text:p>
          </draw:text-box>
          <svg:title/>
          <svg:desc/>
        </draw:frame>
        <draw:frame draw:id="id10" presentation:style-name="a1387" draw:name="Segnaposto numero diapositiva 6" svg:x="4.67953in" svg:y="11.10827in" svg:width="3.5878in" svg:height="0.58425in" presentation:class="page-number" presentation:placeholder="false">
          <draw:text-box>
            <text:p text:style-name="a1386" text:class-names="" text:cond-style-name=""><text:span text:style-name="a13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Vuota" style:page-layout-name="pageLayout1" draw:style-name="a1389">
      <draw:frame draw:id="id170" presentation:style-name="a1393" draw:name="Segnaposto data 1" svg:x="0.51575in" svg:y="10.04094in" svg:width="1.68701in" svg:height="0.57638in" presentation:class="date-time" presentation:placeholder="false">
        <draw:text-box>
          <text:p text:style-name="a1392" text:class-names="" text:cond-style-name=""><text:span text:style-name="a1390" text:class-names=""><text:date text:fixed="false" style:data-style-name="a1391">3/24/2019</text:date></text:span></text:p>
        </draw:text-box>
        <svg:title/>
        <svg:desc/>
      </draw:frame>
      <draw:frame draw:id="id171" presentation:style-name="a1396" draw:name="Segnaposto piè di pagina 2" svg:x="2.48425in" svg:y="10.04094in" svg:width="2.53071in" svg:height="0.57638in" presentation:class="footer" presentation:placeholder="false">
        <draw:text-box>
          <text:p text:style-name="a1395" text:class-names="" text:cond-style-name=""><text:span text:style-name="a1394" text:class-names=""/></text:p>
        </draw:text-box>
        <svg:title/>
        <svg:desc/>
      </draw:frame>
      <draw:frame draw:id="id172" presentation:style-name="a1399" draw:name="Segnaposto numero diapositiva 3" svg:x="5.29685in" svg:y="10.04094in" svg:width="1.68701in" svg:height="0.57638in" presentation:class="page-number" presentation:placeholder="false">
        <draw:text-box>
          <text:p text:style-name="a1398" text:class-names="" text:cond-style-name=""><text:span text:style-name="a1397" text:class-names=""><text:page-number style:num-format="1" text:fixed="false"/></text:span></text:p>
        </draw:text-box>
        <svg:title/>
        <svg:desc/>
      </draw:frame>
      <presentation:notes style:page-layout-name="pageLayout2" draw:style-name="a1416">
        <draw:page-thumbnail svg:x="1.21063in" svg:y="0.88858in" svg:width="5.84567in" svg:height="4.38425in" presentation:class="page" draw:id="id5" presentation:style-name="a1400" draw:name="Segnaposto immagine diapositiva 1">
          <svg:title/>
          <svg:desc/>
        </draw:page-thumbnail>
        <draw:frame draw:id="id6" presentation:style-name="a1403" draw:name="Segnaposto note 2" svg:x="0.82677in" svg:y="5.55394in" svg:width="6.61378in" svg:height="5.26142in" presentation:class="notes" presentation:placeholder="false">
          <draw:text-box>
            <text:p text:style-name="a1402" text:class-names="" text:cond-style-name=""><text:span text:style-name="a1401" text:class-names=""/></text:p>
          </draw:text-box>
          <svg:title/>
          <svg:desc/>
        </draw:frame>
        <draw:frame draw:id="id7" presentation:style-name="a1406" draw:name="Segnaposto intestazione 3" svg:x="0in" svg:y="0in" svg:width="3.5878in" svg:height="0.58425in" presentation:class="header" presentation:placeholder="false">
          <draw:text-box>
            <text:p text:style-name="a1405" text:class-names="" text:cond-style-name=""><text:span text:style-name="a1404" text:class-names=""/></text:p>
          </draw:text-box>
          <svg:title/>
          <svg:desc/>
        </draw:frame>
        <draw:frame draw:id="id8" presentation:style-name="a1409" draw:name="Segnaposto data 4" svg:x="4.67953in" svg:y="0in" svg:width="3.5878in" svg:height="0.58425in" presentation:class="date-time" presentation:placeholder="false">
          <draw:text-box>
            <text:p text:style-name="a1408" text:class-names="" text:cond-style-name=""><text:span text:style-name="a1407" text:class-names=""/></text:p>
          </draw:text-box>
          <svg:title/>
          <svg:desc/>
        </draw:frame>
        <draw:frame draw:id="id9" presentation:style-name="a1412" draw:name="Segnaposto piè di pagina 5" svg:x="0in" svg:y="11.10827in" svg:width="3.5878in" svg:height="0.58425in" presentation:class="footer" presentation:placeholder="false">
          <draw:text-box>
            <text:p text:style-name="a1411" text:class-names="" text:cond-style-name=""><text:span text:style-name="a1410" text:class-names=""/></text:p>
          </draw:text-box>
          <svg:title/>
          <svg:desc/>
        </draw:frame>
        <draw:frame draw:id="id10" presentation:style-name="a1415" draw:name="Segnaposto numero diapositiva 6" svg:x="4.67953in" svg:y="11.10827in" svg:width="3.5878in" svg:height="0.58425in" presentation:class="page-number" presentation:placeholder="false">
          <draw:text-box>
            <text:p text:style-name="a1414" text:class-names="" text:cond-style-name=""><text:span text:style-name="a1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uto-con-didascalia" style:page-layout-name="pageLayout1" draw:style-name="a1417">
      <draw:frame draw:id="id173" presentation:style-name="a1420" draw:name="Titolo 1" svg:x="0.51736in" svg:y="0.72222in" svg:width="2.4184in" svg:height="2.52778in" presentation:class="title" presentation:placeholder="false">
        <draw:text-box>
          <text:p text:style-name="a1419" text:class-names="" text:cond-style-name=""><text:span text:style-name="a1418" text:class-names="">Fare clic per modificare lo stile del titolo</text:span></text:p>
        </draw:text-box>
        <svg:title/>
        <svg:desc/>
      </draw:frame>
      <draw:frame draw:id="id174" presentation:style-name="a1435" draw:name="Segnaposto contenuto 2" svg:x="3.18924in" svg:y="1.55903in" svg:width="3.79687in" svg:height="7.69965in" presentation:class="object" presentation:placeholder="false">
        <draw:text-box>
          <text:p text:style-name="a1422" text:class-names="" text:cond-style-name=""><text:span text:style-name="a1421" text:class-names="">Fare clic per modificare stili del testo dello schema</text:span></text:p>
          <text:list text:style-name="a1425">
            <text:list-item>
              <text:list text:style-name="a1425">
                <text:list-item>
                  <text:p text:style-name="a1424" text:class-names="" text:cond-style-name=""><text:span text:style-name="a1423" text:class-names="">Secondo livello</text:span></text:p>
                </text:list-item>
              </text:list>
            </text:list-item>
          </text:list>
          <text:list text:style-name="a1428">
            <text:list-item>
              <text:list text:style-name="a1428">
                <text:list-item>
                  <text:list text:style-name="a1428">
                    <text:list-item>
                      <text:p text:style-name="a1427" text:class-names="" text:cond-style-name=""><text:span text:style-name="a142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1">
            <text:list-item>
              <text:list text:style-name="a1431">
                <text:list-item>
                  <text:list text:style-name="a1431">
                    <text:list-item>
                      <text:list text:style-name="a1431">
                        <text:list-item>
                          <text:p text:style-name="a1430" text:class-names="" text:cond-style-name=""><text:span text:style-name="a142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4">
            <text:list-item>
              <text:list text:style-name="a1434">
                <text:list-item>
                  <text:list text:style-name="a1434">
                    <text:list-item>
                      <text:list text:style-name="a1434">
                        <text:list-item>
                          <text:list text:style-name="a1434">
                            <text:list-item>
                              <text:p text:style-name="a1433" text:class-names="" text:cond-style-name=""><text:span text:style-name="a143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39" draw:name="Segnaposto testo 3" svg:x="0.51736in" svg:y="3.25in" svg:width="2.4184in" svg:height="6.02083in" presentation:class="outline" presentation:placeholder="false">
        <draw:text-box>
          <text:list text:style-name="a1438">
            <text:list-item>
              <text:p text:style-name="a1437" text:class-names="" text:cond-style-name=""><text:span text:style-name="a1436" text:class-names="">Fare clic per modificare stili del testo dello schema</text:span></text:p>
            </text:list-item>
          </text:list>
        </draw:text-box>
        <svg:title/>
        <svg:desc/>
      </draw:frame>
      <draw:frame draw:id="id176" presentation:style-name="a1443" draw:name="Segnaposto data 4" svg:x="0.51575in" svg:y="10.04094in" svg:width="1.68701in" svg:height="0.57638in" presentation:class="date-time" presentation:placeholder="false">
        <draw:text-box>
          <text:p text:style-name="a1442" text:class-names="" text:cond-style-name=""><text:span text:style-name="a1440" text:class-names=""><text:date text:fixed="false" style:data-style-name="a1441">3/24/2019</text:date></text:span></text:p>
        </draw:text-box>
        <svg:title/>
        <svg:desc/>
      </draw:frame>
      <draw:frame draw:id="id177" presentation:style-name="a1446" draw:name="Segnaposto piè di pagina 5" svg:x="2.48425in" svg:y="10.04094in" svg:width="2.53071in" svg:height="0.57638in" presentation:class="footer" presentation:placeholder="false">
        <draw:text-box>
          <text:p text:style-name="a1445" text:class-names="" text:cond-style-name=""><text:span text:style-name="a1444" text:class-names=""/></text:p>
        </draw:text-box>
        <svg:title/>
        <svg:desc/>
      </draw:frame>
      <draw:frame draw:id="id178" presentation:style-name="a1449" draw:name="Segnaposto numero diapositiva 6" svg:x="5.29685in" svg:y="10.04094in" svg:width="1.68701in" svg:height="0.57638in" presentation:class="page-number" presentation:placeholder="false">
        <draw:text-box>
          <text:p text:style-name="a1448" text:class-names="" text:cond-style-name=""><text:span text:style-name="a1447" text:class-names=""><text:page-number style:num-format="1" text:fixed="false"/></text:span></text:p>
        </draw:text-box>
        <svg:title/>
        <svg:desc/>
      </draw:frame>
      <presentation:notes style:page-layout-name="pageLayout2" draw:style-name="a1466">
        <draw:page-thumbnail svg:x="1.21063in" svg:y="0.88858in" svg:width="5.84567in" svg:height="4.38425in" presentation:class="page" draw:id="id5" presentation:style-name="a1450" draw:name="Segnaposto immagine diapositiva 1">
          <svg:title/>
          <svg:desc/>
        </draw:page-thumbnail>
        <draw:frame draw:id="id6" presentation:style-name="a1453" draw:name="Segnaposto note 2" svg:x="0.82677in" svg:y="5.55394in" svg:width="6.61378in" svg:height="5.26142in" presentation:class="notes" presentation:placeholder="false">
          <draw:text-box>
            <text:p text:style-name="a1452" text:class-names="" text:cond-style-name=""><text:span text:style-name="a1451" text:class-names=""/></text:p>
          </draw:text-box>
          <svg:title/>
          <svg:desc/>
        </draw:frame>
        <draw:frame draw:id="id7" presentation:style-name="a1456" draw:name="Segnaposto intestazione 3" svg:x="0in" svg:y="0in" svg:width="3.5878in" svg:height="0.58425in" presentation:class="header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8" presentation:style-name="a1459" draw:name="Segnaposto data 4" svg:x="4.67953in" svg:y="0in" svg:width="3.5878in" svg:height="0.58425in" presentation:class="date-time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9" presentation:style-name="a1462" draw:name="Segnaposto piè di pagina 5" svg:x="0in" svg:y="11.10827in" svg:width="3.5878in" svg:height="0.58425in" presentation:class="footer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10" presentation:style-name="a1465" draw:name="Segnaposto numero diapositiva 6" svg:x="4.67953in" svg:y="11.10827in" svg:width="3.5878in" svg:height="0.58425in" presentation:class="page-number" presentation:placeholder="false">
          <draw:text-box>
            <text:p text:style-name="a1464" text:class-names="" text:cond-style-name=""><text:span text:style-name="a14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magine-con-didascalia" style:page-layout-name="pageLayout1" draw:style-name="a1467">
      <draw:frame draw:id="id179" presentation:style-name="a1470" draw:name="Titolo 1" svg:x="0.51736in" svg:y="0.72222in" svg:width="2.4184in" svg:height="2.52778in" presentation:class="title" presentation:placeholder="false">
        <draw:text-box>
          <text:p text:style-name="a1469" text:class-names="" text:cond-style-name=""><text:span text:style-name="a1468" text:class-names="">Fare clic per modificare lo stile del titolo</text:span></text:p>
        </draw:text-box>
        <svg:title/>
        <svg:desc/>
      </draw:frame>
      <draw:frame draw:id="id180" presentation:style-name="a1473" draw:name="Segnaposto immagine 2" svg:x="3.18924in" svg:y="1.55903in" svg:width="3.79687in" svg:height="7.69965in" presentation:class="graphic" presentation:placeholder="false">
        <draw:text-box>
          <text:p text:style-name="a1472" text:class-names="" text:cond-style-name=""><text:span text:style-name="a1471" text:class-names=""/></text:p>
        </draw:text-box>
        <svg:title/>
        <svg:desc/>
      </draw:frame>
      <draw:frame draw:id="id181" presentation:style-name="a1477" draw:name="Segnaposto testo 3" svg:x="0.51736in" svg:y="3.25in" svg:width="2.4184in" svg:height="6.02083in" presentation:class="outline" presentation:placeholder="false">
        <draw:text-box>
          <text:list text:style-name="a1476">
            <text:list-item>
              <text:p text:style-name="a1475" text:class-names="" text:cond-style-name=""><text:span text:style-name="a1474" text:class-names="">Fare clic per modificare stili del testo dello schema</text:span></text:p>
            </text:list-item>
          </text:list>
        </draw:text-box>
        <svg:title/>
        <svg:desc/>
      </draw:frame>
      <draw:frame draw:id="id182" presentation:style-name="a1481" draw:name="Segnaposto data 4" svg:x="0.51575in" svg:y="10.04094in" svg:width="1.68701in" svg:height="0.57638in" presentation:class="date-time" presentation:placeholder="false">
        <draw:text-box>
          <text:p text:style-name="a1480" text:class-names="" text:cond-style-name=""><text:span text:style-name="a1478" text:class-names=""><text:date text:fixed="false" style:data-style-name="a1479">3/24/2019</text:date></text:span></text:p>
        </draw:text-box>
        <svg:title/>
        <svg:desc/>
      </draw:frame>
      <draw:frame draw:id="id183" presentation:style-name="a1484" draw:name="Segnaposto piè di pagina 5" svg:x="2.48425in" svg:y="10.04094in" svg:width="2.53071in" svg:height="0.57638in" presentation:class="footer" presentation:placeholder="false">
        <draw:text-box>
          <text:p text:style-name="a1483" text:class-names="" text:cond-style-name=""><text:span text:style-name="a1482" text:class-names=""/></text:p>
        </draw:text-box>
        <svg:title/>
        <svg:desc/>
      </draw:frame>
      <draw:frame draw:id="id184" presentation:style-name="a1487" draw:name="Segnaposto numero diapositiva 6" svg:x="5.29685in" svg:y="10.04094in" svg:width="1.68701in" svg:height="0.57638in" presentation:class="page-number" presentation:placeholder="false">
        <draw:text-box>
          <text:p text:style-name="a1486" text:class-names="" text:cond-style-name=""><text:span text:style-name="a1485" text:class-names=""><text:page-number style:num-format="1" text:fixed="false"/></text:span></text:p>
        </draw:text-box>
        <svg:title/>
        <svg:desc/>
      </draw:frame>
      <presentation:notes style:page-layout-name="pageLayout2" draw:style-name="a1504">
        <draw:page-thumbnail svg:x="1.21063in" svg:y="0.88858in" svg:width="5.84567in" svg:height="4.38425in" presentation:class="page" draw:id="id5" presentation:style-name="a1488" draw:name="Segnaposto immagine diapositiva 1">
          <svg:title/>
          <svg:desc/>
        </draw:page-thumbnail>
        <draw:frame draw:id="id6" presentation:style-name="a1491" draw:name="Segnaposto note 2" svg:x="0.82677in" svg:y="5.55394in" svg:width="6.61378in" svg:height="5.26142in" presentation:class="notes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7" presentation:style-name="a1494" draw:name="Segnaposto intestazione 3" svg:x="0in" svg:y="0in" svg:width="3.5878in" svg:height="0.58425in" presentation:class="head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8" presentation:style-name="a1497" draw:name="Segnaposto data 4" svg:x="4.67953in" svg:y="0in" svg:width="3.5878in" svg:height="0.58425in" presentation:class="date-time" presentation:placeholder="false">
          <draw:text-box>
            <text:p text:style-name="a1496" text:class-names="" text:cond-style-name=""><text:span text:style-name="a1495" text:class-names=""/></text:p>
          </draw:text-box>
          <svg:title/>
          <svg:desc/>
        </draw:frame>
        <draw:frame draw:id="id9" presentation:style-name="a1500" draw:name="Segnaposto piè di pagina 5" svg:x="0in" svg:y="11.10827in" svg:width="3.5878in" svg:height="0.58425in" presentation:class="footer" presentation:placeholder="false">
          <draw:text-box>
            <text:p text:style-name="a1499" text:class-names="" text:cond-style-name=""><text:span text:style-name="a1498" text:class-names=""/></text:p>
          </draw:text-box>
          <svg:title/>
          <svg:desc/>
        </draw:frame>
        <draw:frame draw:id="id10" presentation:style-name="a1503" draw:name="Segnaposto numero diapositiva 6" svg:x="4.67953in" svg:y="11.10827in" svg:width="3.5878in" svg:height="0.58425in" presentation:class="page-number" presentation:placeholder="false">
          <draw:text-box>
            <text:p text:style-name="a1502" text:class-names="" text:cond-style-name=""><text:span text:style-name="a15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olo-e-testo-verticale" style:page-layout-name="pageLayout1" draw:style-name="a1505">
      <draw:frame draw:id="id185" presentation:style-name="a1508" draw:name="Titolo 1" svg:x="0.3748in" svg:y="0.43189in" svg:width="6.74961in" svg:height="1.80866in" presentation:class="title" presentation:placeholder="false">
        <draw:text-box>
          <text:p text:style-name="a1507" text:class-names="" text:cond-style-name=""><text:span text:style-name="a1506" text:class-names="">Fare clic per modificare lo stile del titolo</text:span></text:p>
        </draw:text-box>
        <svg:title/>
        <svg:desc/>
      </draw:frame>
      <draw:frame draw:id="id186" presentation:style-name="a1524" draw:name="Segnaposto testo verticale 2" svg:x="0.3748in" svg:y="2.53465in" svg:width="6.74961in" svg:height="6.28268in" presentation:class="outline" presentation:placeholder="false">
        <draw:text-box>
          <text:list text:style-name="a1511">
            <text:list-item>
              <text:p text:style-name="a1510" text:class-names="" text:cond-style-name=""><text:span text:style-name="a1509" text:class-names="">Fare clic per modificare stili del testo dello schema</text:span></text:p>
            </text:list-item>
          </text:list>
          <text:list text:style-name="a1514">
            <text:list-item>
              <text:list text:style-name="a1514">
                <text:list-item>
                  <text:p text:style-name="a1513" text:class-names="" text:cond-style-name=""><text:span text:style-name="a1512" text:class-names="">Secondo livello</text:span></text:p>
                </text:list-item>
              </text:list>
            </text:list-item>
          </text:list>
          <text:list text:style-name="a1517">
            <text:list-item>
              <text:list text:style-name="a1517">
                <text:list-item>
                  <text:list text:style-name="a1517">
                    <text:list-item>
                      <text:p text:style-name="a1516" text:class-names="" text:cond-style-name=""><text:span text:style-name="a15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20">
            <text:list-item>
              <text:list text:style-name="a1520">
                <text:list-item>
                  <text:list text:style-name="a1520">
                    <text:list-item>
                      <text:list text:style-name="a1520">
                        <text:list-item>
                          <text:p text:style-name="a1519" text:class-names="" text:cond-style-name=""><text:span text:style-name="a15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3">
            <text:list-item>
              <text:list text:style-name="a1523">
                <text:list-item>
                  <text:list text:style-name="a1523">
                    <text:list-item>
                      <text:list text:style-name="a1523">
                        <text:list-item>
                          <text:list text:style-name="a1523">
                            <text:list-item>
                              <text:p text:style-name="a1522" text:class-names="" text:cond-style-name=""><text:span text:style-name="a15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28" draw:name="Segnaposto data 3" svg:x="0.51575in" svg:y="10.04094in" svg:width="1.68701in" svg:height="0.57638in" presentation:class="date-time" presentation:placeholder="false">
        <draw:text-box>
          <text:p text:style-name="a1527" text:class-names="" text:cond-style-name=""><text:span text:style-name="a1525" text:class-names=""><text:date text:fixed="false" style:data-style-name="a1526">3/24/2019</text:date></text:span></text:p>
        </draw:text-box>
        <svg:title/>
        <svg:desc/>
      </draw:frame>
      <draw:frame draw:id="id188" presentation:style-name="a1531" draw:name="Segnaposto piè di pagina 4" svg:x="2.48425in" svg:y="10.04094in" svg:width="2.53071in" svg:height="0.57638in" presentation:class="footer" presentation:placeholder="false">
        <draw:text-box>
          <text:p text:style-name="a1530" text:class-names="" text:cond-style-name=""><text:span text:style-name="a1529" text:class-names=""/></text:p>
        </draw:text-box>
        <svg:title/>
        <svg:desc/>
      </draw:frame>
      <draw:frame draw:id="id189" presentation:style-name="a1534" draw:name="Segnaposto numero diapositiva 5" svg:x="5.29685in" svg:y="10.04094in" svg:width="1.68701in" svg:height="0.57638in" presentation:class="page-number" presentation:placeholder="false">
        <draw:text-box>
          <text:p text:style-name="a1533" text:class-names="" text:cond-style-name=""><text:span text:style-name="a1532" text:class-names=""><text:page-number style:num-format="1" text:fixed="false"/></text:span></text:p>
        </draw:text-box>
        <svg:title/>
        <svg:desc/>
      </draw:frame>
      <presentation:notes style:page-layout-name="pageLayout2" draw:style-name="a1551">
        <draw:page-thumbnail svg:x="1.21063in" svg:y="0.88858in" svg:width="5.84567in" svg:height="4.38425in" presentation:class="page" draw:id="id5" presentation:style-name="a1535" draw:name="Segnaposto immagine diapositiva 1">
          <svg:title/>
          <svg:desc/>
        </draw:page-thumbnail>
        <draw:frame draw:id="id6" presentation:style-name="a1538" draw:name="Segnaposto note 2" svg:x="0.82677in" svg:y="5.55394in" svg:width="6.61378in" svg:height="5.26142in" presentation:class="notes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7" presentation:style-name="a1541" draw:name="Segnaposto intestazione 3" svg:x="0in" svg:y="0in" svg:width="3.5878in" svg:height="0.58425in" presentation:class="header" presentation:placeholder="false">
          <draw:text-box>
            <text:p text:style-name="a1540" text:class-names="" text:cond-style-name=""><text:span text:style-name="a1539" text:class-names=""/></text:p>
          </draw:text-box>
          <svg:title/>
          <svg:desc/>
        </draw:frame>
        <draw:frame draw:id="id8" presentation:style-name="a1544" draw:name="Segnaposto data 4" svg:x="4.67953in" svg:y="0in" svg:width="3.5878in" svg:height="0.58425in" presentation:class="date-time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9" presentation:style-name="a1547" draw:name="Segnaposto piè di pagina 5" svg:x="0in" svg:y="11.10827in" svg:width="3.5878in" svg:height="0.58425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0" presentation:style-name="a1550" draw:name="Segnaposto numero diapositiva 6" svg:x="4.67953in" svg:y="11.10827in" svg:width="3.5878in" svg:height="0.58425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Titolo-e-testo-verticale" style:page-layout-name="pageLayout1" draw:style-name="a1552">
      <draw:frame draw:id="id190" presentation:style-name="a1555" draw:name="Titolo verticale 1" svg:x="5.4375in" svg:y="0.43229in" svg:width="1.6875in" svg:height="8.38542in" presentation:class="title" presentation:placeholder="false">
        <draw:text-box>
          <text:p text:style-name="a1554" text:class-names="" text:cond-style-name=""><text:span text:style-name="a1553" text:class-names="">Fare clic per modificare lo stile del titolo</text:span></text:p>
        </draw:text-box>
        <svg:title/>
        <svg:desc/>
      </draw:frame>
      <draw:frame draw:id="id191" presentation:style-name="a1571" draw:name="Segnaposto testo verticale 2" svg:x="0.375in" svg:y="0.43229in" svg:width="4.89583in" svg:height="8.38542in" presentation:class="outline" presentation:placeholder="false">
        <draw:text-box>
          <text:list text:style-name="a1558">
            <text:list-item>
              <text:p text:style-name="a1557" text:class-names="" text:cond-style-name=""><text:span text:style-name="a1556" text:class-names="">Fare clic per modificare stili del testo dello schema</text:span></text:p>
            </text:list-item>
          </text:list>
          <text:list text:style-name="a1561">
            <text:list-item>
              <text:list text:style-name="a1561">
                <text:list-item>
                  <text:p text:style-name="a1560" text:class-names="" text:cond-style-name=""><text:span text:style-name="a1559" text:class-names="">Secondo livello</text:span></text:p>
                </text:list-item>
              </text:list>
            </text:list-item>
          </text:list>
          <text:list text:style-name="a1564">
            <text:list-item>
              <text:list text:style-name="a1564">
                <text:list-item>
                  <text:list text:style-name="a1564">
                    <text:list-item>
                      <text:p text:style-name="a1563" text:class-names="" text:cond-style-name=""><text:span text:style-name="a156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67">
            <text:list-item>
              <text:list text:style-name="a1567">
                <text:list-item>
                  <text:list text:style-name="a1567">
                    <text:list-item>
                      <text:list text:style-name="a1567">
                        <text:list-item>
                          <text:p text:style-name="a1566" text:class-names="" text:cond-style-name=""><text:span text:style-name="a156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0">
            <text:list-item>
              <text:list text:style-name="a1570">
                <text:list-item>
                  <text:list text:style-name="a1570">
                    <text:list-item>
                      <text:list text:style-name="a1570">
                        <text:list-item>
                          <text:list text:style-name="a1570">
                            <text:list-item>
                              <text:p text:style-name="a1569" text:class-names="" text:cond-style-name=""><text:span text:style-name="a156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575" draw:name="Segnaposto data 3" svg:x="0.51575in" svg:y="10.04094in" svg:width="1.68701in" svg:height="0.57638in" presentation:class="date-time" presentation:placeholder="false">
        <draw:text-box>
          <text:p text:style-name="a1574" text:class-names="" text:cond-style-name=""><text:span text:style-name="a1572" text:class-names=""><text:date text:fixed="false" style:data-style-name="a1573">3/24/2019</text:date></text:span></text:p>
        </draw:text-box>
        <svg:title/>
        <svg:desc/>
      </draw:frame>
      <draw:frame draw:id="id193" presentation:style-name="a1578" draw:name="Segnaposto piè di pagina 4" svg:x="2.48425in" svg:y="10.04094in" svg:width="2.53071in" svg:height="0.57638in" presentation:class="footer" presentation:placeholder="false">
        <draw:text-box>
          <text:p text:style-name="a1577" text:class-names="" text:cond-style-name=""><text:span text:style-name="a1576" text:class-names=""/></text:p>
        </draw:text-box>
        <svg:title/>
        <svg:desc/>
      </draw:frame>
      <draw:frame draw:id="id194" presentation:style-name="a1581" draw:name="Segnaposto numero diapositiva 5" svg:x="5.29685in" svg:y="10.04094in" svg:width="1.68701in" svg:height="0.57638in" presentation:class="page-number" presentation:placeholder="false">
        <draw:text-box>
          <text:p text:style-name="a1580" text:class-names="" text:cond-style-name=""><text:span text:style-name="a1579" text:class-names=""><text:page-number style:num-format="1" text:fixed="false"/></text:span></text:p>
        </draw:text-box>
        <svg:title/>
        <svg:desc/>
      </draw:frame>
      <presentation:notes style:page-layout-name="pageLayout2" draw:style-name="a1598">
        <draw:page-thumbnail svg:x="1.21063in" svg:y="0.88858in" svg:width="5.84567in" svg:height="4.38425in" presentation:class="page" draw:id="id5" presentation:style-name="a1582" draw:name="Segnaposto immagine diapositiva 1">
          <svg:title/>
          <svg:desc/>
        </draw:page-thumbnail>
        <draw:frame draw:id="id6" presentation:style-name="a1585" draw:name="Segnaposto note 2" svg:x="0.82677in" svg:y="5.55394in" svg:width="6.61378in" svg:height="5.26142in" presentation:class="notes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7" presentation:style-name="a1588" draw:name="Segnaposto intestazione 3" svg:x="0in" svg:y="0in" svg:width="3.5878in" svg:height="0.58425in" presentation:class="header" presentation:placeholder="false">
          <draw:text-box>
            <text:p text:style-name="a1587" text:class-names="" text:cond-style-name=""><text:span text:style-name="a1586" text:class-names=""/></text:p>
          </draw:text-box>
          <svg:title/>
          <svg:desc/>
        </draw:frame>
        <draw:frame draw:id="id8" presentation:style-name="a1591" draw:name="Segnaposto data 4" svg:x="4.67953in" svg:y="0in" svg:width="3.5878in" svg:height="0.58425in" presentation:class="date-time" presentation:placeholder="false">
          <draw:text-box>
            <text:p text:style-name="a1590" text:class-names="" text:cond-style-name=""><text:span text:style-name="a1589" text:class-names=""/></text:p>
          </draw:text-box>
          <svg:title/>
          <svg:desc/>
        </draw:frame>
        <draw:frame draw:id="id9" presentation:style-name="a1594" draw:name="Segnaposto piè di pagina 5" svg:x="0in" svg:y="11.10827in" svg:width="3.5878in" svg:height="0.58425in" presentation:class="footer" presentation:placeholder="false">
          <draw:text-box>
            <text:p text:style-name="a1593" text:class-names="" text:cond-style-name=""><text:span text:style-name="a1592" text:class-names=""/></text:p>
          </draw:text-box>
          <svg:title/>
          <svg:desc/>
        </draw:frame>
        <draw:frame draw:id="id10" presentation:style-name="a1597" draw:name="Segnaposto numero diapositiva 6" svg:x="4.67953in" svg:y="11.10827in" svg:width="3.5878in" svg:height="0.58425in" presentation:class="page-number" presentation:placeholder="false">
          <draw:text-box>
            <text:p text:style-name="a1596" text:class-names="" text:cond-style-name=""><text:span text:style-name="a15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Vuota___" style:page-layout-name="pageLayout1" draw:style-name="a1599">
      <draw:frame draw:id="id195" presentation:style-name="a1603" draw:name="Date Placeholder 1" svg:x="0.51575in" svg:y="10.04094in" svg:width="1.68701in" svg:height="0.57638in" presentation:class="date-time" presentation:placeholder="false">
        <draw:text-box>
          <text:p text:style-name="a1602" text:class-names="" text:cond-style-name=""><text:span text:style-name="a1600" text:class-names=""><text:date text:fixed="false" style:data-style-name="a1601">3/24/2019</text:date></text:span></text:p>
        </draw:text-box>
        <svg:title/>
        <svg:desc/>
      </draw:frame>
      <draw:frame draw:id="id196" presentation:style-name="a1606" draw:name="Footer Placeholder 2" svg:x="2.48425in" svg:y="10.04094in" svg:width="2.53071in" svg:height="0.57638in" presentation:class="footer" presentation:placeholder="false">
        <draw:text-box>
          <text:p text:style-name="a1605" text:class-names="" text:cond-style-name=""><text:span text:style-name="a1604" text:class-names=""/></text:p>
        </draw:text-box>
        <svg:title/>
        <svg:desc/>
      </draw:frame>
      <draw:frame draw:id="id197" presentation:style-name="a1609" draw:name="Slide Number Placeholder 3" svg:x="5.29685in" svg:y="10.04094in" svg:width="1.68701in" svg:height="0.57638in" presentation:class="page-number" presentation:placeholder="false">
        <draw:text-box>
          <text:p text:style-name="a1608" text:class-names="" text:cond-style-name=""><text:span text:style-name="a1607" text:class-names=""><text:page-number style:num-format="1" text:fixed="false"/></text:span></text:p>
        </draw:text-box>
        <svg:title/>
        <svg:desc/>
      </draw:frame>
      <draw:frame draw:id="id198" presentation:style-name="a1612" draw:name="Segnaposto titolo 4" svg:x="0.3748in" svg:y="0.43189in" svg:width="6.74961in" svg:height="1.80866in" presentation:class="title" presentation:placeholder="false">
        <draw:text-box>
          <text:p text:style-name="a1611" text:class-names="" text:cond-style-name=""><text:span text:style-name="a1610" text:class-names=""/></text:p>
        </draw:text-box>
        <svg:title/>
        <svg:desc/>
      </draw:frame>
      <draw:frame draw:id="id199" presentation:style-name="a1628" draw:name="Segnaposto testo 5" svg:x="0.3748in" svg:y="2.53465in" svg:width="6.74961in" svg:height="6.28268in" presentation:class="outline" presentation:placeholder="false">
        <draw:text-box>
          <text:list text:style-name="a1615">
            <text:list-item>
              <text:p text:style-name="a1614" text:class-names="" text:cond-style-name=""><text:span text:style-name="a1613" text:class-names="">Fare clic per modificare stili del testo dello schema</text:span></text:p>
            </text:list-item>
          </text:list>
          <text:list text:style-name="a1618">
            <text:list-item>
              <text:list text:style-name="a1618">
                <text:list-item>
                  <text:p text:style-name="a1617" text:class-names="" text:cond-style-name=""><text:span text:style-name="a1616" text:class-names="">Secondo livello</text:span></text:p>
                </text:list-item>
              </text:list>
            </text:list-item>
          </text:list>
          <text:list text:style-name="a1621">
            <text:list-item>
              <text:list text:style-name="a1621">
                <text:list-item>
                  <text:list text:style-name="a1621">
                    <text:list-item>
                      <text:p text:style-name="a1620" text:class-names="" text:cond-style-name=""><text:span text:style-name="a161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24">
            <text:list-item>
              <text:list text:style-name="a1624">
                <text:list-item>
                  <text:list text:style-name="a1624">
                    <text:list-item>
                      <text:list text:style-name="a1624">
                        <text:list-item>
                          <text:p text:style-name="a1623" text:class-names="" text:cond-style-name=""><text:span text:style-name="a162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7">
            <text:list-item>
              <text:list text:style-name="a1627">
                <text:list-item>
                  <text:list text:style-name="a1627">
                    <text:list-item>
                      <text:list text:style-name="a1627">
                        <text:list-item>
                          <text:list text:style-name="a1627">
                            <text:list-item>
                              <text:p text:style-name="a1626" text:class-names="" text:cond-style-name=""><text:span text:style-name="a162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645">
        <draw:page-thumbnail svg:x="1.21063in" svg:y="0.88858in" svg:width="5.84567in" svg:height="4.38425in" presentation:class="page" draw:id="id5" presentation:style-name="a1629" draw:name="Segnaposto immagine diapositiva 1">
          <svg:title/>
          <svg:desc/>
        </draw:page-thumbnail>
        <draw:frame draw:id="id6" presentation:style-name="a1632" draw:name="Segnaposto note 2" svg:x="0.82677in" svg:y="5.55394in" svg:width="6.61378in" svg:height="5.26142in" presentation:class="notes" presentation:placeholder="false">
          <draw:text-box>
            <text:p text:style-name="a1631" text:class-names="" text:cond-style-name=""><text:span text:style-name="a1630" text:class-names=""/></text:p>
          </draw:text-box>
          <svg:title/>
          <svg:desc/>
        </draw:frame>
        <draw:frame draw:id="id7" presentation:style-name="a1635" draw:name="Segnaposto intestazione 3" svg:x="0in" svg:y="0in" svg:width="3.5878in" svg:height="0.58425in" presentation:class="header" presentation:placeholder="false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8" presentation:style-name="a1638" draw:name="Segnaposto data 4" svg:x="4.67953in" svg:y="0in" svg:width="3.5878in" svg:height="0.58425in" presentation:class="date-time" presentation:placeholder="false">
          <draw:text-box>
            <text:p text:style-name="a1637" text:class-names="" text:cond-style-name=""><text:span text:style-name="a1636" text:class-names=""/></text:p>
          </draw:text-box>
          <svg:title/>
          <svg:desc/>
        </draw:frame>
        <draw:frame draw:id="id9" presentation:style-name="a1641" draw:name="Segnaposto piè di pagina 5" svg:x="0in" svg:y="11.10827in" svg:width="3.5878in" svg:height="0.58425in" presentation:class="footer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0" presentation:style-name="a1644" draw:name="Segnaposto numero diapositiva 6" svg:x="4.67953in" svg:y="11.10827in" svg:width="3.5878in" svg:height="0.58425in" presentation:class="page-number" presentation:placeholder="false">
          <draw:text-box>
            <text:p text:style-name="a1643" text:class-names="" text:cond-style-name=""><text:span text:style-name="a1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Diapositiva-titolo" style:page-layout-name="pageLayout1" draw:style-name="a1646">
      <draw:frame draw:id="id200" presentation:style-name="a1649" draw:name="Titolo 1" svg:x="0.9375in" svg:y="1.77257in" svg:width="5.625in" svg:height="3.77257in" presentation:class="title" presentation:placeholder="false">
        <draw:text-box>
          <text:p text:style-name="a1648" text:class-names="" text:cond-style-name=""><text:span text:style-name="a1647" text:class-names="">Fare clic per modificare lo stile del titolo</text:span></text:p>
        </draw:text-box>
        <svg:title/>
        <svg:desc/>
      </draw:frame>
      <draw:frame draw:id="id201" presentation:style-name="a1652" draw:name="Sottotitolo 2" svg:x="0.9375in" svg:y="5.68924in" svg:width="5.625in" svg:height="2.61632in" presentation:class="subtitle" presentation:placeholder="false">
        <draw:text-box>
          <text:p text:style-name="a1651" text:class-names="" text:cond-style-name=""><text:span text:style-name="a1650" text:class-names="">Fare clic per modificare lo stile del sottotitolo dello schema</text:span></text:p>
        </draw:text-box>
        <svg:title/>
        <svg:desc/>
      </draw:frame>
      <draw:frame draw:id="id202" presentation:style-name="a1656" draw:name="Segnaposto data 3" svg:x="0.51575in" svg:y="10.04094in" svg:width="1.68701in" svg:height="0.57638in" presentation:class="date-time" presentation:placeholder="false">
        <draw:text-box>
          <text:p text:style-name="a1655" text:class-names="" text:cond-style-name=""><text:span text:style-name="a1653" text:class-names=""><text:date text:fixed="false" style:data-style-name="a1654">3/24/2019</text:date></text:span></text:p>
        </draw:text-box>
        <svg:title/>
        <svg:desc/>
      </draw:frame>
      <draw:frame draw:id="id203" presentation:style-name="a1659" draw:name="Segnaposto piè di pagina 4" svg:x="2.48425in" svg:y="10.04094in" svg:width="2.53071in" svg:height="0.57638in" presentation:class="footer" presentation:placeholder="false">
        <draw:text-box>
          <text:p text:style-name="a1658" text:class-names="" text:cond-style-name=""><text:span text:style-name="a1657" text:class-names=""/></text:p>
        </draw:text-box>
        <svg:title/>
        <svg:desc/>
      </draw:frame>
      <draw:frame draw:id="id204" presentation:style-name="a1662" draw:name="Segnaposto numero diapositiva 5" svg:x="5.29685in" svg:y="10.04094in" svg:width="1.68701in" svg:height="0.57638in" presentation:class="page-number" presentation:placeholder="false">
        <draw:text-box>
          <text:p text:style-name="a1661" text:class-names="" text:cond-style-name=""><text:span text:style-name="a1660" text:class-names=""><text:page-number style:num-format="1" text:fixed="false"/></text:span></text:p>
        </draw:text-box>
        <svg:title/>
        <svg:desc/>
      </draw:frame>
      <presentation:notes style:page-layout-name="pageLayout2" draw:style-name="a1679">
        <draw:page-thumbnail svg:x="1.21063in" svg:y="0.88858in" svg:width="5.84567in" svg:height="4.38425in" presentation:class="page" draw:id="id5" presentation:style-name="a1663" draw:name="Segnaposto immagine diapositiva 1">
          <svg:title/>
          <svg:desc/>
        </draw:page-thumbnail>
        <draw:frame draw:id="id6" presentation:style-name="a1666" draw:name="Segnaposto note 2" svg:x="0.82677in" svg:y="5.55394in" svg:width="6.61378in" svg:height="5.26142in" presentation:class="notes" presentation:placeholder="false">
          <draw:text-box>
            <text:p text:style-name="a1665" text:class-names="" text:cond-style-name=""><text:span text:style-name="a1664" text:class-names=""/></text:p>
          </draw:text-box>
          <svg:title/>
          <svg:desc/>
        </draw:frame>
        <draw:frame draw:id="id7" presentation:style-name="a1669" draw:name="Segnaposto intestazione 3" svg:x="0in" svg:y="0in" svg:width="3.5878in" svg:height="0.58425in" presentation:class="header" presentation:placeholder="false">
          <draw:text-box>
            <text:p text:style-name="a1668" text:class-names="" text:cond-style-name=""><text:span text:style-name="a1667" text:class-names=""/></text:p>
          </draw:text-box>
          <svg:title/>
          <svg:desc/>
        </draw:frame>
        <draw:frame draw:id="id8" presentation:style-name="a1672" draw:name="Segnaposto data 4" svg:x="4.67953in" svg:y="0in" svg:width="3.5878in" svg:height="0.58425in" presentation:class="date-time" presentation:placeholder="false">
          <draw:text-box>
            <text:p text:style-name="a1671" text:class-names="" text:cond-style-name=""><text:span text:style-name="a1670" text:class-names=""/></text:p>
          </draw:text-box>
          <svg:title/>
          <svg:desc/>
        </draw:frame>
        <draw:frame draw:id="id9" presentation:style-name="a1675" draw:name="Segnaposto piè di pagina 5" svg:x="0in" svg:y="11.10827in" svg:width="3.5878in" svg:height="0.58425in" presentation:class="footer" presentation:placeholder="false">
          <draw:text-box>
            <text:p text:style-name="a1674" text:class-names="" text:cond-style-name=""><text:span text:style-name="a1673" text:class-names=""/></text:p>
          </draw:text-box>
          <svg:title/>
          <svg:desc/>
        </draw:frame>
        <draw:frame draw:id="id10" presentation:style-name="a1678" draw:name="Segnaposto numero diapositiva 6" svg:x="4.67953in" svg:y="11.10827in" svg:width="3.5878in" svg:height="0.58425in" presentation:class="page-number" presentation:placeholder="false">
          <draw:text-box>
            <text:p text:style-name="a1677" text:class-names="" text:cond-style-name=""><text:span text:style-name="a1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olo-e-contenuto" style:page-layout-name="pageLayout1" draw:style-name="a1680">
      <draw:frame draw:id="id205" presentation:style-name="a1683" draw:name="Titolo 1" svg:x="0.3748in" svg:y="0.43189in" svg:width="6.74961in" svg:height="1.80866in" presentation:class="title" presentation:placeholder="false">
        <draw:text-box>
          <text:p text:style-name="a1682" text:class-names="" text:cond-style-name=""><text:span text:style-name="a1681" text:class-names="">Fare clic per modificare lo stile del titolo</text:span></text:p>
        </draw:text-box>
        <svg:title/>
        <svg:desc/>
      </draw:frame>
      <draw:frame draw:id="id206" presentation:style-name="a1698" draw:name="Segnaposto contenuto 2" svg:x="0.3748in" svg:y="2.53465in" svg:width="6.74961in" svg:height="6.28268in" presentation:class="object" presentation:placeholder="false">
        <draw:text-box>
          <text:p text:style-name="a1685" text:class-names="" text:cond-style-name=""><text:span text:style-name="a1684" text:class-names="">Fare clic per modificare stili del testo dello schema</text:span></text:p>
          <text:list text:style-name="a1688">
            <text:list-item>
              <text:list text:style-name="a1688">
                <text:list-item>
                  <text:p text:style-name="a1687" text:class-names="" text:cond-style-name=""><text:span text:style-name="a1686" text:class-names="">Secondo livello</text:span></text:p>
                </text:list-item>
              </text:list>
            </text:list-item>
          </text:list>
          <text:list text:style-name="a1691">
            <text:list-item>
              <text:list text:style-name="a1691">
                <text:list-item>
                  <text:list text:style-name="a1691">
                    <text:list-item>
                      <text:p text:style-name="a1690" text:class-names="" text:cond-style-name=""><text:span text:style-name="a168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94">
            <text:list-item>
              <text:list text:style-name="a1694">
                <text:list-item>
                  <text:list text:style-name="a1694">
                    <text:list-item>
                      <text:list text:style-name="a1694">
                        <text:list-item>
                          <text:p text:style-name="a1693" text:class-names="" text:cond-style-name=""><text:span text:style-name="a169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7">
            <text:list-item>
              <text:list text:style-name="a1697">
                <text:list-item>
                  <text:list text:style-name="a1697">
                    <text:list-item>
                      <text:list text:style-name="a1697">
                        <text:list-item>
                          <text:list text:style-name="a1697">
                            <text:list-item>
                              <text:p text:style-name="a1696" text:class-names="" text:cond-style-name=""><text:span text:style-name="a169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702" draw:name="Segnaposto data 3" svg:x="0.51575in" svg:y="10.04094in" svg:width="1.68701in" svg:height="0.57638in" presentation:class="date-time" presentation:placeholder="false">
        <draw:text-box>
          <text:p text:style-name="a1701" text:class-names="" text:cond-style-name=""><text:span text:style-name="a1699" text:class-names=""><text:date text:fixed="false" style:data-style-name="a1700">3/24/2019</text:date></text:span></text:p>
        </draw:text-box>
        <svg:title/>
        <svg:desc/>
      </draw:frame>
      <draw:frame draw:id="id208" presentation:style-name="a1705" draw:name="Segnaposto piè di pagina 4" svg:x="2.48425in" svg:y="10.04094in" svg:width="2.53071in" svg:height="0.57638in" presentation:class="footer" presentation:placeholder="false">
        <draw:text-box>
          <text:p text:style-name="a1704" text:class-names="" text:cond-style-name=""><text:span text:style-name="a1703" text:class-names=""/></text:p>
        </draw:text-box>
        <svg:title/>
        <svg:desc/>
      </draw:frame>
      <draw:frame draw:id="id209" presentation:style-name="a1708" draw:name="Segnaposto numero diapositiva 5" svg:x="5.29685in" svg:y="10.04094in" svg:width="1.68701in" svg:height="0.57638in" presentation:class="page-number" presentation:placeholder="false">
        <draw:text-box>
          <text:p text:style-name="a1707" text:class-names="" text:cond-style-name=""><text:span text:style-name="a1706" text:class-names=""><text:page-number style:num-format="1" text:fixed="false"/></text:span></text:p>
        </draw:text-box>
        <svg:title/>
        <svg:desc/>
      </draw:frame>
      <presentation:notes style:page-layout-name="pageLayout2" draw:style-name="a1725">
        <draw:page-thumbnail svg:x="1.21063in" svg:y="0.88858in" svg:width="5.84567in" svg:height="4.38425in" presentation:class="page" draw:id="id5" presentation:style-name="a1709" draw:name="Segnaposto immagine diapositiva 1">
          <svg:title/>
          <svg:desc/>
        </draw:page-thumbnail>
        <draw:frame draw:id="id6" presentation:style-name="a1712" draw:name="Segnaposto note 2" svg:x="0.82677in" svg:y="5.55394in" svg:width="6.61378in" svg:height="5.26142in" presentation:class="notes" presentation:placeholder="false">
          <draw:text-box>
            <text:p text:style-name="a1711" text:class-names="" text:cond-style-name=""><text:span text:style-name="a1710" text:class-names=""/></text:p>
          </draw:text-box>
          <svg:title/>
          <svg:desc/>
        </draw:frame>
        <draw:frame draw:id="id7" presentation:style-name="a1715" draw:name="Segnaposto intestazione 3" svg:x="0in" svg:y="0in" svg:width="3.5878in" svg:height="0.58425in" presentation:class="header" presentation:placeholder="false">
          <draw:text-box>
            <text:p text:style-name="a1714" text:class-names="" text:cond-style-name=""><text:span text:style-name="a1713" text:class-names=""/></text:p>
          </draw:text-box>
          <svg:title/>
          <svg:desc/>
        </draw:frame>
        <draw:frame draw:id="id8" presentation:style-name="a1718" draw:name="Segnaposto data 4" svg:x="4.67953in" svg:y="0in" svg:width="3.5878in" svg:height="0.58425in" presentation:class="date-time" presentation:placeholder="false">
          <draw:text-box>
            <text:p text:style-name="a1717" text:class-names="" text:cond-style-name=""><text:span text:style-name="a1716" text:class-names=""/></text:p>
          </draw:text-box>
          <svg:title/>
          <svg:desc/>
        </draw:frame>
        <draw:frame draw:id="id9" presentation:style-name="a1721" draw:name="Segnaposto piè di pagina 5" svg:x="0in" svg:y="11.10827in" svg:width="3.5878in" svg:height="0.58425in" presentation:class="footer" presentation:placeholder="false">
          <draw:text-box>
            <text:p text:style-name="a1720" text:class-names="" text:cond-style-name=""><text:span text:style-name="a1719" text:class-names=""/></text:p>
          </draw:text-box>
          <svg:title/>
          <svg:desc/>
        </draw:frame>
        <draw:frame draw:id="id10" presentation:style-name="a1724" draw:name="Segnaposto numero diapositiva 6" svg:x="4.67953in" svg:y="11.10827in" svg:width="3.5878in" svg:height="0.58425in" presentation:class="page-number" presentation:placeholder="false">
          <draw:text-box>
            <text:p text:style-name="a1723" text:class-names="" text:cond-style-name=""><text:span text:style-name="a17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Intestazione-sezione" style:page-layout-name="pageLayout1" draw:style-name="a1726">
      <draw:frame draw:id="id210" presentation:style-name="a1729" draw:name="Titolo 1" svg:x="0.51215in" svg:y="2.70139in" svg:width="6.46875in" svg:height="4.50521in" presentation:class="title" presentation:placeholder="false">
        <draw:text-box>
          <text:p text:style-name="a1728" text:class-names="" text:cond-style-name=""><text:span text:style-name="a1727" text:class-names="">Fare clic per modificare lo stile del titolo</text:span></text:p>
        </draw:text-box>
        <svg:title/>
        <svg:desc/>
      </draw:frame>
      <draw:frame draw:id="id211" presentation:style-name="a1733" draw:name="Segnaposto testo 2" svg:x="0.51215in" svg:y="7.25in" svg:width="6.46875in" svg:height="2.36979in" presentation:class="outline" presentation:placeholder="false">
        <draw:text-box>
          <text:list text:style-name="a1732">
            <text:list-item>
              <text:p text:style-name="a1731" text:class-names="" text:cond-style-name=""><text:span text:style-name="a1730" text:class-names="">Fare clic per modificare stili del testo dello schema</text:span></text:p>
            </text:list-item>
          </text:list>
        </draw:text-box>
        <svg:title/>
        <svg:desc/>
      </draw:frame>
      <draw:frame draw:id="id212" presentation:style-name="a1737" draw:name="Segnaposto data 3" svg:x="0.51575in" svg:y="10.04094in" svg:width="1.68701in" svg:height="0.57638in" presentation:class="date-time" presentation:placeholder="false">
        <draw:text-box>
          <text:p text:style-name="a1736" text:class-names="" text:cond-style-name=""><text:span text:style-name="a1734" text:class-names=""><text:date text:fixed="false" style:data-style-name="a1735">3/24/2019</text:date></text:span></text:p>
        </draw:text-box>
        <svg:title/>
        <svg:desc/>
      </draw:frame>
      <draw:frame draw:id="id213" presentation:style-name="a1740" draw:name="Segnaposto piè di pagina 4" svg:x="2.48425in" svg:y="10.04094in" svg:width="2.53071in" svg:height="0.57638in" presentation:class="footer" presentation:placeholder="false">
        <draw:text-box>
          <text:p text:style-name="a1739" text:class-names="" text:cond-style-name=""><text:span text:style-name="a1738" text:class-names=""/></text:p>
        </draw:text-box>
        <svg:title/>
        <svg:desc/>
      </draw:frame>
      <draw:frame draw:id="id214" presentation:style-name="a1743" draw:name="Segnaposto numero diapositiva 5" svg:x="5.29685in" svg:y="10.04094in" svg:width="1.68701in" svg:height="0.57638in" presentation:class="page-number" presentation:placeholder="false">
        <draw:text-box>
          <text:p text:style-name="a1742" text:class-names="" text:cond-style-name=""><text:span text:style-name="a1741" text:class-names=""><text:page-number style:num-format="1" text:fixed="false"/></text:span></text:p>
        </draw:text-box>
        <svg:title/>
        <svg:desc/>
      </draw:frame>
      <presentation:notes style:page-layout-name="pageLayout2" draw:style-name="a1760">
        <draw:page-thumbnail svg:x="1.21063in" svg:y="0.88858in" svg:width="5.84567in" svg:height="4.38425in" presentation:class="page" draw:id="id5" presentation:style-name="a1744" draw:name="Segnaposto immagine diapositiva 1">
          <svg:title/>
          <svg:desc/>
        </draw:page-thumbnail>
        <draw:frame draw:id="id6" presentation:style-name="a1747" draw:name="Segnaposto note 2" svg:x="0.82677in" svg:y="5.55394in" svg:width="6.61378in" svg:height="5.26142in" presentation:class="notes" presentation:placeholder="false">
          <draw:text-box>
            <text:p text:style-name="a1746" text:class-names="" text:cond-style-name=""><text:span text:style-name="a1745" text:class-names=""/></text:p>
          </draw:text-box>
          <svg:title/>
          <svg:desc/>
        </draw:frame>
        <draw:frame draw:id="id7" presentation:style-name="a1750" draw:name="Segnaposto intestazione 3" svg:x="0in" svg:y="0in" svg:width="3.5878in" svg:height="0.58425in" presentation:class="header" presentation:placeholder="false">
          <draw:text-box>
            <text:p text:style-name="a1749" text:class-names="" text:cond-style-name=""><text:span text:style-name="a1748" text:class-names=""/></text:p>
          </draw:text-box>
          <svg:title/>
          <svg:desc/>
        </draw:frame>
        <draw:frame draw:id="id8" presentation:style-name="a1753" draw:name="Segnaposto data 4" svg:x="4.67953in" svg:y="0in" svg:width="3.5878in" svg:height="0.58425in" presentation:class="date-time" presentation:placeholder="false">
          <draw:text-box>
            <text:p text:style-name="a1752" text:class-names="" text:cond-style-name=""><text:span text:style-name="a1751" text:class-names=""/></text:p>
          </draw:text-box>
          <svg:title/>
          <svg:desc/>
        </draw:frame>
        <draw:frame draw:id="id9" presentation:style-name="a1756" draw:name="Segnaposto piè di pagina 5" svg:x="0in" svg:y="11.10827in" svg:width="3.5878in" svg:height="0.58425in" presentation:class="footer" presentation:placeholder="false">
          <draw:text-box>
            <text:p text:style-name="a1755" text:class-names="" text:cond-style-name=""><text:span text:style-name="a1754" text:class-names=""/></text:p>
          </draw:text-box>
          <svg:title/>
          <svg:desc/>
        </draw:frame>
        <draw:frame draw:id="id10" presentation:style-name="a1759" draw:name="Segnaposto numero diapositiva 6" svg:x="4.67953in" svg:y="11.10827in" svg:width="3.5878in" svg:height="0.58425in" presentation:class="page-number" presentation:placeholder="false">
          <draw:text-box>
            <text:p text:style-name="a1758" text:class-names="" text:cond-style-name=""><text:span text:style-name="a1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Due-contenuti" style:page-layout-name="pageLayout1" draw:style-name="a1761">
      <draw:frame draw:id="id215" presentation:style-name="a1764" draw:name="Titolo 1" svg:x="0.3748in" svg:y="0.43189in" svg:width="6.74961in" svg:height="1.80866in" presentation:class="title" presentation:placeholder="false">
        <draw:text-box>
          <text:p text:style-name="a1763" text:class-names="" text:cond-style-name=""><text:span text:style-name="a1762" text:class-names="">Fare clic per modificare lo stile del titolo</text:span></text:p>
        </draw:text-box>
        <svg:title/>
        <svg:desc/>
      </draw:frame>
      <draw:frame draw:id="id216" presentation:style-name="a1779" draw:name="Segnaposto contenuto 2" svg:x="0.375in" svg:y="2.53472in" svg:width="3.29167in" svg:height="6.28299in" presentation:class="object" presentation:placeholder="false">
        <draw:text-box>
          <text:p text:style-name="a1766" text:class-names="" text:cond-style-name=""><text:span text:style-name="a1765" text:class-names="">Fare clic per modificare stili del testo dello schema</text:span></text:p>
          <text:list text:style-name="a1769">
            <text:list-item>
              <text:list text:style-name="a1769">
                <text:list-item>
                  <text:p text:style-name="a1768" text:class-names="" text:cond-style-name=""><text:span text:style-name="a1767" text:class-names="">Secondo livello</text:span></text:p>
                </text:list-item>
              </text:list>
            </text:list-item>
          </text:list>
          <text:list text:style-name="a1772">
            <text:list-item>
              <text:list text:style-name="a1772">
                <text:list-item>
                  <text:list text:style-name="a1772">
                    <text:list-item>
                      <text:p text:style-name="a1771" text:class-names="" text:cond-style-name=""><text:span text:style-name="a177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75">
            <text:list-item>
              <text:list text:style-name="a1775">
                <text:list-item>
                  <text:list text:style-name="a1775">
                    <text:list-item>
                      <text:list text:style-name="a1775">
                        <text:list-item>
                          <text:p text:style-name="a1774" text:class-names="" text:cond-style-name=""><text:span text:style-name="a177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8">
            <text:list-item>
              <text:list text:style-name="a1778">
                <text:list-item>
                  <text:list text:style-name="a1778">
                    <text:list-item>
                      <text:list text:style-name="a1778">
                        <text:list-item>
                          <text:list text:style-name="a1778">
                            <text:list-item>
                              <text:p text:style-name="a1777" text:class-names="" text:cond-style-name=""><text:span text:style-name="a177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794" draw:name="Segnaposto contenuto 3" svg:x="3.83333in" svg:y="2.53472in" svg:width="3.29167in" svg:height="6.28299in" presentation:class="object" presentation:placeholder="false">
        <draw:text-box>
          <text:p text:style-name="a1781" text:class-names="" text:cond-style-name=""><text:span text:style-name="a1780" text:class-names="">Fare clic per modificare stili del testo dello schema</text:span></text:p>
          <text:list text:style-name="a1784">
            <text:list-item>
              <text:list text:style-name="a1784">
                <text:list-item>
                  <text:p text:style-name="a1783" text:class-names="" text:cond-style-name=""><text:span text:style-name="a1782" text:class-names="">Secondo livello</text:span></text:p>
                </text:list-item>
              </text:list>
            </text:list-item>
          </text:list>
          <text:list text:style-name="a1787">
            <text:list-item>
              <text:list text:style-name="a1787">
                <text:list-item>
                  <text:list text:style-name="a1787">
                    <text:list-item>
                      <text:p text:style-name="a1786" text:class-names="" text:cond-style-name=""><text:span text:style-name="a17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90">
            <text:list-item>
              <text:list text:style-name="a1790">
                <text:list-item>
                  <text:list text:style-name="a1790">
                    <text:list-item>
                      <text:list text:style-name="a1790">
                        <text:list-item>
                          <text:p text:style-name="a1789" text:class-names="" text:cond-style-name=""><text:span text:style-name="a17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3">
            <text:list-item>
              <text:list text:style-name="a1793">
                <text:list-item>
                  <text:list text:style-name="a1793">
                    <text:list-item>
                      <text:list text:style-name="a1793">
                        <text:list-item>
                          <text:list text:style-name="a1793">
                            <text:list-item>
                              <text:p text:style-name="a1792" text:class-names="" text:cond-style-name=""><text:span text:style-name="a17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798" draw:name="Segnaposto data 4" svg:x="0.51575in" svg:y="10.04094in" svg:width="1.68701in" svg:height="0.57638in" presentation:class="date-time" presentation:placeholder="false">
        <draw:text-box>
          <text:p text:style-name="a1797" text:class-names="" text:cond-style-name=""><text:span text:style-name="a1795" text:class-names=""><text:date text:fixed="false" style:data-style-name="a1796">3/24/2019</text:date></text:span></text:p>
        </draw:text-box>
        <svg:title/>
        <svg:desc/>
      </draw:frame>
      <draw:frame draw:id="id219" presentation:style-name="a1801" draw:name="Segnaposto piè di pagina 5" svg:x="2.48425in" svg:y="10.04094in" svg:width="2.53071in" svg:height="0.57638in" presentation:class="footer" presentation:placeholder="false">
        <draw:text-box>
          <text:p text:style-name="a1800" text:class-names="" text:cond-style-name=""><text:span text:style-name="a1799" text:class-names=""/></text:p>
        </draw:text-box>
        <svg:title/>
        <svg:desc/>
      </draw:frame>
      <draw:frame draw:id="id220" presentation:style-name="a1804" draw:name="Segnaposto numero diapositiva 6" svg:x="5.29685in" svg:y="10.04094in" svg:width="1.68701in" svg:height="0.57638in" presentation:class="page-number" presentation:placeholder="false">
        <draw:text-box>
          <text:p text:style-name="a1803" text:class-names="" text:cond-style-name=""><text:span text:style-name="a1802" text:class-names=""><text:page-number style:num-format="1" text:fixed="false"/></text:span></text:p>
        </draw:text-box>
        <svg:title/>
        <svg:desc/>
      </draw:frame>
      <presentation:notes style:page-layout-name="pageLayout2" draw:style-name="a1821">
        <draw:page-thumbnail svg:x="1.21063in" svg:y="0.88858in" svg:width="5.84567in" svg:height="4.38425in" presentation:class="page" draw:id="id5" presentation:style-name="a1805" draw:name="Segnaposto immagine diapositiva 1">
          <svg:title/>
          <svg:desc/>
        </draw:page-thumbnail>
        <draw:frame draw:id="id6" presentation:style-name="a1808" draw:name="Segnaposto note 2" svg:x="0.82677in" svg:y="5.55394in" svg:width="6.61378in" svg:height="5.26142in" presentation:class="notes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7" presentation:style-name="a1811" draw:name="Segnaposto intestazione 3" svg:x="0in" svg:y="0in" svg:width="3.5878in" svg:height="0.58425in" presentation:class="header" presentation:placeholder="false">
          <draw:text-box>
            <text:p text:style-name="a1810" text:class-names="" text:cond-style-name=""><text:span text:style-name="a1809" text:class-names=""/></text:p>
          </draw:text-box>
          <svg:title/>
          <svg:desc/>
        </draw:frame>
        <draw:frame draw:id="id8" presentation:style-name="a1814" draw:name="Segnaposto data 4" svg:x="4.67953in" svg:y="0in" svg:width="3.5878in" svg:height="0.58425in" presentation:class="date-time" presentation:placeholder="false">
          <draw:text-box>
            <text:p text:style-name="a1813" text:class-names="" text:cond-style-name=""><text:span text:style-name="a1812" text:class-names=""/></text:p>
          </draw:text-box>
          <svg:title/>
          <svg:desc/>
        </draw:frame>
        <draw:frame draw:id="id9" presentation:style-name="a1817" draw:name="Segnaposto piè di pagina 5" svg:x="0in" svg:y="11.10827in" svg:width="3.5878in" svg:height="0.58425in" presentation:class="footer" presentation:placeholder="false">
          <draw:text-box>
            <text:p text:style-name="a1816" text:class-names="" text:cond-style-name=""><text:span text:style-name="a1815" text:class-names=""/></text:p>
          </draw:text-box>
          <svg:title/>
          <svg:desc/>
        </draw:frame>
        <draw:frame draw:id="id10" presentation:style-name="a1820" draw:name="Segnaposto numero diapositiva 6" svg:x="4.67953in" svg:y="11.10827in" svg:width="3.5878in" svg:height="0.58425in" presentation:class="page-number" presentation:placeholder="false">
          <draw:text-box>
            <text:p text:style-name="a1819" text:class-names="" text:cond-style-name=""><text:span text:style-name="a18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nfronto" style:page-layout-name="pageLayout1" draw:style-name="a1822">
      <draw:frame draw:id="id221" presentation:style-name="a1825" draw:name="Titolo 1" svg:x="0.51736in" svg:y="0.57639in" svg:width="6.46875in" svg:height="2.09375in" presentation:class="title" presentation:placeholder="false">
        <draw:text-box>
          <text:p text:style-name="a1824" text:class-names="" text:cond-style-name=""><text:span text:style-name="a1823" text:class-names="">Fare clic per modificare lo stile del titolo</text:span></text:p>
        </draw:text-box>
        <svg:title/>
        <svg:desc/>
      </draw:frame>
      <draw:frame draw:id="id222" presentation:style-name="a1829" draw:name="Segnaposto testo 2" svg:x="0.51736in" svg:y="2.65625in" svg:width="3.17188in" svg:height="1.30035in" presentation:class="outline" presentation:placeholder="false">
        <draw:text-box>
          <text:list text:style-name="a1828">
            <text:list-item>
              <text:p text:style-name="a1827" text:class-names="" text:cond-style-name=""><text:span text:style-name="a1826" text:class-names="">Fare clic per modificare stili del testo dello schema</text:span></text:p>
            </text:list-item>
          </text:list>
        </draw:text-box>
        <svg:title/>
        <svg:desc/>
      </draw:frame>
      <draw:frame draw:id="id223" presentation:style-name="a1844" draw:name="Segnaposto contenuto 3" svg:x="0.51736in" svg:y="3.9566in" svg:width="3.17188in" svg:height="5.82118in" presentation:class="object" presentation:placeholder="false">
        <draw:text-box>
          <text:p text:style-name="a1831" text:class-names="" text:cond-style-name=""><text:span text:style-name="a1830" text:class-names="">Fare clic per modificare stili del testo dello schema</text:span></text:p>
          <text:list text:style-name="a1834">
            <text:list-item>
              <text:list text:style-name="a1834">
                <text:list-item>
                  <text:p text:style-name="a1833" text:class-names="" text:cond-style-name=""><text:span text:style-name="a1832" text:class-names="">Secondo livello</text:span></text:p>
                </text:list-item>
              </text:list>
            </text:list-item>
          </text:list>
          <text:list text:style-name="a1837">
            <text:list-item>
              <text:list text:style-name="a1837">
                <text:list-item>
                  <text:list text:style-name="a1837">
                    <text:list-item>
                      <text:p text:style-name="a1836" text:class-names="" text:cond-style-name=""><text:span text:style-name="a183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40">
            <text:list-item>
              <text:list text:style-name="a1840">
                <text:list-item>
                  <text:list text:style-name="a1840">
                    <text:list-item>
                      <text:list text:style-name="a1840">
                        <text:list-item>
                          <text:p text:style-name="a1839" text:class-names="" text:cond-style-name=""><text:span text:style-name="a183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3">
            <text:list-item>
              <text:list text:style-name="a1843">
                <text:list-item>
                  <text:list text:style-name="a1843">
                    <text:list-item>
                      <text:list text:style-name="a1843">
                        <text:list-item>
                          <text:list text:style-name="a1843">
                            <text:list-item>
                              <text:p text:style-name="a1842" text:class-names="" text:cond-style-name=""><text:span text:style-name="a184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848" draw:name="Segnaposto testo 4" svg:x="3.79688in" svg:y="2.65625in" svg:width="3.18924in" svg:height="1.30035in" presentation:class="outline" presentation:placeholder="false">
        <draw:text-box>
          <text:list text:style-name="a1847">
            <text:list-item>
              <text:p text:style-name="a1846" text:class-names="" text:cond-style-name=""><text:span text:style-name="a1845" text:class-names="">Fare clic per modificare stili del testo dello schema</text:span></text:p>
            </text:list-item>
          </text:list>
        </draw:text-box>
        <svg:title/>
        <svg:desc/>
      </draw:frame>
      <draw:frame draw:id="id225" presentation:style-name="a1863" draw:name="Segnaposto contenuto 5" svg:x="3.79688in" svg:y="3.9566in" svg:width="3.18924in" svg:height="5.82118in" presentation:class="object" presentation:placeholder="false">
        <draw:text-box>
          <text:p text:style-name="a1850" text:class-names="" text:cond-style-name=""><text:span text:style-name="a1849" text:class-names="">Fare clic per modificare stili del testo dello schema</text:span></text:p>
          <text:list text:style-name="a1853">
            <text:list-item>
              <text:list text:style-name="a1853">
                <text:list-item>
                  <text:p text:style-name="a1852" text:class-names="" text:cond-style-name=""><text:span text:style-name="a1851" text:class-names="">Secondo livello</text:span></text:p>
                </text:list-item>
              </text:list>
            </text:list-item>
          </text:list>
          <text:list text:style-name="a1856">
            <text:list-item>
              <text:list text:style-name="a1856">
                <text:list-item>
                  <text:list text:style-name="a1856">
                    <text:list-item>
                      <text:p text:style-name="a1855" text:class-names="" text:cond-style-name=""><text:span text:style-name="a185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59">
            <text:list-item>
              <text:list text:style-name="a1859">
                <text:list-item>
                  <text:list text:style-name="a1859">
                    <text:list-item>
                      <text:list text:style-name="a1859">
                        <text:list-item>
                          <text:p text:style-name="a1858" text:class-names="" text:cond-style-name=""><text:span text:style-name="a185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2">
            <text:list-item>
              <text:list text:style-name="a1862">
                <text:list-item>
                  <text:list text:style-name="a1862">
                    <text:list-item>
                      <text:list text:style-name="a1862">
                        <text:list-item>
                          <text:list text:style-name="a1862">
                            <text:list-item>
                              <text:p text:style-name="a1861" text:class-names="" text:cond-style-name=""><text:span text:style-name="a186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867" draw:name="Segnaposto data 6" svg:x="0.51575in" svg:y="10.04094in" svg:width="1.68701in" svg:height="0.57638in" presentation:class="date-time" presentation:placeholder="false">
        <draw:text-box>
          <text:p text:style-name="a1866" text:class-names="" text:cond-style-name=""><text:span text:style-name="a1864" text:class-names=""><text:date text:fixed="false" style:data-style-name="a1865">3/24/2019</text:date></text:span></text:p>
        </draw:text-box>
        <svg:title/>
        <svg:desc/>
      </draw:frame>
      <draw:frame draw:id="id227" presentation:style-name="a1870" draw:name="Segnaposto piè di pagina 7" svg:x="2.48425in" svg:y="10.04094in" svg:width="2.53071in" svg:height="0.57638in" presentation:class="footer" presentation:placeholder="false">
        <draw:text-box>
          <text:p text:style-name="a1869" text:class-names="" text:cond-style-name=""><text:span text:style-name="a1868" text:class-names=""/></text:p>
        </draw:text-box>
        <svg:title/>
        <svg:desc/>
      </draw:frame>
      <draw:frame draw:id="id228" presentation:style-name="a1873" draw:name="Segnaposto numero diapositiva 8" svg:x="5.29685in" svg:y="10.04094in" svg:width="1.68701in" svg:height="0.57638in" presentation:class="page-number" presentation:placeholder="false">
        <draw:text-box>
          <text:p text:style-name="a1872" text:class-names="" text:cond-style-name=""><text:span text:style-name="a1871" text:class-names=""><text:page-number style:num-format="1" text:fixed="false"/></text:span></text:p>
        </draw:text-box>
        <svg:title/>
        <svg:desc/>
      </draw:frame>
      <presentation:notes style:page-layout-name="pageLayout2" draw:style-name="a1890">
        <draw:page-thumbnail svg:x="1.21063in" svg:y="0.88858in" svg:width="5.84567in" svg:height="4.38425in" presentation:class="page" draw:id="id5" presentation:style-name="a1874" draw:name="Segnaposto immagine diapositiva 1">
          <svg:title/>
          <svg:desc/>
        </draw:page-thumbnail>
        <draw:frame draw:id="id6" presentation:style-name="a1877" draw:name="Segnaposto note 2" svg:x="0.82677in" svg:y="5.55394in" svg:width="6.61378in" svg:height="5.26142in" presentation:class="notes" presentation:placeholder="false">
          <draw:text-box>
            <text:p text:style-name="a1876" text:class-names="" text:cond-style-name=""><text:span text:style-name="a1875" text:class-names=""/></text:p>
          </draw:text-box>
          <svg:title/>
          <svg:desc/>
        </draw:frame>
        <draw:frame draw:id="id7" presentation:style-name="a1880" draw:name="Segnaposto intestazione 3" svg:x="0in" svg:y="0in" svg:width="3.5878in" svg:height="0.58425in" presentation:class="header" presentation:placeholder="false">
          <draw:text-box>
            <text:p text:style-name="a1879" text:class-names="" text:cond-style-name=""><text:span text:style-name="a1878" text:class-names=""/></text:p>
          </draw:text-box>
          <svg:title/>
          <svg:desc/>
        </draw:frame>
        <draw:frame draw:id="id8" presentation:style-name="a1883" draw:name="Segnaposto data 4" svg:x="4.67953in" svg:y="0in" svg:width="3.5878in" svg:height="0.58425in" presentation:class="date-time" presentation:placeholder="false">
          <draw:text-box>
            <text:p text:style-name="a1882" text:class-names="" text:cond-style-name=""><text:span text:style-name="a1881" text:class-names=""/></text:p>
          </draw:text-box>
          <svg:title/>
          <svg:desc/>
        </draw:frame>
        <draw:frame draw:id="id9" presentation:style-name="a1886" draw:name="Segnaposto piè di pagina 5" svg:x="0in" svg:y="11.10827in" svg:width="3.5878in" svg:height="0.58425in" presentation:class="footer" presentation:placeholder="false">
          <draw:text-box>
            <text:p text:style-name="a1885" text:class-names="" text:cond-style-name=""><text:span text:style-name="a1884" text:class-names=""/></text:p>
          </draw:text-box>
          <svg:title/>
          <svg:desc/>
        </draw:frame>
        <draw:frame draw:id="id10" presentation:style-name="a1889" draw:name="Segnaposto numero diapositiva 6" svg:x="4.67953in" svg:y="11.10827in" svg:width="3.5878in" svg:height="0.58425in" presentation:class="page-number" presentation:placeholder="false">
          <draw:text-box>
            <text:p text:style-name="a1888" text:class-names="" text:cond-style-name=""><text:span text:style-name="a18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Solo-titolo" style:page-layout-name="pageLayout1" draw:style-name="a1891">
      <draw:frame draw:id="id229" presentation:style-name="a1894" draw:name="Titolo 1" svg:x="0.3748in" svg:y="0.43189in" svg:width="6.74961in" svg:height="1.80866in" presentation:class="title" presentation:placeholder="false">
        <draw:text-box>
          <text:p text:style-name="a1893" text:class-names="" text:cond-style-name=""><text:span text:style-name="a1892" text:class-names="">Fare clic per modificare lo stile del titolo</text:span></text:p>
        </draw:text-box>
        <svg:title/>
        <svg:desc/>
      </draw:frame>
      <draw:frame draw:id="id230" presentation:style-name="a1898" draw:name="Segnaposto data 2" svg:x="0.51575in" svg:y="10.04094in" svg:width="1.68701in" svg:height="0.57638in" presentation:class="date-time" presentation:placeholder="false">
        <draw:text-box>
          <text:p text:style-name="a1897" text:class-names="" text:cond-style-name=""><text:span text:style-name="a1895" text:class-names=""><text:date text:fixed="false" style:data-style-name="a1896">3/24/2019</text:date></text:span></text:p>
        </draw:text-box>
        <svg:title/>
        <svg:desc/>
      </draw:frame>
      <draw:frame draw:id="id231" presentation:style-name="a1901" draw:name="Segnaposto piè di pagina 3" svg:x="2.48425in" svg:y="10.04094in" svg:width="2.53071in" svg:height="0.57638in" presentation:class="footer" presentation:placeholder="false">
        <draw:text-box>
          <text:p text:style-name="a1900" text:class-names="" text:cond-style-name=""><text:span text:style-name="a1899" text:class-names=""/></text:p>
        </draw:text-box>
        <svg:title/>
        <svg:desc/>
      </draw:frame>
      <draw:frame draw:id="id232" presentation:style-name="a1904" draw:name="Segnaposto numero diapositiva 4" svg:x="5.29685in" svg:y="10.04094in" svg:width="1.68701in" svg:height="0.57638in" presentation:class="page-number" presentation:placeholder="false">
        <draw:text-box>
          <text:p text:style-name="a1903" text:class-names="" text:cond-style-name=""><text:span text:style-name="a1902" text:class-names=""><text:page-number style:num-format="1" text:fixed="false"/></text:span></text:p>
        </draw:text-box>
        <svg:title/>
        <svg:desc/>
      </draw:frame>
      <presentation:notes style:page-layout-name="pageLayout2" draw:style-name="a1921">
        <draw:page-thumbnail svg:x="1.21063in" svg:y="0.88858in" svg:width="5.84567in" svg:height="4.38425in" presentation:class="page" draw:id="id5" presentation:style-name="a1905" draw:name="Segnaposto immagine diapositiva 1">
          <svg:title/>
          <svg:desc/>
        </draw:page-thumbnail>
        <draw:frame draw:id="id6" presentation:style-name="a1908" draw:name="Segnaposto note 2" svg:x="0.82677in" svg:y="5.55394in" svg:width="6.61378in" svg:height="5.26142in" presentation:class="notes" presentation:placeholder="false">
          <draw:text-box>
            <text:p text:style-name="a1907" text:class-names="" text:cond-style-name=""><text:span text:style-name="a1906" text:class-names=""/></text:p>
          </draw:text-box>
          <svg:title/>
          <svg:desc/>
        </draw:frame>
        <draw:frame draw:id="id7" presentation:style-name="a1911" draw:name="Segnaposto intestazione 3" svg:x="0in" svg:y="0in" svg:width="3.5878in" svg:height="0.58425in" presentation:class="header" presentation:placeholder="false">
          <draw:text-box>
            <text:p text:style-name="a1910" text:class-names="" text:cond-style-name=""><text:span text:style-name="a1909" text:class-names=""/></text:p>
          </draw:text-box>
          <svg:title/>
          <svg:desc/>
        </draw:frame>
        <draw:frame draw:id="id8" presentation:style-name="a1914" draw:name="Segnaposto data 4" svg:x="4.67953in" svg:y="0in" svg:width="3.5878in" svg:height="0.58425in" presentation:class="date-time" presentation:placeholder="false">
          <draw:text-box>
            <text:p text:style-name="a1913" text:class-names="" text:cond-style-name=""><text:span text:style-name="a1912" text:class-names=""/></text:p>
          </draw:text-box>
          <svg:title/>
          <svg:desc/>
        </draw:frame>
        <draw:frame draw:id="id9" presentation:style-name="a1917" draw:name="Segnaposto piè di pagina 5" svg:x="0in" svg:y="11.10827in" svg:width="3.5878in" svg:height="0.58425in" presentation:class="footer" presentation:placeholder="false">
          <draw:text-box>
            <text:p text:style-name="a1916" text:class-names="" text:cond-style-name=""><text:span text:style-name="a1915" text:class-names=""/></text:p>
          </draw:text-box>
          <svg:title/>
          <svg:desc/>
        </draw:frame>
        <draw:frame draw:id="id10" presentation:style-name="a1920" draw:name="Segnaposto numero diapositiva 6" svg:x="4.67953in" svg:y="11.10827in" svg:width="3.5878in" svg:height="0.58425in" presentation:class="page-number" presentation:placeholder="false">
          <draw:text-box>
            <text:p text:style-name="a1919" text:class-names="" text:cond-style-name=""><text:span text:style-name="a19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Vuota" style:page-layout-name="pageLayout1" draw:style-name="a1922">
      <draw:frame draw:id="id233" presentation:style-name="a1926" draw:name="Segnaposto data 1" svg:x="0.51575in" svg:y="10.04094in" svg:width="1.68701in" svg:height="0.57638in" presentation:class="date-time" presentation:placeholder="false">
        <draw:text-box>
          <text:p text:style-name="a1925" text:class-names="" text:cond-style-name=""><text:span text:style-name="a1923" text:class-names=""><text:date text:fixed="false" style:data-style-name="a1924">3/24/2019</text:date></text:span></text:p>
        </draw:text-box>
        <svg:title/>
        <svg:desc/>
      </draw:frame>
      <draw:frame draw:id="id234" presentation:style-name="a1929" draw:name="Segnaposto piè di pagina 2" svg:x="2.48425in" svg:y="10.04094in" svg:width="2.53071in" svg:height="0.57638in" presentation:class="footer" presentation:placeholder="false">
        <draw:text-box>
          <text:p text:style-name="a1928" text:class-names="" text:cond-style-name=""><text:span text:style-name="a1927" text:class-names=""/></text:p>
        </draw:text-box>
        <svg:title/>
        <svg:desc/>
      </draw:frame>
      <draw:frame draw:id="id235" presentation:style-name="a1932" draw:name="Segnaposto numero diapositiva 3" svg:x="5.29685in" svg:y="10.04094in" svg:width="1.68701in" svg:height="0.57638in" presentation:class="page-number" presentation:placeholder="false">
        <draw:text-box>
          <text:p text:style-name="a1931" text:class-names="" text:cond-style-name=""><text:span text:style-name="a1930" text:class-names=""><text:page-number style:num-format="1" text:fixed="false"/></text:span></text:p>
        </draw:text-box>
        <svg:title/>
        <svg:desc/>
      </draw:frame>
      <presentation:notes style:page-layout-name="pageLayout2" draw:style-name="a1949">
        <draw:page-thumbnail svg:x="1.21063in" svg:y="0.88858in" svg:width="5.84567in" svg:height="4.38425in" presentation:class="page" draw:id="id5" presentation:style-name="a1933" draw:name="Segnaposto immagine diapositiva 1">
          <svg:title/>
          <svg:desc/>
        </draw:page-thumbnail>
        <draw:frame draw:id="id6" presentation:style-name="a1936" draw:name="Segnaposto note 2" svg:x="0.82677in" svg:y="5.55394in" svg:width="6.61378in" svg:height="5.26142in" presentation:class="notes" presentation:placeholder="false">
          <draw:text-box>
            <text:p text:style-name="a1935" text:class-names="" text:cond-style-name=""><text:span text:style-name="a1934" text:class-names=""/></text:p>
          </draw:text-box>
          <svg:title/>
          <svg:desc/>
        </draw:frame>
        <draw:frame draw:id="id7" presentation:style-name="a1939" draw:name="Segnaposto intestazione 3" svg:x="0in" svg:y="0in" svg:width="3.5878in" svg:height="0.58425in" presentation:class="header" presentation:placeholder="false">
          <draw:text-box>
            <text:p text:style-name="a1938" text:class-names="" text:cond-style-name=""><text:span text:style-name="a1937" text:class-names=""/></text:p>
          </draw:text-box>
          <svg:title/>
          <svg:desc/>
        </draw:frame>
        <draw:frame draw:id="id8" presentation:style-name="a1942" draw:name="Segnaposto data 4" svg:x="4.67953in" svg:y="0in" svg:width="3.5878in" svg:height="0.58425in" presentation:class="date-time" presentation:placeholder="false">
          <draw:text-box>
            <text:p text:style-name="a1941" text:class-names="" text:cond-style-name=""><text:span text:style-name="a1940" text:class-names=""/></text:p>
          </draw:text-box>
          <svg:title/>
          <svg:desc/>
        </draw:frame>
        <draw:frame draw:id="id9" presentation:style-name="a1945" draw:name="Segnaposto piè di pagina 5" svg:x="0in" svg:y="11.10827in" svg:width="3.5878in" svg:height="0.58425in" presentation:class="footer" presentation:placeholder="false">
          <draw:text-box>
            <text:p text:style-name="a1944" text:class-names="" text:cond-style-name=""><text:span text:style-name="a1943" text:class-names=""/></text:p>
          </draw:text-box>
          <svg:title/>
          <svg:desc/>
        </draw:frame>
        <draw:frame draw:id="id10" presentation:style-name="a1948" draw:name="Segnaposto numero diapositiva 6" svg:x="4.67953in" svg:y="11.10827in" svg:width="3.5878in" svg:height="0.58425in" presentation:class="page-number" presentation:placeholder="false">
          <draw:text-box>
            <text:p text:style-name="a1947" text:class-names="" text:cond-style-name=""><text:span text:style-name="a19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uto-con-didascalia" style:page-layout-name="pageLayout1" draw:style-name="a1950">
      <draw:frame draw:id="id236" presentation:style-name="a1953" draw:name="Titolo 1" svg:x="0.51736in" svg:y="0.72222in" svg:width="2.4184in" svg:height="2.52778in" presentation:class="title" presentation:placeholder="false">
        <draw:text-box>
          <text:p text:style-name="a1952" text:class-names="" text:cond-style-name=""><text:span text:style-name="a1951" text:class-names="">Fare clic per modificare lo stile del titolo</text:span></text:p>
        </draw:text-box>
        <svg:title/>
        <svg:desc/>
      </draw:frame>
      <draw:frame draw:id="id237" presentation:style-name="a1968" draw:name="Segnaposto contenuto 2" svg:x="3.18924in" svg:y="1.55903in" svg:width="3.79687in" svg:height="7.69965in" presentation:class="object" presentation:placeholder="false">
        <draw:text-box>
          <text:p text:style-name="a1955" text:class-names="" text:cond-style-name=""><text:span text:style-name="a1954" text:class-names="">Fare clic per modificare stili del testo dello schema</text:span></text:p>
          <text:list text:style-name="a1958">
            <text:list-item>
              <text:list text:style-name="a1958">
                <text:list-item>
                  <text:p text:style-name="a1957" text:class-names="" text:cond-style-name=""><text:span text:style-name="a1956" text:class-names="">Secondo livello</text:span></text:p>
                </text:list-item>
              </text:list>
            </text:list-item>
          </text:list>
          <text:list text:style-name="a1961">
            <text:list-item>
              <text:list text:style-name="a1961">
                <text:list-item>
                  <text:list text:style-name="a1961">
                    <text:list-item>
                      <text:p text:style-name="a1960" text:class-names="" text:cond-style-name=""><text:span text:style-name="a195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64">
            <text:list-item>
              <text:list text:style-name="a1964">
                <text:list-item>
                  <text:list text:style-name="a1964">
                    <text:list-item>
                      <text:list text:style-name="a1964">
                        <text:list-item>
                          <text:p text:style-name="a1963" text:class-names="" text:cond-style-name=""><text:span text:style-name="a196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7">
            <text:list-item>
              <text:list text:style-name="a1967">
                <text:list-item>
                  <text:list text:style-name="a1967">
                    <text:list-item>
                      <text:list text:style-name="a1967">
                        <text:list-item>
                          <text:list text:style-name="a1967">
                            <text:list-item>
                              <text:p text:style-name="a1966" text:class-names="" text:cond-style-name=""><text:span text:style-name="a196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1972" draw:name="Segnaposto testo 3" svg:x="0.51736in" svg:y="3.25in" svg:width="2.4184in" svg:height="6.02083in" presentation:class="outline" presentation:placeholder="false">
        <draw:text-box>
          <text:list text:style-name="a1971">
            <text:list-item>
              <text:p text:style-name="a1970" text:class-names="" text:cond-style-name=""><text:span text:style-name="a1969" text:class-names="">Fare clic per modificare stili del testo dello schema</text:span></text:p>
            </text:list-item>
          </text:list>
        </draw:text-box>
        <svg:title/>
        <svg:desc/>
      </draw:frame>
      <draw:frame draw:id="id239" presentation:style-name="a1976" draw:name="Segnaposto data 4" svg:x="0.51575in" svg:y="10.04094in" svg:width="1.68701in" svg:height="0.57638in" presentation:class="date-time" presentation:placeholder="false">
        <draw:text-box>
          <text:p text:style-name="a1975" text:class-names="" text:cond-style-name=""><text:span text:style-name="a1973" text:class-names=""><text:date text:fixed="false" style:data-style-name="a1974">3/24/2019</text:date></text:span></text:p>
        </draw:text-box>
        <svg:title/>
        <svg:desc/>
      </draw:frame>
      <draw:frame draw:id="id240" presentation:style-name="a1979" draw:name="Segnaposto piè di pagina 5" svg:x="2.48425in" svg:y="10.04094in" svg:width="2.53071in" svg:height="0.57638in" presentation:class="footer" presentation:placeholder="false">
        <draw:text-box>
          <text:p text:style-name="a1978" text:class-names="" text:cond-style-name=""><text:span text:style-name="a1977" text:class-names=""/></text:p>
        </draw:text-box>
        <svg:title/>
        <svg:desc/>
      </draw:frame>
      <draw:frame draw:id="id241" presentation:style-name="a1982" draw:name="Segnaposto numero diapositiva 6" svg:x="5.29685in" svg:y="10.04094in" svg:width="1.68701in" svg:height="0.57638in" presentation:class="page-number" presentation:placeholder="false">
        <draw:text-box>
          <text:p text:style-name="a1981" text:class-names="" text:cond-style-name=""><text:span text:style-name="a1980" text:class-names=""><text:page-number style:num-format="1" text:fixed="false"/></text:span></text:p>
        </draw:text-box>
        <svg:title/>
        <svg:desc/>
      </draw:frame>
      <presentation:notes style:page-layout-name="pageLayout2" draw:style-name="a1999">
        <draw:page-thumbnail svg:x="1.21063in" svg:y="0.88858in" svg:width="5.84567in" svg:height="4.38425in" presentation:class="page" draw:id="id5" presentation:style-name="a1983" draw:name="Segnaposto immagine diapositiva 1">
          <svg:title/>
          <svg:desc/>
        </draw:page-thumbnail>
        <draw:frame draw:id="id6" presentation:style-name="a1986" draw:name="Segnaposto note 2" svg:x="0.82677in" svg:y="5.55394in" svg:width="6.61378in" svg:height="5.26142in" presentation:class="notes" presentation:placeholder="false">
          <draw:text-box>
            <text:p text:style-name="a1985" text:class-names="" text:cond-style-name=""><text:span text:style-name="a1984" text:class-names=""/></text:p>
          </draw:text-box>
          <svg:title/>
          <svg:desc/>
        </draw:frame>
        <draw:frame draw:id="id7" presentation:style-name="a1989" draw:name="Segnaposto intestazione 3" svg:x="0in" svg:y="0in" svg:width="3.5878in" svg:height="0.58425in" presentation:class="header" presentation:placeholder="false">
          <draw:text-box>
            <text:p text:style-name="a1988" text:class-names="" text:cond-style-name=""><text:span text:style-name="a1987" text:class-names=""/></text:p>
          </draw:text-box>
          <svg:title/>
          <svg:desc/>
        </draw:frame>
        <draw:frame draw:id="id8" presentation:style-name="a1992" draw:name="Segnaposto data 4" svg:x="4.67953in" svg:y="0in" svg:width="3.5878in" svg:height="0.58425in" presentation:class="date-time" presentation:placeholder="false">
          <draw:text-box>
            <text:p text:style-name="a1991" text:class-names="" text:cond-style-name=""><text:span text:style-name="a1990" text:class-names=""/></text:p>
          </draw:text-box>
          <svg:title/>
          <svg:desc/>
        </draw:frame>
        <draw:frame draw:id="id9" presentation:style-name="a1995" draw:name="Segnaposto piè di pagina 5" svg:x="0in" svg:y="11.10827in" svg:width="3.5878in" svg:height="0.58425in" presentation:class="footer" presentation:placeholder="false">
          <draw:text-box>
            <text:p text:style-name="a1994" text:class-names="" text:cond-style-name=""><text:span text:style-name="a1993" text:class-names=""/></text:p>
          </draw:text-box>
          <svg:title/>
          <svg:desc/>
        </draw:frame>
        <draw:frame draw:id="id10" presentation:style-name="a1998" draw:name="Segnaposto numero diapositiva 6" svg:x="4.67953in" svg:y="11.10827in" svg:width="3.5878in" svg:height="0.58425in" presentation:class="page-number" presentation:placeholder="false">
          <draw:text-box>
            <text:p text:style-name="a1997" text:class-names="" text:cond-style-name=""><text:span text:style-name="a19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Immagine-con-didascalia" style:page-layout-name="pageLayout1" draw:style-name="a2000">
      <draw:frame draw:id="id242" presentation:style-name="a2003" draw:name="Titolo 1" svg:x="0.51736in" svg:y="0.72222in" svg:width="2.4184in" svg:height="2.52778in" presentation:class="title" presentation:placeholder="false">
        <draw:text-box>
          <text:p text:style-name="a2002" text:class-names="" text:cond-style-name=""><text:span text:style-name="a2001" text:class-names="">Fare clic per modificare lo stile del titolo</text:span></text:p>
        </draw:text-box>
        <svg:title/>
        <svg:desc/>
      </draw:frame>
      <draw:frame draw:id="id243" presentation:style-name="a2006" draw:name="Segnaposto immagine 2" svg:x="3.18924in" svg:y="1.55903in" svg:width="3.79687in" svg:height="7.69965in" presentation:class="graphic" presentation:placeholder="false">
        <draw:text-box>
          <text:p text:style-name="a2005" text:class-names="" text:cond-style-name=""><text:span text:style-name="a2004" text:class-names=""/></text:p>
        </draw:text-box>
        <svg:title/>
        <svg:desc/>
      </draw:frame>
      <draw:frame draw:id="id244" presentation:style-name="a2010" draw:name="Segnaposto testo 3" svg:x="0.51736in" svg:y="3.25in" svg:width="2.4184in" svg:height="6.02083in" presentation:class="outline" presentation:placeholder="false">
        <draw:text-box>
          <text:list text:style-name="a2009">
            <text:list-item>
              <text:p text:style-name="a2008" text:class-names="" text:cond-style-name=""><text:span text:style-name="a2007" text:class-names="">Fare clic per modificare stili del testo dello schema</text:span></text:p>
            </text:list-item>
          </text:list>
        </draw:text-box>
        <svg:title/>
        <svg:desc/>
      </draw:frame>
      <draw:frame draw:id="id245" presentation:style-name="a2014" draw:name="Segnaposto data 4" svg:x="0.51575in" svg:y="10.04094in" svg:width="1.68701in" svg:height="0.57638in" presentation:class="date-time" presentation:placeholder="false">
        <draw:text-box>
          <text:p text:style-name="a2013" text:class-names="" text:cond-style-name=""><text:span text:style-name="a2011" text:class-names=""><text:date text:fixed="false" style:data-style-name="a2012">3/24/2019</text:date></text:span></text:p>
        </draw:text-box>
        <svg:title/>
        <svg:desc/>
      </draw:frame>
      <draw:frame draw:id="id246" presentation:style-name="a2017" draw:name="Segnaposto piè di pagina 5" svg:x="2.48425in" svg:y="10.04094in" svg:width="2.53071in" svg:height="0.57638in" presentation:class="footer" presentation:placeholder="false">
        <draw:text-box>
          <text:p text:style-name="a2016" text:class-names="" text:cond-style-name=""><text:span text:style-name="a2015" text:class-names=""/></text:p>
        </draw:text-box>
        <svg:title/>
        <svg:desc/>
      </draw:frame>
      <draw:frame draw:id="id247" presentation:style-name="a2020" draw:name="Segnaposto numero diapositiva 6" svg:x="5.29685in" svg:y="10.04094in" svg:width="1.68701in" svg:height="0.57638in" presentation:class="page-number" presentation:placeholder="false">
        <draw:text-box>
          <text:p text:style-name="a2019" text:class-names="" text:cond-style-name=""><text:span text:style-name="a2018" text:class-names=""><text:page-number style:num-format="1" text:fixed="false"/></text:span></text:p>
        </draw:text-box>
        <svg:title/>
        <svg:desc/>
      </draw:frame>
      <presentation:notes style:page-layout-name="pageLayout2" draw:style-name="a2037">
        <draw:page-thumbnail svg:x="1.21063in" svg:y="0.88858in" svg:width="5.84567in" svg:height="4.38425in" presentation:class="page" draw:id="id5" presentation:style-name="a2021" draw:name="Segnaposto immagine diapositiva 1">
          <svg:title/>
          <svg:desc/>
        </draw:page-thumbnail>
        <draw:frame draw:id="id6" presentation:style-name="a2024" draw:name="Segnaposto note 2" svg:x="0.82677in" svg:y="5.55394in" svg:width="6.61378in" svg:height="5.26142in" presentation:class="notes" presentation:placeholder="false">
          <draw:text-box>
            <text:p text:style-name="a2023" text:class-names="" text:cond-style-name=""><text:span text:style-name="a2022" text:class-names=""/></text:p>
          </draw:text-box>
          <svg:title/>
          <svg:desc/>
        </draw:frame>
        <draw:frame draw:id="id7" presentation:style-name="a2027" draw:name="Segnaposto intestazione 3" svg:x="0in" svg:y="0in" svg:width="3.5878in" svg:height="0.58425in" presentation:class="header" presentation:placeholder="false">
          <draw:text-box>
            <text:p text:style-name="a2026" text:class-names="" text:cond-style-name=""><text:span text:style-name="a2025" text:class-names=""/></text:p>
          </draw:text-box>
          <svg:title/>
          <svg:desc/>
        </draw:frame>
        <draw:frame draw:id="id8" presentation:style-name="a2030" draw:name="Segnaposto data 4" svg:x="4.67953in" svg:y="0in" svg:width="3.5878in" svg:height="0.58425in" presentation:class="date-time" presentation:placeholder="false">
          <draw:text-box>
            <text:p text:style-name="a2029" text:class-names="" text:cond-style-name=""><text:span text:style-name="a2028" text:class-names=""/></text:p>
          </draw:text-box>
          <svg:title/>
          <svg:desc/>
        </draw:frame>
        <draw:frame draw:id="id9" presentation:style-name="a2033" draw:name="Segnaposto piè di pagina 5" svg:x="0in" svg:y="11.10827in" svg:width="3.5878in" svg:height="0.58425in" presentation:class="footer" presentation:placeholder="false">
          <draw:text-box>
            <text:p text:style-name="a2032" text:class-names="" text:cond-style-name=""><text:span text:style-name="a2031" text:class-names=""/></text:p>
          </draw:text-box>
          <svg:title/>
          <svg:desc/>
        </draw:frame>
        <draw:frame draw:id="id10" presentation:style-name="a2036" draw:name="Segnaposto numero diapositiva 6" svg:x="4.67953in" svg:y="11.10827in" svg:width="3.5878in" svg:height="0.58425in" presentation:class="page-number" presentation:placeholder="false">
          <draw:text-box>
            <text:p text:style-name="a2035" text:class-names="" text:cond-style-name=""><text:span text:style-name="a20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olo-e-testo-verticale" style:page-layout-name="pageLayout1" draw:style-name="a2038">
      <draw:frame draw:id="id248" presentation:style-name="a2041" draw:name="Titolo 1" svg:x="0.3748in" svg:y="0.43189in" svg:width="6.74961in" svg:height="1.80866in" presentation:class="title" presentation:placeholder="false">
        <draw:text-box>
          <text:p text:style-name="a2040" text:class-names="" text:cond-style-name=""><text:span text:style-name="a2039" text:class-names="">Fare clic per modificare lo stile del titolo</text:span></text:p>
        </draw:text-box>
        <svg:title/>
        <svg:desc/>
      </draw:frame>
      <draw:frame draw:id="id249" presentation:style-name="a2057" draw:name="Segnaposto testo verticale 2" svg:x="0.3748in" svg:y="2.53465in" svg:width="6.74961in" svg:height="6.28268in" presentation:class="outline" presentation:placeholder="false">
        <draw:text-box>
          <text:list text:style-name="a2044">
            <text:list-item>
              <text:p text:style-name="a2043" text:class-names="" text:cond-style-name=""><text:span text:style-name="a2042" text:class-names="">Fare clic per modificare stili del testo dello schema</text:span></text:p>
            </text:list-item>
          </text:list>
          <text:list text:style-name="a2047">
            <text:list-item>
              <text:list text:style-name="a2047">
                <text:list-item>
                  <text:p text:style-name="a2046" text:class-names="" text:cond-style-name=""><text:span text:style-name="a2045" text:class-names="">Secondo livello</text:span></text:p>
                </text:list-item>
              </text:list>
            </text:list-item>
          </text:list>
          <text:list text:style-name="a2050">
            <text:list-item>
              <text:list text:style-name="a2050">
                <text:list-item>
                  <text:list text:style-name="a2050">
                    <text:list-item>
                      <text:p text:style-name="a2049" text:class-names="" text:cond-style-name=""><text:span text:style-name="a204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53">
            <text:list-item>
              <text:list text:style-name="a2053">
                <text:list-item>
                  <text:list text:style-name="a2053">
                    <text:list-item>
                      <text:list text:style-name="a2053">
                        <text:list-item>
                          <text:p text:style-name="a2052" text:class-names="" text:cond-style-name=""><text:span text:style-name="a205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6">
            <text:list-item>
              <text:list text:style-name="a2056">
                <text:list-item>
                  <text:list text:style-name="a2056">
                    <text:list-item>
                      <text:list text:style-name="a2056">
                        <text:list-item>
                          <text:list text:style-name="a2056">
                            <text:list-item>
                              <text:p text:style-name="a2055" text:class-names="" text:cond-style-name=""><text:span text:style-name="a205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061" draw:name="Segnaposto data 3" svg:x="0.51575in" svg:y="10.04094in" svg:width="1.68701in" svg:height="0.57638in" presentation:class="date-time" presentation:placeholder="false">
        <draw:text-box>
          <text:p text:style-name="a2060" text:class-names="" text:cond-style-name=""><text:span text:style-name="a2058" text:class-names=""><text:date text:fixed="false" style:data-style-name="a2059">3/24/2019</text:date></text:span></text:p>
        </draw:text-box>
        <svg:title/>
        <svg:desc/>
      </draw:frame>
      <draw:frame draw:id="id251" presentation:style-name="a2064" draw:name="Segnaposto piè di pagina 4" svg:x="2.48425in" svg:y="10.04094in" svg:width="2.53071in" svg:height="0.57638in" presentation:class="footer" presentation:placeholder="false">
        <draw:text-box>
          <text:p text:style-name="a2063" text:class-names="" text:cond-style-name=""><text:span text:style-name="a2062" text:class-names=""/></text:p>
        </draw:text-box>
        <svg:title/>
        <svg:desc/>
      </draw:frame>
      <draw:frame draw:id="id252" presentation:style-name="a2067" draw:name="Segnaposto numero diapositiva 5" svg:x="5.29685in" svg:y="10.04094in" svg:width="1.68701in" svg:height="0.57638in" presentation:class="page-number" presentation:placeholder="false">
        <draw:text-box>
          <text:p text:style-name="a2066" text:class-names="" text:cond-style-name=""><text:span text:style-name="a2065" text:class-names=""><text:page-number style:num-format="1" text:fixed="false"/></text:span></text:p>
        </draw:text-box>
        <svg:title/>
        <svg:desc/>
      </draw:frame>
      <presentation:notes style:page-layout-name="pageLayout2" draw:style-name="a2084">
        <draw:page-thumbnail svg:x="1.21063in" svg:y="0.88858in" svg:width="5.84567in" svg:height="4.38425in" presentation:class="page" draw:id="id5" presentation:style-name="a2068" draw:name="Segnaposto immagine diapositiva 1">
          <svg:title/>
          <svg:desc/>
        </draw:page-thumbnail>
        <draw:frame draw:id="id6" presentation:style-name="a2071" draw:name="Segnaposto note 2" svg:x="0.82677in" svg:y="5.55394in" svg:width="6.61378in" svg:height="5.26142in" presentation:class="notes" presentation:placeholder="false">
          <draw:text-box>
            <text:p text:style-name="a2070" text:class-names="" text:cond-style-name=""><text:span text:style-name="a2069" text:class-names=""/></text:p>
          </draw:text-box>
          <svg:title/>
          <svg:desc/>
        </draw:frame>
        <draw:frame draw:id="id7" presentation:style-name="a2074" draw:name="Segnaposto intestazione 3" svg:x="0in" svg:y="0in" svg:width="3.5878in" svg:height="0.58425in" presentation:class="header" presentation:placeholder="false">
          <draw:text-box>
            <text:p text:style-name="a2073" text:class-names="" text:cond-style-name=""><text:span text:style-name="a2072" text:class-names=""/></text:p>
          </draw:text-box>
          <svg:title/>
          <svg:desc/>
        </draw:frame>
        <draw:frame draw:id="id8" presentation:style-name="a2077" draw:name="Segnaposto data 4" svg:x="4.67953in" svg:y="0in" svg:width="3.5878in" svg:height="0.58425in" presentation:class="date-time" presentation:placeholder="false">
          <draw:text-box>
            <text:p text:style-name="a2076" text:class-names="" text:cond-style-name=""><text:span text:style-name="a2075" text:class-names=""/></text:p>
          </draw:text-box>
          <svg:title/>
          <svg:desc/>
        </draw:frame>
        <draw:frame draw:id="id9" presentation:style-name="a2080" draw:name="Segnaposto piè di pagina 5" svg:x="0in" svg:y="11.10827in" svg:width="3.5878in" svg:height="0.58425in" presentation:class="footer" presentation:placeholder="false">
          <draw:text-box>
            <text:p text:style-name="a2079" text:class-names="" text:cond-style-name=""><text:span text:style-name="a2078" text:class-names=""/></text:p>
          </draw:text-box>
          <svg:title/>
          <svg:desc/>
        </draw:frame>
        <draw:frame draw:id="id10" presentation:style-name="a2083" draw:name="Segnaposto numero diapositiva 6" svg:x="4.67953in" svg:y="11.10827in" svg:width="3.5878in" svg:height="0.58425in" presentation:class="page-number" presentation:placeholder="false">
          <draw:text-box>
            <text:p text:style-name="a2082" text:class-names="" text:cond-style-name=""><text:span text:style-name="a20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Titolo-e-testo-verticale" style:page-layout-name="pageLayout1" draw:style-name="a2085">
      <draw:frame draw:id="id253" presentation:style-name="a2088" draw:name="Titolo verticale 1" svg:x="5.4375in" svg:y="0.43229in" svg:width="1.6875in" svg:height="8.38542in" presentation:class="title" presentation:placeholder="false">
        <draw:text-box>
          <text:p text:style-name="a2087" text:class-names="" text:cond-style-name=""><text:span text:style-name="a2086" text:class-names="">Fare clic per modificare lo stile del titolo</text:span></text:p>
        </draw:text-box>
        <svg:title/>
        <svg:desc/>
      </draw:frame>
      <draw:frame draw:id="id254" presentation:style-name="a2104" draw:name="Segnaposto testo verticale 2" svg:x="0.375in" svg:y="0.43229in" svg:width="4.89583in" svg:height="8.38542in" presentation:class="outline" presentation:placeholder="false">
        <draw:text-box>
          <text:list text:style-name="a2091">
            <text:list-item>
              <text:p text:style-name="a2090" text:class-names="" text:cond-style-name=""><text:span text:style-name="a2089" text:class-names="">Fare clic per modificare stili del testo dello schema</text:span></text:p>
            </text:list-item>
          </text:list>
          <text:list text:style-name="a2094">
            <text:list-item>
              <text:list text:style-name="a2094">
                <text:list-item>
                  <text:p text:style-name="a2093" text:class-names="" text:cond-style-name=""><text:span text:style-name="a2092" text:class-names="">Secondo livello</text:span></text:p>
                </text:list-item>
              </text:list>
            </text:list-item>
          </text:list>
          <text:list text:style-name="a2097">
            <text:list-item>
              <text:list text:style-name="a2097">
                <text:list-item>
                  <text:list text:style-name="a2097">
                    <text:list-item>
                      <text:p text:style-name="a2096" text:class-names="" text:cond-style-name=""><text:span text:style-name="a209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00">
            <text:list-item>
              <text:list text:style-name="a2100">
                <text:list-item>
                  <text:list text:style-name="a2100">
                    <text:list-item>
                      <text:list text:style-name="a2100">
                        <text:list-item>
                          <text:p text:style-name="a2099" text:class-names="" text:cond-style-name=""><text:span text:style-name="a209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3">
            <text:list-item>
              <text:list text:style-name="a2103">
                <text:list-item>
                  <text:list text:style-name="a2103">
                    <text:list-item>
                      <text:list text:style-name="a2103">
                        <text:list-item>
                          <text:list text:style-name="a2103">
                            <text:list-item>
                              <text:p text:style-name="a2102" text:class-names="" text:cond-style-name=""><text:span text:style-name="a210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08" draw:name="Segnaposto data 3" svg:x="0.51575in" svg:y="10.04094in" svg:width="1.68701in" svg:height="0.57638in" presentation:class="date-time" presentation:placeholder="false">
        <draw:text-box>
          <text:p text:style-name="a2107" text:class-names="" text:cond-style-name=""><text:span text:style-name="a2105" text:class-names=""><text:date text:fixed="false" style:data-style-name="a2106">3/24/2019</text:date></text:span></text:p>
        </draw:text-box>
        <svg:title/>
        <svg:desc/>
      </draw:frame>
      <draw:frame draw:id="id256" presentation:style-name="a2111" draw:name="Segnaposto piè di pagina 4" svg:x="2.48425in" svg:y="10.04094in" svg:width="2.53071in" svg:height="0.57638in" presentation:class="footer" presentation:placeholder="false">
        <draw:text-box>
          <text:p text:style-name="a2110" text:class-names="" text:cond-style-name=""><text:span text:style-name="a2109" text:class-names=""/></text:p>
        </draw:text-box>
        <svg:title/>
        <svg:desc/>
      </draw:frame>
      <draw:frame draw:id="id257" presentation:style-name="a2114" draw:name="Segnaposto numero diapositiva 5" svg:x="5.29685in" svg:y="10.04094in" svg:width="1.68701in" svg:height="0.57638in" presentation:class="page-number" presentation:placeholder="false">
        <draw:text-box>
          <text:p text:style-name="a2113" text:class-names="" text:cond-style-name=""><text:span text:style-name="a2112" text:class-names=""><text:page-number style:num-format="1" text:fixed="false"/></text:span></text:p>
        </draw:text-box>
        <svg:title/>
        <svg:desc/>
      </draw:frame>
      <presentation:notes style:page-layout-name="pageLayout2" draw:style-name="a2131">
        <draw:page-thumbnail svg:x="1.21063in" svg:y="0.88858in" svg:width="5.84567in" svg:height="4.38425in" presentation:class="page" draw:id="id5" presentation:style-name="a2115" draw:name="Segnaposto immagine diapositiva 1">
          <svg:title/>
          <svg:desc/>
        </draw:page-thumbnail>
        <draw:frame draw:id="id6" presentation:style-name="a2118" draw:name="Segnaposto note 2" svg:x="0.82677in" svg:y="5.55394in" svg:width="6.61378in" svg:height="5.26142in" presentation:class="notes" presentation:placeholder="false">
          <draw:text-box>
            <text:p text:style-name="a2117" text:class-names="" text:cond-style-name=""><text:span text:style-name="a2116" text:class-names=""/></text:p>
          </draw:text-box>
          <svg:title/>
          <svg:desc/>
        </draw:frame>
        <draw:frame draw:id="id7" presentation:style-name="a2121" draw:name="Segnaposto intestazione 3" svg:x="0in" svg:y="0in" svg:width="3.5878in" svg:height="0.58425in" presentation:class="header" presentation:placeholder="false">
          <draw:text-box>
            <text:p text:style-name="a2120" text:class-names="" text:cond-style-name=""><text:span text:style-name="a2119" text:class-names=""/></text:p>
          </draw:text-box>
          <svg:title/>
          <svg:desc/>
        </draw:frame>
        <draw:frame draw:id="id8" presentation:style-name="a2124" draw:name="Segnaposto data 4" svg:x="4.67953in" svg:y="0in" svg:width="3.5878in" svg:height="0.58425in" presentation:class="date-time" presentation:placeholder="false">
          <draw:text-box>
            <text:p text:style-name="a2123" text:class-names="" text:cond-style-name=""><text:span text:style-name="a2122" text:class-names=""/></text:p>
          </draw:text-box>
          <svg:title/>
          <svg:desc/>
        </draw:frame>
        <draw:frame draw:id="id9" presentation:style-name="a2127" draw:name="Segnaposto piè di pagina 5" svg:x="0in" svg:y="11.10827in" svg:width="3.5878in" svg:height="0.58425in" presentation:class="footer" presentation:placeholder="false">
          <draw:text-box>
            <text:p text:style-name="a2126" text:class-names="" text:cond-style-name=""><text:span text:style-name="a2125" text:class-names=""/></text:p>
          </draw:text-box>
          <svg:title/>
          <svg:desc/>
        </draw:frame>
        <draw:frame draw:id="id10" presentation:style-name="a2130" draw:name="Segnaposto numero diapositiva 6" svg:x="4.67953in" svg:y="11.10827in" svg:width="3.5878in" svg:height="0.58425in" presentation:class="page-number" presentation:placeholder="false">
          <draw:text-box>
            <text:p text:style-name="a2129" text:class-names="" text:cond-style-name=""><text:span text:style-name="a2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Vuota____" style:page-layout-name="pageLayout1" draw:style-name="a2132">
      <draw:frame draw:id="id258" presentation:style-name="a2136" draw:name="Date Placeholder 1" svg:x="0.51575in" svg:y="10.04094in" svg:width="1.68701in" svg:height="0.57638in" presentation:class="date-time" presentation:placeholder="false">
        <draw:text-box>
          <text:p text:style-name="a2135" text:class-names="" text:cond-style-name=""><text:span text:style-name="a2133" text:class-names=""><text:date text:fixed="false" style:data-style-name="a2134">3/24/2019</text:date></text:span></text:p>
        </draw:text-box>
        <svg:title/>
        <svg:desc/>
      </draw:frame>
      <draw:frame draw:id="id259" presentation:style-name="a2139" draw:name="Footer Placeholder 2" svg:x="2.48425in" svg:y="10.04094in" svg:width="2.53071in" svg:height="0.57638in" presentation:class="footer" presentation:placeholder="false">
        <draw:text-box>
          <text:p text:style-name="a2138" text:class-names="" text:cond-style-name=""><text:span text:style-name="a2137" text:class-names=""/></text:p>
        </draw:text-box>
        <svg:title/>
        <svg:desc/>
      </draw:frame>
      <draw:frame draw:id="id260" presentation:style-name="a2142" draw:name="Slide Number Placeholder 3" svg:x="5.29685in" svg:y="10.04094in" svg:width="1.68701in" svg:height="0.57638in" presentation:class="page-number" presentation:placeholder="false">
        <draw:text-box>
          <text:p text:style-name="a2141" text:class-names="" text:cond-style-name=""><text:span text:style-name="a2140" text:class-names=""><text:page-number style:num-format="1" text:fixed="false"/></text:span></text:p>
        </draw:text-box>
        <svg:title/>
        <svg:desc/>
      </draw:frame>
      <draw:frame draw:id="id261" presentation:style-name="a2145" draw:name="Segnaposto titolo 4" svg:x="0.3748in" svg:y="0.43189in" svg:width="6.74961in" svg:height="1.80866in" presentation:class="title" presentation:placeholder="false">
        <draw:text-box>
          <text:p text:style-name="a2144" text:class-names="" text:cond-style-name=""><text:span text:style-name="a2143" text:class-names=""/></text:p>
        </draw:text-box>
        <svg:title/>
        <svg:desc/>
      </draw:frame>
      <draw:frame draw:id="id262" presentation:style-name="a2161" draw:name="Segnaposto testo 5" svg:x="0.3748in" svg:y="2.53465in" svg:width="6.74961in" svg:height="6.28268in" presentation:class="outline" presentation:placeholder="false">
        <draw:text-box>
          <text:list text:style-name="a2148">
            <text:list-item>
              <text:p text:style-name="a2147" text:class-names="" text:cond-style-name=""><text:span text:style-name="a2146" text:class-names="">Fare clic per modificare stili del testo dello schema</text:span></text:p>
            </text:list-item>
          </text:list>
          <text:list text:style-name="a2151">
            <text:list-item>
              <text:list text:style-name="a2151">
                <text:list-item>
                  <text:p text:style-name="a2150" text:class-names="" text:cond-style-name=""><text:span text:style-name="a2149" text:class-names="">Secondo livello</text:span></text:p>
                </text:list-item>
              </text:list>
            </text:list-item>
          </text:list>
          <text:list text:style-name="a2154">
            <text:list-item>
              <text:list text:style-name="a2154">
                <text:list-item>
                  <text:list text:style-name="a2154">
                    <text:list-item>
                      <text:p text:style-name="a2153" text:class-names="" text:cond-style-name=""><text:span text:style-name="a215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57">
            <text:list-item>
              <text:list text:style-name="a2157">
                <text:list-item>
                  <text:list text:style-name="a2157">
                    <text:list-item>
                      <text:list text:style-name="a2157">
                        <text:list-item>
                          <text:p text:style-name="a2156" text:class-names="" text:cond-style-name=""><text:span text:style-name="a215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0">
            <text:list-item>
              <text:list text:style-name="a2160">
                <text:list-item>
                  <text:list text:style-name="a2160">
                    <text:list-item>
                      <text:list text:style-name="a2160">
                        <text:list-item>
                          <text:list text:style-name="a2160">
                            <text:list-item>
                              <text:p text:style-name="a2159" text:class-names="" text:cond-style-name=""><text:span text:style-name="a215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178">
        <draw:page-thumbnail svg:x="1.21063in" svg:y="0.88858in" svg:width="5.84567in" svg:height="4.38425in" presentation:class="page" draw:id="id5" presentation:style-name="a2162" draw:name="Segnaposto immagine diapositiva 1">
          <svg:title/>
          <svg:desc/>
        </draw:page-thumbnail>
        <draw:frame draw:id="id6" presentation:style-name="a2165" draw:name="Segnaposto note 2" svg:x="0.82677in" svg:y="5.55394in" svg:width="6.61378in" svg:height="5.26142in" presentation:class="notes" presentation:placeholder="false">
          <draw:text-box>
            <text:p text:style-name="a2164" text:class-names="" text:cond-style-name=""><text:span text:style-name="a2163" text:class-names=""/></text:p>
          </draw:text-box>
          <svg:title/>
          <svg:desc/>
        </draw:frame>
        <draw:frame draw:id="id7" presentation:style-name="a2168" draw:name="Segnaposto intestazione 3" svg:x="0in" svg:y="0in" svg:width="3.5878in" svg:height="0.58425in" presentation:class="header" presentation:placeholder="false">
          <draw:text-box>
            <text:p text:style-name="a2167" text:class-names="" text:cond-style-name=""><text:span text:style-name="a2166" text:class-names=""/></text:p>
          </draw:text-box>
          <svg:title/>
          <svg:desc/>
        </draw:frame>
        <draw:frame draw:id="id8" presentation:style-name="a2171" draw:name="Segnaposto data 4" svg:x="4.67953in" svg:y="0in" svg:width="3.5878in" svg:height="0.58425in" presentation:class="date-time" presentation:placeholder="false">
          <draw:text-box>
            <text:p text:style-name="a2170" text:class-names="" text:cond-style-name=""><text:span text:style-name="a2169" text:class-names=""/></text:p>
          </draw:text-box>
          <svg:title/>
          <svg:desc/>
        </draw:frame>
        <draw:frame draw:id="id9" presentation:style-name="a2174" draw:name="Segnaposto piè di pagina 5" svg:x="0in" svg:y="11.10827in" svg:width="3.5878in" svg:height="0.58425in" presentation:class="footer" presentation:placeholder="false">
          <draw:text-box>
            <text:p text:style-name="a2173" text:class-names="" text:cond-style-name=""><text:span text:style-name="a2172" text:class-names=""/></text:p>
          </draw:text-box>
          <svg:title/>
          <svg:desc/>
        </draw:frame>
        <draw:frame draw:id="id10" presentation:style-name="a2177" draw:name="Segnaposto numero diapositiva 6" svg:x="4.67953in" svg:y="11.10827in" svg:width="3.5878in" svg:height="0.58425in" presentation:class="page-number" presentation:placeholder="false">
          <draw:text-box>
            <text:p text:style-name="a2176" text:class-names="" text:cond-style-name=""><text:span text:style-name="a2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-title-Diapositiva-titolo" style:page-layout-name="pageLayout1" draw:style-name="a2179">
      <draw:frame draw:id="id263" presentation:style-name="a2182" draw:name="Titolo 1" svg:x="0.9375in" svg:y="1.77257in" svg:width="5.625in" svg:height="3.77257in" presentation:class="title" presentation:placeholder="false">
        <draw:text-box>
          <text:p text:style-name="a2181" text:class-names="" text:cond-style-name=""><text:span text:style-name="a2180" text:class-names="">Fare clic per modificare lo stile del titolo</text:span></text:p>
        </draw:text-box>
        <svg:title/>
        <svg:desc/>
      </draw:frame>
      <draw:frame draw:id="id264" presentation:style-name="a2185" draw:name="Sottotitolo 2" svg:x="0.9375in" svg:y="5.68924in" svg:width="5.625in" svg:height="2.61632in" presentation:class="subtitle" presentation:placeholder="false">
        <draw:text-box>
          <text:p text:style-name="a2184" text:class-names="" text:cond-style-name=""><text:span text:style-name="a2183" text:class-names="">Fare clic per modificare lo stile del sottotitolo dello schema</text:span></text:p>
        </draw:text-box>
        <svg:title/>
        <svg:desc/>
      </draw:frame>
      <draw:frame draw:id="id265" presentation:style-name="a2189" draw:name="Segnaposto data 3" svg:x="0.51575in" svg:y="10.04094in" svg:width="1.68701in" svg:height="0.57638in" presentation:class="date-time" presentation:placeholder="false">
        <draw:text-box>
          <text:p text:style-name="a2188" text:class-names="" text:cond-style-name=""><text:span text:style-name="a2186" text:class-names=""><text:date text:fixed="false" style:data-style-name="a2187">3/24/2019</text:date></text:span></text:p>
        </draw:text-box>
        <svg:title/>
        <svg:desc/>
      </draw:frame>
      <draw:frame draw:id="id266" presentation:style-name="a2192" draw:name="Segnaposto piè di pagina 4" svg:x="2.48425in" svg:y="10.04094in" svg:width="2.53071in" svg:height="0.57638in" presentation:class="footer" presentation:placeholder="false">
        <draw:text-box>
          <text:p text:style-name="a2191" text:class-names="" text:cond-style-name=""><text:span text:style-name="a2190" text:class-names=""/></text:p>
        </draw:text-box>
        <svg:title/>
        <svg:desc/>
      </draw:frame>
      <draw:frame draw:id="id267" presentation:style-name="a2195" draw:name="Segnaposto numero diapositiva 5" svg:x="5.29685in" svg:y="10.04094in" svg:width="1.68701in" svg:height="0.57638in" presentation:class="page-number" presentation:placeholder="false">
        <draw:text-box>
          <text:p text:style-name="a2194" text:class-names="" text:cond-style-name=""><text:span text:style-name="a2193" text:class-names=""><text:page-number style:num-format="1" text:fixed="false"/></text:span></text:p>
        </draw:text-box>
        <svg:title/>
        <svg:desc/>
      </draw:frame>
      <presentation:notes style:page-layout-name="pageLayout2" draw:style-name="a2212">
        <draw:page-thumbnail svg:x="1.21063in" svg:y="0.88858in" svg:width="5.84567in" svg:height="4.38425in" presentation:class="page" draw:id="id5" presentation:style-name="a2196" draw:name="Segnaposto immagine diapositiva 1">
          <svg:title/>
          <svg:desc/>
        </draw:page-thumbnail>
        <draw:frame draw:id="id6" presentation:style-name="a2199" draw:name="Segnaposto note 2" svg:x="0.82677in" svg:y="5.55394in" svg:width="6.61378in" svg:height="5.26142in" presentation:class="notes" presentation:placeholder="false">
          <draw:text-box>
            <text:p text:style-name="a2198" text:class-names="" text:cond-style-name=""><text:span text:style-name="a2197" text:class-names=""/></text:p>
          </draw:text-box>
          <svg:title/>
          <svg:desc/>
        </draw:frame>
        <draw:frame draw:id="id7" presentation:style-name="a2202" draw:name="Segnaposto intestazione 3" svg:x="0in" svg:y="0in" svg:width="3.5878in" svg:height="0.58425in" presentation:class="header" presentation:placeholder="false">
          <draw:text-box>
            <text:p text:style-name="a2201" text:class-names="" text:cond-style-name=""><text:span text:style-name="a2200" text:class-names=""/></text:p>
          </draw:text-box>
          <svg:title/>
          <svg:desc/>
        </draw:frame>
        <draw:frame draw:id="id8" presentation:style-name="a2205" draw:name="Segnaposto data 4" svg:x="4.67953in" svg:y="0in" svg:width="3.5878in" svg:height="0.58425in" presentation:class="date-time" presentation:placeholder="false">
          <draw:text-box>
            <text:p text:style-name="a2204" text:class-names="" text:cond-style-name=""><text:span text:style-name="a2203" text:class-names=""/></text:p>
          </draw:text-box>
          <svg:title/>
          <svg:desc/>
        </draw:frame>
        <draw:frame draw:id="id9" presentation:style-name="a2208" draw:name="Segnaposto piè di pagina 5" svg:x="0in" svg:y="11.10827in" svg:width="3.5878in" svg:height="0.58425in" presentation:class="footer" presentation:placeholder="false">
          <draw:text-box>
            <text:p text:style-name="a2207" text:class-names="" text:cond-style-name=""><text:span text:style-name="a2206" text:class-names=""/></text:p>
          </draw:text-box>
          <svg:title/>
          <svg:desc/>
        </draw:frame>
        <draw:frame draw:id="id10" presentation:style-name="a2211" draw:name="Segnaposto numero diapositiva 6" svg:x="4.67953in" svg:y="11.10827in" svg:width="3.5878in" svg:height="0.58425in" presentation:class="page-number" presentation:placeholder="false">
          <draw:text-box>
            <text:p text:style-name="a2210" text:class-names="" text:cond-style-name=""><text:span text:style-name="a2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2-obj-Titolo-e-contenuto" style:page-layout-name="pageLayout1" draw:style-name="a2213">
      <draw:frame draw:id="id268" presentation:style-name="a2216" draw:name="Titolo 1" svg:x="0.3748in" svg:y="0.43189in" svg:width="6.74961in" svg:height="1.80866in" presentation:class="title" presentation:placeholder="false">
        <draw:text-box>
          <text:p text:style-name="a2215" text:class-names="" text:cond-style-name=""><text:span text:style-name="a2214" text:class-names="">Fare clic per modificare lo stile del titolo</text:span></text:p>
        </draw:text-box>
        <svg:title/>
        <svg:desc/>
      </draw:frame>
      <draw:frame draw:id="id269" presentation:style-name="a2231" draw:name="Segnaposto contenuto 2" svg:x="0.3748in" svg:y="2.53465in" svg:width="6.74961in" svg:height="6.28268in" presentation:class="object" presentation:placeholder="false">
        <draw:text-box>
          <text:p text:style-name="a2218" text:class-names="" text:cond-style-name=""><text:span text:style-name="a2217" text:class-names="">Fare clic per modificare stili del testo dello schema</text:span></text:p>
          <text:list text:style-name="a2221">
            <text:list-item>
              <text:list text:style-name="a2221">
                <text:list-item>
                  <text:p text:style-name="a2220" text:class-names="" text:cond-style-name=""><text:span text:style-name="a2219" text:class-names="">Secondo livello</text:span></text:p>
                </text:list-item>
              </text:list>
            </text:list-item>
          </text:list>
          <text:list text:style-name="a2224">
            <text:list-item>
              <text:list text:style-name="a2224">
                <text:list-item>
                  <text:list text:style-name="a2224">
                    <text:list-item>
                      <text:p text:style-name="a2223" text:class-names="" text:cond-style-name=""><text:span text:style-name="a222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27">
            <text:list-item>
              <text:list text:style-name="a2227">
                <text:list-item>
                  <text:list text:style-name="a2227">
                    <text:list-item>
                      <text:list text:style-name="a2227">
                        <text:list-item>
                          <text:p text:style-name="a2226" text:class-names="" text:cond-style-name=""><text:span text:style-name="a222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0">
            <text:list-item>
              <text:list text:style-name="a2230">
                <text:list-item>
                  <text:list text:style-name="a2230">
                    <text:list-item>
                      <text:list text:style-name="a2230">
                        <text:list-item>
                          <text:list text:style-name="a2230">
                            <text:list-item>
                              <text:p text:style-name="a2229" text:class-names="" text:cond-style-name=""><text:span text:style-name="a222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0" presentation:style-name="a2235" draw:name="Segnaposto data 3" svg:x="0.51575in" svg:y="10.04094in" svg:width="1.68701in" svg:height="0.57638in" presentation:class="date-time" presentation:placeholder="false">
        <draw:text-box>
          <text:p text:style-name="a2234" text:class-names="" text:cond-style-name=""><text:span text:style-name="a2232" text:class-names=""><text:date text:fixed="false" style:data-style-name="a2233">3/24/2019</text:date></text:span></text:p>
        </draw:text-box>
        <svg:title/>
        <svg:desc/>
      </draw:frame>
      <draw:frame draw:id="id271" presentation:style-name="a2238" draw:name="Segnaposto piè di pagina 4" svg:x="2.48425in" svg:y="10.04094in" svg:width="2.53071in" svg:height="0.57638in" presentation:class="footer" presentation:placeholder="false">
        <draw:text-box>
          <text:p text:style-name="a2237" text:class-names="" text:cond-style-name=""><text:span text:style-name="a2236" text:class-names=""/></text:p>
        </draw:text-box>
        <svg:title/>
        <svg:desc/>
      </draw:frame>
      <draw:frame draw:id="id272" presentation:style-name="a2241" draw:name="Segnaposto numero diapositiva 5" svg:x="5.29685in" svg:y="10.04094in" svg:width="1.68701in" svg:height="0.57638in" presentation:class="page-number" presentation:placeholder="false">
        <draw:text-box>
          <text:p text:style-name="a2240" text:class-names="" text:cond-style-name=""><text:span text:style-name="a2239" text:class-names=""><text:page-number style:num-format="1" text:fixed="false"/></text:span></text:p>
        </draw:text-box>
        <svg:title/>
        <svg:desc/>
      </draw:frame>
      <presentation:notes style:page-layout-name="pageLayout2" draw:style-name="a2258">
        <draw:page-thumbnail svg:x="1.21063in" svg:y="0.88858in" svg:width="5.84567in" svg:height="4.38425in" presentation:class="page" draw:id="id5" presentation:style-name="a2242" draw:name="Segnaposto immagine diapositiva 1">
          <svg:title/>
          <svg:desc/>
        </draw:page-thumbnail>
        <draw:frame draw:id="id6" presentation:style-name="a2245" draw:name="Segnaposto note 2" svg:x="0.82677in" svg:y="5.55394in" svg:width="6.61378in" svg:height="5.26142in" presentation:class="notes" presentation:placeholder="false">
          <draw:text-box>
            <text:p text:style-name="a2244" text:class-names="" text:cond-style-name=""><text:span text:style-name="a2243" text:class-names=""/></text:p>
          </draw:text-box>
          <svg:title/>
          <svg:desc/>
        </draw:frame>
        <draw:frame draw:id="id7" presentation:style-name="a2248" draw:name="Segnaposto intestazione 3" svg:x="0in" svg:y="0in" svg:width="3.5878in" svg:height="0.58425in" presentation:class="header" presentation:placeholder="false">
          <draw:text-box>
            <text:p text:style-name="a2247" text:class-names="" text:cond-style-name=""><text:span text:style-name="a2246" text:class-names=""/></text:p>
          </draw:text-box>
          <svg:title/>
          <svg:desc/>
        </draw:frame>
        <draw:frame draw:id="id8" presentation:style-name="a2251" draw:name="Segnaposto data 4" svg:x="4.67953in" svg:y="0in" svg:width="3.5878in" svg:height="0.58425in" presentation:class="date-time" presentation:placeholder="false">
          <draw:text-box>
            <text:p text:style-name="a2250" text:class-names="" text:cond-style-name=""><text:span text:style-name="a2249" text:class-names=""/></text:p>
          </draw:text-box>
          <svg:title/>
          <svg:desc/>
        </draw:frame>
        <draw:frame draw:id="id9" presentation:style-name="a2254" draw:name="Segnaposto piè di pagina 5" svg:x="0in" svg:y="11.10827in" svg:width="3.5878in" svg:height="0.58425in" presentation:class="footer" presentation:placeholder="false">
          <draw:text-box>
            <text:p text:style-name="a2253" text:class-names="" text:cond-style-name=""><text:span text:style-name="a2252" text:class-names=""/></text:p>
          </draw:text-box>
          <svg:title/>
          <svg:desc/>
        </draw:frame>
        <draw:frame draw:id="id10" presentation:style-name="a2257" draw:name="Segnaposto numero diapositiva 6" svg:x="4.67953in" svg:y="11.10827in" svg:width="3.5878in" svg:height="0.58425in" presentation:class="page-number" presentation:placeholder="false">
          <draw:text-box>
            <text:p text:style-name="a2256" text:class-names="" text:cond-style-name=""><text:span text:style-name="a22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3-secHead-Intestazione-sezione" style:page-layout-name="pageLayout1" draw:style-name="a2259">
      <draw:frame draw:id="id273" presentation:style-name="a2262" draw:name="Titolo 1" svg:x="0.51215in" svg:y="2.70139in" svg:width="6.46875in" svg:height="4.50521in" presentation:class="title" presentation:placeholder="false">
        <draw:text-box>
          <text:p text:style-name="a2261" text:class-names="" text:cond-style-name=""><text:span text:style-name="a2260" text:class-names="">Fare clic per modificare lo stile del titolo</text:span></text:p>
        </draw:text-box>
        <svg:title/>
        <svg:desc/>
      </draw:frame>
      <draw:frame draw:id="id274" presentation:style-name="a2266" draw:name="Segnaposto testo 2" svg:x="0.51215in" svg:y="7.25in" svg:width="6.46875in" svg:height="2.36979in" presentation:class="outline" presentation:placeholder="false">
        <draw:text-box>
          <text:list text:style-name="a2265">
            <text:list-item>
              <text:p text:style-name="a2264" text:class-names="" text:cond-style-name=""><text:span text:style-name="a2263" text:class-names="">Fare clic per modificare stili del testo dello schema</text:span></text:p>
            </text:list-item>
          </text:list>
        </draw:text-box>
        <svg:title/>
        <svg:desc/>
      </draw:frame>
      <draw:frame draw:id="id275" presentation:style-name="a2270" draw:name="Segnaposto data 3" svg:x="0.51575in" svg:y="10.04094in" svg:width="1.68701in" svg:height="0.57638in" presentation:class="date-time" presentation:placeholder="false">
        <draw:text-box>
          <text:p text:style-name="a2269" text:class-names="" text:cond-style-name=""><text:span text:style-name="a2267" text:class-names=""><text:date text:fixed="false" style:data-style-name="a2268">3/24/2019</text:date></text:span></text:p>
        </draw:text-box>
        <svg:title/>
        <svg:desc/>
      </draw:frame>
      <draw:frame draw:id="id276" presentation:style-name="a2273" draw:name="Segnaposto piè di pagina 4" svg:x="2.48425in" svg:y="10.04094in" svg:width="2.53071in" svg:height="0.57638in" presentation:class="footer" presentation:placeholder="false">
        <draw:text-box>
          <text:p text:style-name="a2272" text:class-names="" text:cond-style-name=""><text:span text:style-name="a2271" text:class-names=""/></text:p>
        </draw:text-box>
        <svg:title/>
        <svg:desc/>
      </draw:frame>
      <draw:frame draw:id="id277" presentation:style-name="a2276" draw:name="Segnaposto numero diapositiva 5" svg:x="5.29685in" svg:y="10.04094in" svg:width="1.68701in" svg:height="0.57638in" presentation:class="page-number" presentation:placeholder="false">
        <draw:text-box>
          <text:p text:style-name="a2275" text:class-names="" text:cond-style-name=""><text:span text:style-name="a2274" text:class-names=""><text:page-number style:num-format="1" text:fixed="false"/></text:span></text:p>
        </draw:text-box>
        <svg:title/>
        <svg:desc/>
      </draw:frame>
      <presentation:notes style:page-layout-name="pageLayout2" draw:style-name="a2293">
        <draw:page-thumbnail svg:x="1.21063in" svg:y="0.88858in" svg:width="5.84567in" svg:height="4.38425in" presentation:class="page" draw:id="id5" presentation:style-name="a2277" draw:name="Segnaposto immagine diapositiva 1">
          <svg:title/>
          <svg:desc/>
        </draw:page-thumbnail>
        <draw:frame draw:id="id6" presentation:style-name="a2280" draw:name="Segnaposto note 2" svg:x="0.82677in" svg:y="5.55394in" svg:width="6.61378in" svg:height="5.26142in" presentation:class="notes" presentation:placeholder="false">
          <draw:text-box>
            <text:p text:style-name="a2279" text:class-names="" text:cond-style-name=""><text:span text:style-name="a2278" text:class-names=""/></text:p>
          </draw:text-box>
          <svg:title/>
          <svg:desc/>
        </draw:frame>
        <draw:frame draw:id="id7" presentation:style-name="a2283" draw:name="Segnaposto intestazione 3" svg:x="0in" svg:y="0in" svg:width="3.5878in" svg:height="0.58425in" presentation:class="header" presentation:placeholder="false">
          <draw:text-box>
            <text:p text:style-name="a2282" text:class-names="" text:cond-style-name=""><text:span text:style-name="a2281" text:class-names=""/></text:p>
          </draw:text-box>
          <svg:title/>
          <svg:desc/>
        </draw:frame>
        <draw:frame draw:id="id8" presentation:style-name="a2286" draw:name="Segnaposto data 4" svg:x="4.67953in" svg:y="0in" svg:width="3.5878in" svg:height="0.58425in" presentation:class="date-time" presentation:placeholder="false">
          <draw:text-box>
            <text:p text:style-name="a2285" text:class-names="" text:cond-style-name=""><text:span text:style-name="a2284" text:class-names=""/></text:p>
          </draw:text-box>
          <svg:title/>
          <svg:desc/>
        </draw:frame>
        <draw:frame draw:id="id9" presentation:style-name="a2289" draw:name="Segnaposto piè di pagina 5" svg:x="0in" svg:y="11.10827in" svg:width="3.5878in" svg:height="0.58425in" presentation:class="footer" presentation:placeholder="false">
          <draw:text-box>
            <text:p text:style-name="a2288" text:class-names="" text:cond-style-name=""><text:span text:style-name="a2287" text:class-names=""/></text:p>
          </draw:text-box>
          <svg:title/>
          <svg:desc/>
        </draw:frame>
        <draw:frame draw:id="id10" presentation:style-name="a2292" draw:name="Segnaposto numero diapositiva 6" svg:x="4.67953in" svg:y="11.10827in" svg:width="3.5878in" svg:height="0.58425in" presentation:class="page-number" presentation:placeholder="false">
          <draw:text-box>
            <text:p text:style-name="a2291" text:class-names="" text:cond-style-name=""><text:span text:style-name="a2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4-twoObj-Due-contenuti" style:page-layout-name="pageLayout1" draw:style-name="a2294">
      <draw:frame draw:id="id278" presentation:style-name="a2297" draw:name="Titolo 1" svg:x="0.3748in" svg:y="0.43189in" svg:width="6.74961in" svg:height="1.80866in" presentation:class="title" presentation:placeholder="false">
        <draw:text-box>
          <text:p text:style-name="a2296" text:class-names="" text:cond-style-name=""><text:span text:style-name="a2295" text:class-names="">Fare clic per modificare lo stile del titolo</text:span></text:p>
        </draw:text-box>
        <svg:title/>
        <svg:desc/>
      </draw:frame>
      <draw:frame draw:id="id279" presentation:style-name="a2312" draw:name="Segnaposto contenuto 2" svg:x="0.375in" svg:y="2.53472in" svg:width="3.29167in" svg:height="6.28299in" presentation:class="object" presentation:placeholder="false">
        <draw:text-box>
          <text:p text:style-name="a2299" text:class-names="" text:cond-style-name=""><text:span text:style-name="a2298" text:class-names="">Fare clic per modificare stili del testo dello schema</text:span></text:p>
          <text:list text:style-name="a2302">
            <text:list-item>
              <text:list text:style-name="a2302">
                <text:list-item>
                  <text:p text:style-name="a2301" text:class-names="" text:cond-style-name=""><text:span text:style-name="a2300" text:class-names="">Secondo livello</text:span></text:p>
                </text:list-item>
              </text:list>
            </text:list-item>
          </text:list>
          <text:list text:style-name="a2305">
            <text:list-item>
              <text:list text:style-name="a2305">
                <text:list-item>
                  <text:list text:style-name="a2305">
                    <text:list-item>
                      <text:p text:style-name="a2304" text:class-names="" text:cond-style-name=""><text:span text:style-name="a230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08">
            <text:list-item>
              <text:list text:style-name="a2308">
                <text:list-item>
                  <text:list text:style-name="a2308">
                    <text:list-item>
                      <text:list text:style-name="a2308">
                        <text:list-item>
                          <text:p text:style-name="a2307" text:class-names="" text:cond-style-name=""><text:span text:style-name="a230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1">
            <text:list-item>
              <text:list text:style-name="a2311">
                <text:list-item>
                  <text:list text:style-name="a2311">
                    <text:list-item>
                      <text:list text:style-name="a2311">
                        <text:list-item>
                          <text:list text:style-name="a2311">
                            <text:list-item>
                              <text:p text:style-name="a2310" text:class-names="" text:cond-style-name=""><text:span text:style-name="a230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0" presentation:style-name="a2327" draw:name="Segnaposto contenuto 3" svg:x="3.83333in" svg:y="2.53472in" svg:width="3.29167in" svg:height="6.28299in" presentation:class="object" presentation:placeholder="false">
        <draw:text-box>
          <text:p text:style-name="a2314" text:class-names="" text:cond-style-name=""><text:span text:style-name="a2313" text:class-names="">Fare clic per modificare stili del testo dello schema</text:span></text:p>
          <text:list text:style-name="a2317">
            <text:list-item>
              <text:list text:style-name="a2317">
                <text:list-item>
                  <text:p text:style-name="a2316" text:class-names="" text:cond-style-name=""><text:span text:style-name="a2315" text:class-names="">Secondo livello</text:span></text:p>
                </text:list-item>
              </text:list>
            </text:list-item>
          </text:list>
          <text:list text:style-name="a2320">
            <text:list-item>
              <text:list text:style-name="a2320">
                <text:list-item>
                  <text:list text:style-name="a2320">
                    <text:list-item>
                      <text:p text:style-name="a2319" text:class-names="" text:cond-style-name=""><text:span text:style-name="a231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23">
            <text:list-item>
              <text:list text:style-name="a2323">
                <text:list-item>
                  <text:list text:style-name="a2323">
                    <text:list-item>
                      <text:list text:style-name="a2323">
                        <text:list-item>
                          <text:p text:style-name="a2322" text:class-names="" text:cond-style-name=""><text:span text:style-name="a232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6">
            <text:list-item>
              <text:list text:style-name="a2326">
                <text:list-item>
                  <text:list text:style-name="a2326">
                    <text:list-item>
                      <text:list text:style-name="a2326">
                        <text:list-item>
                          <text:list text:style-name="a2326">
                            <text:list-item>
                              <text:p text:style-name="a2325" text:class-names="" text:cond-style-name=""><text:span text:style-name="a232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1" presentation:style-name="a2331" draw:name="Segnaposto data 4" svg:x="0.51575in" svg:y="10.04094in" svg:width="1.68701in" svg:height="0.57638in" presentation:class="date-time" presentation:placeholder="false">
        <draw:text-box>
          <text:p text:style-name="a2330" text:class-names="" text:cond-style-name=""><text:span text:style-name="a2328" text:class-names=""><text:date text:fixed="false" style:data-style-name="a2329">3/24/2019</text:date></text:span></text:p>
        </draw:text-box>
        <svg:title/>
        <svg:desc/>
      </draw:frame>
      <draw:frame draw:id="id282" presentation:style-name="a2334" draw:name="Segnaposto piè di pagina 5" svg:x="2.48425in" svg:y="10.04094in" svg:width="2.53071in" svg:height="0.57638in" presentation:class="footer" presentation:placeholder="false">
        <draw:text-box>
          <text:p text:style-name="a2333" text:class-names="" text:cond-style-name=""><text:span text:style-name="a2332" text:class-names=""/></text:p>
        </draw:text-box>
        <svg:title/>
        <svg:desc/>
      </draw:frame>
      <draw:frame draw:id="id283" presentation:style-name="a2337" draw:name="Segnaposto numero diapositiva 6" svg:x="5.29685in" svg:y="10.04094in" svg:width="1.68701in" svg:height="0.57638in" presentation:class="page-number" presentation:placeholder="false">
        <draw:text-box>
          <text:p text:style-name="a2336" text:class-names="" text:cond-style-name=""><text:span text:style-name="a2335" text:class-names=""><text:page-number style:num-format="1" text:fixed="false"/></text:span></text:p>
        </draw:text-box>
        <svg:title/>
        <svg:desc/>
      </draw:frame>
      <presentation:notes style:page-layout-name="pageLayout2" draw:style-name="a2354">
        <draw:page-thumbnail svg:x="1.21063in" svg:y="0.88858in" svg:width="5.84567in" svg:height="4.38425in" presentation:class="page" draw:id="id5" presentation:style-name="a2338" draw:name="Segnaposto immagine diapositiva 1">
          <svg:title/>
          <svg:desc/>
        </draw:page-thumbnail>
        <draw:frame draw:id="id6" presentation:style-name="a2341" draw:name="Segnaposto note 2" svg:x="0.82677in" svg:y="5.55394in" svg:width="6.61378in" svg:height="5.26142in" presentation:class="notes" presentation:placeholder="false">
          <draw:text-box>
            <text:p text:style-name="a2340" text:class-names="" text:cond-style-name=""><text:span text:style-name="a2339" text:class-names=""/></text:p>
          </draw:text-box>
          <svg:title/>
          <svg:desc/>
        </draw:frame>
        <draw:frame draw:id="id7" presentation:style-name="a2344" draw:name="Segnaposto intestazione 3" svg:x="0in" svg:y="0in" svg:width="3.5878in" svg:height="0.58425in" presentation:class="header" presentation:placeholder="false">
          <draw:text-box>
            <text:p text:style-name="a2343" text:class-names="" text:cond-style-name=""><text:span text:style-name="a2342" text:class-names=""/></text:p>
          </draw:text-box>
          <svg:title/>
          <svg:desc/>
        </draw:frame>
        <draw:frame draw:id="id8" presentation:style-name="a2347" draw:name="Segnaposto data 4" svg:x="4.67953in" svg:y="0in" svg:width="3.5878in" svg:height="0.58425in" presentation:class="date-time" presentation:placeholder="false">
          <draw:text-box>
            <text:p text:style-name="a2346" text:class-names="" text:cond-style-name=""><text:span text:style-name="a2345" text:class-names=""/></text:p>
          </draw:text-box>
          <svg:title/>
          <svg:desc/>
        </draw:frame>
        <draw:frame draw:id="id9" presentation:style-name="a2350" draw:name="Segnaposto piè di pagina 5" svg:x="0in" svg:y="11.10827in" svg:width="3.5878in" svg:height="0.58425in" presentation:class="footer" presentation:placeholder="false">
          <draw:text-box>
            <text:p text:style-name="a2349" text:class-names="" text:cond-style-name=""><text:span text:style-name="a2348" text:class-names=""/></text:p>
          </draw:text-box>
          <svg:title/>
          <svg:desc/>
        </draw:frame>
        <draw:frame draw:id="id10" presentation:style-name="a2353" draw:name="Segnaposto numero diapositiva 6" svg:x="4.67953in" svg:y="11.10827in" svg:width="3.5878in" svg:height="0.58425in" presentation:class="page-number" presentation:placeholder="false">
          <draw:text-box>
            <text:p text:style-name="a2352" text:class-names="" text:cond-style-name=""><text:span text:style-name="a2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5-twoTxTwoObj-Confronto" style:page-layout-name="pageLayout1" draw:style-name="a2355">
      <draw:frame draw:id="id284" presentation:style-name="a2358" draw:name="Titolo 1" svg:x="0.51736in" svg:y="0.57639in" svg:width="6.46875in" svg:height="2.09375in" presentation:class="title" presentation:placeholder="false">
        <draw:text-box>
          <text:p text:style-name="a2357" text:class-names="" text:cond-style-name=""><text:span text:style-name="a2356" text:class-names="">Fare clic per modificare lo stile del titolo</text:span></text:p>
        </draw:text-box>
        <svg:title/>
        <svg:desc/>
      </draw:frame>
      <draw:frame draw:id="id285" presentation:style-name="a2362" draw:name="Segnaposto testo 2" svg:x="0.51736in" svg:y="2.65625in" svg:width="3.17188in" svg:height="1.30035in" presentation:class="outline" presentation:placeholder="false">
        <draw:text-box>
          <text:list text:style-name="a2361">
            <text:list-item>
              <text:p text:style-name="a2360" text:class-names="" text:cond-style-name=""><text:span text:style-name="a2359" text:class-names="">Fare clic per modificare stili del testo dello schema</text:span></text:p>
            </text:list-item>
          </text:list>
        </draw:text-box>
        <svg:title/>
        <svg:desc/>
      </draw:frame>
      <draw:frame draw:id="id286" presentation:style-name="a2377" draw:name="Segnaposto contenuto 3" svg:x="0.51736in" svg:y="3.9566in" svg:width="3.17188in" svg:height="5.82118in" presentation:class="object" presentation:placeholder="false">
        <draw:text-box>
          <text:p text:style-name="a2364" text:class-names="" text:cond-style-name=""><text:span text:style-name="a2363" text:class-names="">Fare clic per modificare stili del testo dello schema</text:span></text:p>
          <text:list text:style-name="a2367">
            <text:list-item>
              <text:list text:style-name="a2367">
                <text:list-item>
                  <text:p text:style-name="a2366" text:class-names="" text:cond-style-name=""><text:span text:style-name="a2365" text:class-names="">Secondo livello</text:span></text:p>
                </text:list-item>
              </text:list>
            </text:list-item>
          </text:list>
          <text:list text:style-name="a2370">
            <text:list-item>
              <text:list text:style-name="a2370">
                <text:list-item>
                  <text:list text:style-name="a2370">
                    <text:list-item>
                      <text:p text:style-name="a2369" text:class-names="" text:cond-style-name=""><text:span text:style-name="a236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73">
            <text:list-item>
              <text:list text:style-name="a2373">
                <text:list-item>
                  <text:list text:style-name="a2373">
                    <text:list-item>
                      <text:list text:style-name="a2373">
                        <text:list-item>
                          <text:p text:style-name="a2372" text:class-names="" text:cond-style-name=""><text:span text:style-name="a237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6">
            <text:list-item>
              <text:list text:style-name="a2376">
                <text:list-item>
                  <text:list text:style-name="a2376">
                    <text:list-item>
                      <text:list text:style-name="a2376">
                        <text:list-item>
                          <text:list text:style-name="a2376">
                            <text:list-item>
                              <text:p text:style-name="a2375" text:class-names="" text:cond-style-name=""><text:span text:style-name="a237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7" presentation:style-name="a2381" draw:name="Segnaposto testo 4" svg:x="3.79688in" svg:y="2.65625in" svg:width="3.18924in" svg:height="1.30035in" presentation:class="outline" presentation:placeholder="false">
        <draw:text-box>
          <text:list text:style-name="a2380">
            <text:list-item>
              <text:p text:style-name="a2379" text:class-names="" text:cond-style-name=""><text:span text:style-name="a2378" text:class-names="">Fare clic per modificare stili del testo dello schema</text:span></text:p>
            </text:list-item>
          </text:list>
        </draw:text-box>
        <svg:title/>
        <svg:desc/>
      </draw:frame>
      <draw:frame draw:id="id288" presentation:style-name="a2396" draw:name="Segnaposto contenuto 5" svg:x="3.79688in" svg:y="3.9566in" svg:width="3.18924in" svg:height="5.82118in" presentation:class="object" presentation:placeholder="false">
        <draw:text-box>
          <text:p text:style-name="a2383" text:class-names="" text:cond-style-name=""><text:span text:style-name="a2382" text:class-names="">Fare clic per modificare stili del testo dello schema</text:span></text:p>
          <text:list text:style-name="a2386">
            <text:list-item>
              <text:list text:style-name="a2386">
                <text:list-item>
                  <text:p text:style-name="a2385" text:class-names="" text:cond-style-name=""><text:span text:style-name="a2384" text:class-names="">Secondo livello</text:span></text:p>
                </text:list-item>
              </text:list>
            </text:list-item>
          </text:list>
          <text:list text:style-name="a2389">
            <text:list-item>
              <text:list text:style-name="a2389">
                <text:list-item>
                  <text:list text:style-name="a2389">
                    <text:list-item>
                      <text:p text:style-name="a2388" text:class-names="" text:cond-style-name=""><text:span text:style-name="a238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92">
            <text:list-item>
              <text:list text:style-name="a2392">
                <text:list-item>
                  <text:list text:style-name="a2392">
                    <text:list-item>
                      <text:list text:style-name="a2392">
                        <text:list-item>
                          <text:p text:style-name="a2391" text:class-names="" text:cond-style-name=""><text:span text:style-name="a239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5">
            <text:list-item>
              <text:list text:style-name="a2395">
                <text:list-item>
                  <text:list text:style-name="a2395">
                    <text:list-item>
                      <text:list text:style-name="a2395">
                        <text:list-item>
                          <text:list text:style-name="a2395">
                            <text:list-item>
                              <text:p text:style-name="a2394" text:class-names="" text:cond-style-name=""><text:span text:style-name="a239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9" presentation:style-name="a2400" draw:name="Segnaposto data 6" svg:x="0.51575in" svg:y="10.04094in" svg:width="1.68701in" svg:height="0.57638in" presentation:class="date-time" presentation:placeholder="false">
        <draw:text-box>
          <text:p text:style-name="a2399" text:class-names="" text:cond-style-name=""><text:span text:style-name="a2397" text:class-names=""><text:date text:fixed="false" style:data-style-name="a2398">3/24/2019</text:date></text:span></text:p>
        </draw:text-box>
        <svg:title/>
        <svg:desc/>
      </draw:frame>
      <draw:frame draw:id="id290" presentation:style-name="a2403" draw:name="Segnaposto piè di pagina 7" svg:x="2.48425in" svg:y="10.04094in" svg:width="2.53071in" svg:height="0.57638in" presentation:class="footer" presentation:placeholder="false">
        <draw:text-box>
          <text:p text:style-name="a2402" text:class-names="" text:cond-style-name=""><text:span text:style-name="a2401" text:class-names=""/></text:p>
        </draw:text-box>
        <svg:title/>
        <svg:desc/>
      </draw:frame>
      <draw:frame draw:id="id291" presentation:style-name="a2406" draw:name="Segnaposto numero diapositiva 8" svg:x="5.29685in" svg:y="10.04094in" svg:width="1.68701in" svg:height="0.57638in" presentation:class="page-number" presentation:placeholder="false">
        <draw:text-box>
          <text:p text:style-name="a2405" text:class-names="" text:cond-style-name=""><text:span text:style-name="a2404" text:class-names=""><text:page-number style:num-format="1" text:fixed="false"/></text:span></text:p>
        </draw:text-box>
        <svg:title/>
        <svg:desc/>
      </draw:frame>
      <presentation:notes style:page-layout-name="pageLayout2" draw:style-name="a2423">
        <draw:page-thumbnail svg:x="1.21063in" svg:y="0.88858in" svg:width="5.84567in" svg:height="4.38425in" presentation:class="page" draw:id="id5" presentation:style-name="a2407" draw:name="Segnaposto immagine diapositiva 1">
          <svg:title/>
          <svg:desc/>
        </draw:page-thumbnail>
        <draw:frame draw:id="id6" presentation:style-name="a2410" draw:name="Segnaposto note 2" svg:x="0.82677in" svg:y="5.55394in" svg:width="6.61378in" svg:height="5.26142in" presentation:class="notes" presentation:placeholder="false">
          <draw:text-box>
            <text:p text:style-name="a2409" text:class-names="" text:cond-style-name=""><text:span text:style-name="a2408" text:class-names=""/></text:p>
          </draw:text-box>
          <svg:title/>
          <svg:desc/>
        </draw:frame>
        <draw:frame draw:id="id7" presentation:style-name="a2413" draw:name="Segnaposto intestazione 3" svg:x="0in" svg:y="0in" svg:width="3.5878in" svg:height="0.58425in" presentation:class="header" presentation:placeholder="false">
          <draw:text-box>
            <text:p text:style-name="a2412" text:class-names="" text:cond-style-name=""><text:span text:style-name="a2411" text:class-names=""/></text:p>
          </draw:text-box>
          <svg:title/>
          <svg:desc/>
        </draw:frame>
        <draw:frame draw:id="id8" presentation:style-name="a2416" draw:name="Segnaposto data 4" svg:x="4.67953in" svg:y="0in" svg:width="3.5878in" svg:height="0.58425in" presentation:class="date-time" presentation:placeholder="false">
          <draw:text-box>
            <text:p text:style-name="a2415" text:class-names="" text:cond-style-name=""><text:span text:style-name="a2414" text:class-names=""/></text:p>
          </draw:text-box>
          <svg:title/>
          <svg:desc/>
        </draw:frame>
        <draw:frame draw:id="id9" presentation:style-name="a2419" draw:name="Segnaposto piè di pagina 5" svg:x="0in" svg:y="11.10827in" svg:width="3.5878in" svg:height="0.58425in" presentation:class="footer" presentation:placeholder="false">
          <draw:text-box>
            <text:p text:style-name="a2418" text:class-names="" text:cond-style-name=""><text:span text:style-name="a2417" text:class-names=""/></text:p>
          </draw:text-box>
          <svg:title/>
          <svg:desc/>
        </draw:frame>
        <draw:frame draw:id="id10" presentation:style-name="a2422" draw:name="Segnaposto numero diapositiva 6" svg:x="4.67953in" svg:y="11.10827in" svg:width="3.5878in" svg:height="0.58425in" presentation:class="page-number" presentation:placeholder="false">
          <draw:text-box>
            <text:p text:style-name="a2421" text:class-names="" text:cond-style-name=""><text:span text:style-name="a2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6-titleOnly-Solo-titolo" style:page-layout-name="pageLayout1" draw:style-name="a2424">
      <draw:frame draw:id="id292" presentation:style-name="a2427" draw:name="Titolo 1" svg:x="0.3748in" svg:y="0.43189in" svg:width="6.74961in" svg:height="1.80866in" presentation:class="title" presentation:placeholder="false">
        <draw:text-box>
          <text:p text:style-name="a2426" text:class-names="" text:cond-style-name=""><text:span text:style-name="a2425" text:class-names="">Fare clic per modificare lo stile del titolo</text:span></text:p>
        </draw:text-box>
        <svg:title/>
        <svg:desc/>
      </draw:frame>
      <draw:frame draw:id="id293" presentation:style-name="a2431" draw:name="Segnaposto data 2" svg:x="0.51575in" svg:y="10.04094in" svg:width="1.68701in" svg:height="0.57638in" presentation:class="date-time" presentation:placeholder="false">
        <draw:text-box>
          <text:p text:style-name="a2430" text:class-names="" text:cond-style-name=""><text:span text:style-name="a2428" text:class-names=""><text:date text:fixed="false" style:data-style-name="a2429">3/24/2019</text:date></text:span></text:p>
        </draw:text-box>
        <svg:title/>
        <svg:desc/>
      </draw:frame>
      <draw:frame draw:id="id294" presentation:style-name="a2434" draw:name="Segnaposto piè di pagina 3" svg:x="2.48425in" svg:y="10.04094in" svg:width="2.53071in" svg:height="0.57638in" presentation:class="footer" presentation:placeholder="false">
        <draw:text-box>
          <text:p text:style-name="a2433" text:class-names="" text:cond-style-name=""><text:span text:style-name="a2432" text:class-names=""/></text:p>
        </draw:text-box>
        <svg:title/>
        <svg:desc/>
      </draw:frame>
      <draw:frame draw:id="id295" presentation:style-name="a2437" draw:name="Segnaposto numero diapositiva 4" svg:x="5.29685in" svg:y="10.04094in" svg:width="1.68701in" svg:height="0.57638in" presentation:class="page-number" presentation:placeholder="false">
        <draw:text-box>
          <text:p text:style-name="a2436" text:class-names="" text:cond-style-name=""><text:span text:style-name="a2435" text:class-names=""><text:page-number style:num-format="1" text:fixed="false"/></text:span></text:p>
        </draw:text-box>
        <svg:title/>
        <svg:desc/>
      </draw:frame>
      <presentation:notes style:page-layout-name="pageLayout2" draw:style-name="a2454">
        <draw:page-thumbnail svg:x="1.21063in" svg:y="0.88858in" svg:width="5.84567in" svg:height="4.38425in" presentation:class="page" draw:id="id5" presentation:style-name="a2438" draw:name="Segnaposto immagine diapositiva 1">
          <svg:title/>
          <svg:desc/>
        </draw:page-thumbnail>
        <draw:frame draw:id="id6" presentation:style-name="a2441" draw:name="Segnaposto note 2" svg:x="0.82677in" svg:y="5.55394in" svg:width="6.61378in" svg:height="5.26142in" presentation:class="notes" presentation:placeholder="false">
          <draw:text-box>
            <text:p text:style-name="a2440" text:class-names="" text:cond-style-name=""><text:span text:style-name="a2439" text:class-names=""/></text:p>
          </draw:text-box>
          <svg:title/>
          <svg:desc/>
        </draw:frame>
        <draw:frame draw:id="id7" presentation:style-name="a2444" draw:name="Segnaposto intestazione 3" svg:x="0in" svg:y="0in" svg:width="3.5878in" svg:height="0.58425in" presentation:class="header" presentation:placeholder="false">
          <draw:text-box>
            <text:p text:style-name="a2443" text:class-names="" text:cond-style-name=""><text:span text:style-name="a2442" text:class-names=""/></text:p>
          </draw:text-box>
          <svg:title/>
          <svg:desc/>
        </draw:frame>
        <draw:frame draw:id="id8" presentation:style-name="a2447" draw:name="Segnaposto data 4" svg:x="4.67953in" svg:y="0in" svg:width="3.5878in" svg:height="0.58425in" presentation:class="date-time" presentation:placeholder="false">
          <draw:text-box>
            <text:p text:style-name="a2446" text:class-names="" text:cond-style-name=""><text:span text:style-name="a2445" text:class-names=""/></text:p>
          </draw:text-box>
          <svg:title/>
          <svg:desc/>
        </draw:frame>
        <draw:frame draw:id="id9" presentation:style-name="a2450" draw:name="Segnaposto piè di pagina 5" svg:x="0in" svg:y="11.10827in" svg:width="3.5878in" svg:height="0.58425in" presentation:class="footer" presentation:placeholder="false">
          <draw:text-box>
            <text:p text:style-name="a2449" text:class-names="" text:cond-style-name=""><text:span text:style-name="a2448" text:class-names=""/></text:p>
          </draw:text-box>
          <svg:title/>
          <svg:desc/>
        </draw:frame>
        <draw:frame draw:id="id10" presentation:style-name="a2453" draw:name="Segnaposto numero diapositiva 6" svg:x="4.67953in" svg:y="11.10827in" svg:width="3.5878in" svg:height="0.58425in" presentation:class="page-number" presentation:placeholder="false">
          <draw:text-box>
            <text:p text:style-name="a2452" text:class-names="" text:cond-style-name=""><text:span text:style-name="a2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7-blank-Vuota" style:page-layout-name="pageLayout1" draw:style-name="a2455">
      <draw:frame draw:id="id296" presentation:style-name="a2459" draw:name="Segnaposto data 1" svg:x="0.51575in" svg:y="10.04094in" svg:width="1.68701in" svg:height="0.57638in" presentation:class="date-time" presentation:placeholder="false">
        <draw:text-box>
          <text:p text:style-name="a2458" text:class-names="" text:cond-style-name=""><text:span text:style-name="a2456" text:class-names=""><text:date text:fixed="false" style:data-style-name="a2457">3/24/2019</text:date></text:span></text:p>
        </draw:text-box>
        <svg:title/>
        <svg:desc/>
      </draw:frame>
      <draw:frame draw:id="id297" presentation:style-name="a2462" draw:name="Segnaposto piè di pagina 2" svg:x="2.48425in" svg:y="10.04094in" svg:width="2.53071in" svg:height="0.57638in" presentation:class="footer" presentation:placeholder="false">
        <draw:text-box>
          <text:p text:style-name="a2461" text:class-names="" text:cond-style-name=""><text:span text:style-name="a2460" text:class-names=""/></text:p>
        </draw:text-box>
        <svg:title/>
        <svg:desc/>
      </draw:frame>
      <draw:frame draw:id="id298" presentation:style-name="a2465" draw:name="Segnaposto numero diapositiva 3" svg:x="5.29685in" svg:y="10.04094in" svg:width="1.68701in" svg:height="0.57638in" presentation:class="page-number" presentation:placeholder="false">
        <draw:text-box>
          <text:p text:style-name="a2464" text:class-names="" text:cond-style-name=""><text:span text:style-name="a2463" text:class-names=""><text:page-number style:num-format="1" text:fixed="false"/></text:span></text:p>
        </draw:text-box>
        <svg:title/>
        <svg:desc/>
      </draw:frame>
      <presentation:notes style:page-layout-name="pageLayout2" draw:style-name="a2482">
        <draw:page-thumbnail svg:x="1.21063in" svg:y="0.88858in" svg:width="5.84567in" svg:height="4.38425in" presentation:class="page" draw:id="id5" presentation:style-name="a2466" draw:name="Segnaposto immagine diapositiva 1">
          <svg:title/>
          <svg:desc/>
        </draw:page-thumbnail>
        <draw:frame draw:id="id6" presentation:style-name="a2469" draw:name="Segnaposto note 2" svg:x="0.82677in" svg:y="5.55394in" svg:width="6.61378in" svg:height="5.26142in" presentation:class="notes" presentation:placeholder="false">
          <draw:text-box>
            <text:p text:style-name="a2468" text:class-names="" text:cond-style-name=""><text:span text:style-name="a2467" text:class-names=""/></text:p>
          </draw:text-box>
          <svg:title/>
          <svg:desc/>
        </draw:frame>
        <draw:frame draw:id="id7" presentation:style-name="a2472" draw:name="Segnaposto intestazione 3" svg:x="0in" svg:y="0in" svg:width="3.5878in" svg:height="0.58425in" presentation:class="header" presentation:placeholder="false">
          <draw:text-box>
            <text:p text:style-name="a2471" text:class-names="" text:cond-style-name=""><text:span text:style-name="a2470" text:class-names=""/></text:p>
          </draw:text-box>
          <svg:title/>
          <svg:desc/>
        </draw:frame>
        <draw:frame draw:id="id8" presentation:style-name="a2475" draw:name="Segnaposto data 4" svg:x="4.67953in" svg:y="0in" svg:width="3.5878in" svg:height="0.58425in" presentation:class="date-time" presentation:placeholder="false">
          <draw:text-box>
            <text:p text:style-name="a2474" text:class-names="" text:cond-style-name=""><text:span text:style-name="a2473" text:class-names=""/></text:p>
          </draw:text-box>
          <svg:title/>
          <svg:desc/>
        </draw:frame>
        <draw:frame draw:id="id9" presentation:style-name="a2478" draw:name="Segnaposto piè di pagina 5" svg:x="0in" svg:y="11.10827in" svg:width="3.5878in" svg:height="0.58425in" presentation:class="footer" presentation:placeholder="false">
          <draw:text-box>
            <text:p text:style-name="a2477" text:class-names="" text:cond-style-name=""><text:span text:style-name="a2476" text:class-names=""/></text:p>
          </draw:text-box>
          <svg:title/>
          <svg:desc/>
        </draw:frame>
        <draw:frame draw:id="id10" presentation:style-name="a2481" draw:name="Segnaposto numero diapositiva 6" svg:x="4.67953in" svg:y="11.10827in" svg:width="3.5878in" svg:height="0.58425in" presentation:class="page-number" presentation:placeholder="false">
          <draw:text-box>
            <text:p text:style-name="a2480" text:class-names="" text:cond-style-name=""><text:span text:style-name="a24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8-objTx-Contenuto-con-didascalia" style:page-layout-name="pageLayout1" draw:style-name="a2483">
      <draw:frame draw:id="id299" presentation:style-name="a2486" draw:name="Titolo 1" svg:x="0.51736in" svg:y="0.72222in" svg:width="2.4184in" svg:height="2.52778in" presentation:class="title" presentation:placeholder="false">
        <draw:text-box>
          <text:p text:style-name="a2485" text:class-names="" text:cond-style-name=""><text:span text:style-name="a2484" text:class-names="">Fare clic per modificare lo stile del titolo</text:span></text:p>
        </draw:text-box>
        <svg:title/>
        <svg:desc/>
      </draw:frame>
      <draw:frame draw:id="id300" presentation:style-name="a2501" draw:name="Segnaposto contenuto 2" svg:x="3.18924in" svg:y="1.55903in" svg:width="3.79687in" svg:height="7.69965in" presentation:class="object" presentation:placeholder="false">
        <draw:text-box>
          <text:p text:style-name="a2488" text:class-names="" text:cond-style-name=""><text:span text:style-name="a2487" text:class-names="">Fare clic per modificare stili del testo dello schema</text:span></text:p>
          <text:list text:style-name="a2491">
            <text:list-item>
              <text:list text:style-name="a2491">
                <text:list-item>
                  <text:p text:style-name="a2490" text:class-names="" text:cond-style-name=""><text:span text:style-name="a2489" text:class-names="">Secondo livello</text:span></text:p>
                </text:list-item>
              </text:list>
            </text:list-item>
          </text:list>
          <text:list text:style-name="a2494">
            <text:list-item>
              <text:list text:style-name="a2494">
                <text:list-item>
                  <text:list text:style-name="a2494">
                    <text:list-item>
                      <text:p text:style-name="a2493" text:class-names="" text:cond-style-name=""><text:span text:style-name="a249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97">
            <text:list-item>
              <text:list text:style-name="a2497">
                <text:list-item>
                  <text:list text:style-name="a2497">
                    <text:list-item>
                      <text:list text:style-name="a2497">
                        <text:list-item>
                          <text:p text:style-name="a2496" text:class-names="" text:cond-style-name=""><text:span text:style-name="a249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0">
            <text:list-item>
              <text:list text:style-name="a2500">
                <text:list-item>
                  <text:list text:style-name="a2500">
                    <text:list-item>
                      <text:list text:style-name="a2500">
                        <text:list-item>
                          <text:list text:style-name="a2500">
                            <text:list-item>
                              <text:p text:style-name="a2499" text:class-names="" text:cond-style-name=""><text:span text:style-name="a249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1" presentation:style-name="a2505" draw:name="Segnaposto testo 3" svg:x="0.51736in" svg:y="3.25in" svg:width="2.4184in" svg:height="6.02083in" presentation:class="outline" presentation:placeholder="false">
        <draw:text-box>
          <text:list text:style-name="a2504">
            <text:list-item>
              <text:p text:style-name="a2503" text:class-names="" text:cond-style-name=""><text:span text:style-name="a2502" text:class-names="">Fare clic per modificare stili del testo dello schema</text:span></text:p>
            </text:list-item>
          </text:list>
        </draw:text-box>
        <svg:title/>
        <svg:desc/>
      </draw:frame>
      <draw:frame draw:id="id302" presentation:style-name="a2509" draw:name="Segnaposto data 4" svg:x="0.51575in" svg:y="10.04094in" svg:width="1.68701in" svg:height="0.57638in" presentation:class="date-time" presentation:placeholder="false">
        <draw:text-box>
          <text:p text:style-name="a2508" text:class-names="" text:cond-style-name=""><text:span text:style-name="a2506" text:class-names=""><text:date text:fixed="false" style:data-style-name="a2507">3/24/2019</text:date></text:span></text:p>
        </draw:text-box>
        <svg:title/>
        <svg:desc/>
      </draw:frame>
      <draw:frame draw:id="id303" presentation:style-name="a2512" draw:name="Segnaposto piè di pagina 5" svg:x="2.48425in" svg:y="10.04094in" svg:width="2.53071in" svg:height="0.57638in" presentation:class="footer" presentation:placeholder="false">
        <draw:text-box>
          <text:p text:style-name="a2511" text:class-names="" text:cond-style-name=""><text:span text:style-name="a2510" text:class-names=""/></text:p>
        </draw:text-box>
        <svg:title/>
        <svg:desc/>
      </draw:frame>
      <draw:frame draw:id="id304" presentation:style-name="a2515" draw:name="Segnaposto numero diapositiva 6" svg:x="5.29685in" svg:y="10.04094in" svg:width="1.68701in" svg:height="0.57638in" presentation:class="page-number" presentation:placeholder="false">
        <draw:text-box>
          <text:p text:style-name="a2514" text:class-names="" text:cond-style-name=""><text:span text:style-name="a2513" text:class-names=""><text:page-number style:num-format="1" text:fixed="false"/></text:span></text:p>
        </draw:text-box>
        <svg:title/>
        <svg:desc/>
      </draw:frame>
      <presentation:notes style:page-layout-name="pageLayout2" draw:style-name="a2532">
        <draw:page-thumbnail svg:x="1.21063in" svg:y="0.88858in" svg:width="5.84567in" svg:height="4.38425in" presentation:class="page" draw:id="id5" presentation:style-name="a2516" draw:name="Segnaposto immagine diapositiva 1">
          <svg:title/>
          <svg:desc/>
        </draw:page-thumbnail>
        <draw:frame draw:id="id6" presentation:style-name="a2519" draw:name="Segnaposto note 2" svg:x="0.82677in" svg:y="5.55394in" svg:width="6.61378in" svg:height="5.26142in" presentation:class="notes" presentation:placeholder="false">
          <draw:text-box>
            <text:p text:style-name="a2518" text:class-names="" text:cond-style-name=""><text:span text:style-name="a2517" text:class-names=""/></text:p>
          </draw:text-box>
          <svg:title/>
          <svg:desc/>
        </draw:frame>
        <draw:frame draw:id="id7" presentation:style-name="a2522" draw:name="Segnaposto intestazione 3" svg:x="0in" svg:y="0in" svg:width="3.5878in" svg:height="0.58425in" presentation:class="header" presentation:placeholder="false">
          <draw:text-box>
            <text:p text:style-name="a2521" text:class-names="" text:cond-style-name=""><text:span text:style-name="a2520" text:class-names=""/></text:p>
          </draw:text-box>
          <svg:title/>
          <svg:desc/>
        </draw:frame>
        <draw:frame draw:id="id8" presentation:style-name="a2525" draw:name="Segnaposto data 4" svg:x="4.67953in" svg:y="0in" svg:width="3.5878in" svg:height="0.58425in" presentation:class="date-time" presentation:placeholder="false">
          <draw:text-box>
            <text:p text:style-name="a2524" text:class-names="" text:cond-style-name=""><text:span text:style-name="a2523" text:class-names=""/></text:p>
          </draw:text-box>
          <svg:title/>
          <svg:desc/>
        </draw:frame>
        <draw:frame draw:id="id9" presentation:style-name="a2528" draw:name="Segnaposto piè di pagina 5" svg:x="0in" svg:y="11.10827in" svg:width="3.5878in" svg:height="0.58425in" presentation:class="footer" presentation:placeholder="false">
          <draw:text-box>
            <text:p text:style-name="a2527" text:class-names="" text:cond-style-name=""><text:span text:style-name="a2526" text:class-names=""/></text:p>
          </draw:text-box>
          <svg:title/>
          <svg:desc/>
        </draw:frame>
        <draw:frame draw:id="id10" presentation:style-name="a2531" draw:name="Segnaposto numero diapositiva 6" svg:x="4.67953in" svg:y="11.10827in" svg:width="3.5878in" svg:height="0.58425in" presentation:class="page-number" presentation:placeholder="false">
          <draw:text-box>
            <text:p text:style-name="a2530" text:class-names="" text:cond-style-name=""><text:span text:style-name="a2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9-picTx-Immagine-con-didascalia" style:page-layout-name="pageLayout1" draw:style-name="a2533">
      <draw:frame draw:id="id305" presentation:style-name="a2536" draw:name="Titolo 1" svg:x="0.51736in" svg:y="0.72222in" svg:width="2.4184in" svg:height="2.52778in" presentation:class="title" presentation:placeholder="false">
        <draw:text-box>
          <text:p text:style-name="a2535" text:class-names="" text:cond-style-name=""><text:span text:style-name="a2534" text:class-names="">Fare clic per modificare lo stile del titolo</text:span></text:p>
        </draw:text-box>
        <svg:title/>
        <svg:desc/>
      </draw:frame>
      <draw:frame draw:id="id306" presentation:style-name="a2539" draw:name="Segnaposto immagine 2" svg:x="3.18924in" svg:y="1.55903in" svg:width="3.79687in" svg:height="7.69965in" presentation:class="graphic" presentation:placeholder="false">
        <draw:text-box>
          <text:p text:style-name="a2538" text:class-names="" text:cond-style-name=""><text:span text:style-name="a2537" text:class-names=""/></text:p>
        </draw:text-box>
        <svg:title/>
        <svg:desc/>
      </draw:frame>
      <draw:frame draw:id="id307" presentation:style-name="a2543" draw:name="Segnaposto testo 3" svg:x="0.51736in" svg:y="3.25in" svg:width="2.4184in" svg:height="6.02083in" presentation:class="outline" presentation:placeholder="false">
        <draw:text-box>
          <text:list text:style-name="a2542">
            <text:list-item>
              <text:p text:style-name="a2541" text:class-names="" text:cond-style-name=""><text:span text:style-name="a2540" text:class-names="">Fare clic per modificare stili del testo dello schema</text:span></text:p>
            </text:list-item>
          </text:list>
        </draw:text-box>
        <svg:title/>
        <svg:desc/>
      </draw:frame>
      <draw:frame draw:id="id308" presentation:style-name="a2547" draw:name="Segnaposto data 4" svg:x="0.51575in" svg:y="10.04094in" svg:width="1.68701in" svg:height="0.57638in" presentation:class="date-time" presentation:placeholder="false">
        <draw:text-box>
          <text:p text:style-name="a2546" text:class-names="" text:cond-style-name=""><text:span text:style-name="a2544" text:class-names=""><text:date text:fixed="false" style:data-style-name="a2545">3/24/2019</text:date></text:span></text:p>
        </draw:text-box>
        <svg:title/>
        <svg:desc/>
      </draw:frame>
      <draw:frame draw:id="id309" presentation:style-name="a2550" draw:name="Segnaposto piè di pagina 5" svg:x="2.48425in" svg:y="10.04094in" svg:width="2.53071in" svg:height="0.57638in" presentation:class="footer" presentation:placeholder="false">
        <draw:text-box>
          <text:p text:style-name="a2549" text:class-names="" text:cond-style-name=""><text:span text:style-name="a2548" text:class-names=""/></text:p>
        </draw:text-box>
        <svg:title/>
        <svg:desc/>
      </draw:frame>
      <draw:frame draw:id="id310" presentation:style-name="a2553" draw:name="Segnaposto numero diapositiva 6" svg:x="5.29685in" svg:y="10.04094in" svg:width="1.68701in" svg:height="0.57638in" presentation:class="page-number" presentation:placeholder="false">
        <draw:text-box>
          <text:p text:style-name="a2552" text:class-names="" text:cond-style-name=""><text:span text:style-name="a2551" text:class-names=""><text:page-number style:num-format="1" text:fixed="false"/></text:span></text:p>
        </draw:text-box>
        <svg:title/>
        <svg:desc/>
      </draw:frame>
      <presentation:notes style:page-layout-name="pageLayout2" draw:style-name="a2570">
        <draw:page-thumbnail svg:x="1.21063in" svg:y="0.88858in" svg:width="5.84567in" svg:height="4.38425in" presentation:class="page" draw:id="id5" presentation:style-name="a2554" draw:name="Segnaposto immagine diapositiva 1">
          <svg:title/>
          <svg:desc/>
        </draw:page-thumbnail>
        <draw:frame draw:id="id6" presentation:style-name="a2557" draw:name="Segnaposto note 2" svg:x="0.82677in" svg:y="5.55394in" svg:width="6.61378in" svg:height="5.26142in" presentation:class="notes" presentation:placeholder="false">
          <draw:text-box>
            <text:p text:style-name="a2556" text:class-names="" text:cond-style-name=""><text:span text:style-name="a2555" text:class-names=""/></text:p>
          </draw:text-box>
          <svg:title/>
          <svg:desc/>
        </draw:frame>
        <draw:frame draw:id="id7" presentation:style-name="a2560" draw:name="Segnaposto intestazione 3" svg:x="0in" svg:y="0in" svg:width="3.5878in" svg:height="0.58425in" presentation:class="header" presentation:placeholder="false">
          <draw:text-box>
            <text:p text:style-name="a2559" text:class-names="" text:cond-style-name=""><text:span text:style-name="a2558" text:class-names=""/></text:p>
          </draw:text-box>
          <svg:title/>
          <svg:desc/>
        </draw:frame>
        <draw:frame draw:id="id8" presentation:style-name="a2563" draw:name="Segnaposto data 4" svg:x="4.67953in" svg:y="0in" svg:width="3.5878in" svg:height="0.58425in" presentation:class="date-time" presentation:placeholder="false">
          <draw:text-box>
            <text:p text:style-name="a2562" text:class-names="" text:cond-style-name=""><text:span text:style-name="a2561" text:class-names=""/></text:p>
          </draw:text-box>
          <svg:title/>
          <svg:desc/>
        </draw:frame>
        <draw:frame draw:id="id9" presentation:style-name="a2566" draw:name="Segnaposto piè di pagina 5" svg:x="0in" svg:y="11.10827in" svg:width="3.5878in" svg:height="0.58425in" presentation:class="footer" presentation:placeholder="false">
          <draw:text-box>
            <text:p text:style-name="a2565" text:class-names="" text:cond-style-name=""><text:span text:style-name="a2564" text:class-names=""/></text:p>
          </draw:text-box>
          <svg:title/>
          <svg:desc/>
        </draw:frame>
        <draw:frame draw:id="id10" presentation:style-name="a2569" draw:name="Segnaposto numero diapositiva 6" svg:x="4.67953in" svg:y="11.10827in" svg:width="3.5878in" svg:height="0.58425in" presentation:class="page-number" presentation:placeholder="false">
          <draw:text-box>
            <text:p text:style-name="a2568" text:class-names="" text:cond-style-name=""><text:span text:style-name="a25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0-vertTx-Titolo-e-testo-verticale" style:page-layout-name="pageLayout1" draw:style-name="a2571">
      <draw:frame draw:id="id311" presentation:style-name="a2574" draw:name="Titolo 1" svg:x="0.3748in" svg:y="0.43189in" svg:width="6.74961in" svg:height="1.80866in" presentation:class="title" presentation:placeholder="false">
        <draw:text-box>
          <text:p text:style-name="a2573" text:class-names="" text:cond-style-name=""><text:span text:style-name="a2572" text:class-names="">Fare clic per modificare lo stile del titolo</text:span></text:p>
        </draw:text-box>
        <svg:title/>
        <svg:desc/>
      </draw:frame>
      <draw:frame draw:id="id312" presentation:style-name="a2590" draw:name="Segnaposto testo verticale 2" svg:x="0.3748in" svg:y="2.53465in" svg:width="6.74961in" svg:height="6.28268in" presentation:class="outline" presentation:placeholder="false">
        <draw:text-box>
          <text:list text:style-name="a2577">
            <text:list-item>
              <text:p text:style-name="a2576" text:class-names="" text:cond-style-name=""><text:span text:style-name="a2575" text:class-names="">Fare clic per modificare stili del testo dello schema</text:span></text:p>
            </text:list-item>
          </text:list>
          <text:list text:style-name="a2580">
            <text:list-item>
              <text:list text:style-name="a2580">
                <text:list-item>
                  <text:p text:style-name="a2579" text:class-names="" text:cond-style-name=""><text:span text:style-name="a2578" text:class-names="">Secondo livello</text:span></text:p>
                </text:list-item>
              </text:list>
            </text:list-item>
          </text:list>
          <text:list text:style-name="a2583">
            <text:list-item>
              <text:list text:style-name="a2583">
                <text:list-item>
                  <text:list text:style-name="a2583">
                    <text:list-item>
                      <text:p text:style-name="a2582" text:class-names="" text:cond-style-name=""><text:span text:style-name="a258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86">
            <text:list-item>
              <text:list text:style-name="a2586">
                <text:list-item>
                  <text:list text:style-name="a2586">
                    <text:list-item>
                      <text:list text:style-name="a2586">
                        <text:list-item>
                          <text:p text:style-name="a2585" text:class-names="" text:cond-style-name=""><text:span text:style-name="a258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9">
            <text:list-item>
              <text:list text:style-name="a2589">
                <text:list-item>
                  <text:list text:style-name="a2589">
                    <text:list-item>
                      <text:list text:style-name="a2589">
                        <text:list-item>
                          <text:list text:style-name="a2589">
                            <text:list-item>
                              <text:p text:style-name="a2588" text:class-names="" text:cond-style-name=""><text:span text:style-name="a258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3" presentation:style-name="a2594" draw:name="Segnaposto data 3" svg:x="0.51575in" svg:y="10.04094in" svg:width="1.68701in" svg:height="0.57638in" presentation:class="date-time" presentation:placeholder="false">
        <draw:text-box>
          <text:p text:style-name="a2593" text:class-names="" text:cond-style-name=""><text:span text:style-name="a2591" text:class-names=""><text:date text:fixed="false" style:data-style-name="a2592">3/24/2019</text:date></text:span></text:p>
        </draw:text-box>
        <svg:title/>
        <svg:desc/>
      </draw:frame>
      <draw:frame draw:id="id314" presentation:style-name="a2597" draw:name="Segnaposto piè di pagina 4" svg:x="2.48425in" svg:y="10.04094in" svg:width="2.53071in" svg:height="0.57638in" presentation:class="footer" presentation:placeholder="false">
        <draw:text-box>
          <text:p text:style-name="a2596" text:class-names="" text:cond-style-name=""><text:span text:style-name="a2595" text:class-names=""/></text:p>
        </draw:text-box>
        <svg:title/>
        <svg:desc/>
      </draw:frame>
      <draw:frame draw:id="id315" presentation:style-name="a2600" draw:name="Segnaposto numero diapositiva 5" svg:x="5.29685in" svg:y="10.04094in" svg:width="1.68701in" svg:height="0.57638in" presentation:class="page-number" presentation:placeholder="false">
        <draw:text-box>
          <text:p text:style-name="a2599" text:class-names="" text:cond-style-name=""><text:span text:style-name="a2598" text:class-names=""><text:page-number style:num-format="1" text:fixed="false"/></text:span></text:p>
        </draw:text-box>
        <svg:title/>
        <svg:desc/>
      </draw:frame>
      <presentation:notes style:page-layout-name="pageLayout2" draw:style-name="a2617">
        <draw:page-thumbnail svg:x="1.21063in" svg:y="0.88858in" svg:width="5.84567in" svg:height="4.38425in" presentation:class="page" draw:id="id5" presentation:style-name="a2601" draw:name="Segnaposto immagine diapositiva 1">
          <svg:title/>
          <svg:desc/>
        </draw:page-thumbnail>
        <draw:frame draw:id="id6" presentation:style-name="a2604" draw:name="Segnaposto note 2" svg:x="0.82677in" svg:y="5.55394in" svg:width="6.61378in" svg:height="5.26142in" presentation:class="notes" presentation:placeholder="false">
          <draw:text-box>
            <text:p text:style-name="a2603" text:class-names="" text:cond-style-name=""><text:span text:style-name="a2602" text:class-names=""/></text:p>
          </draw:text-box>
          <svg:title/>
          <svg:desc/>
        </draw:frame>
        <draw:frame draw:id="id7" presentation:style-name="a2607" draw:name="Segnaposto intestazione 3" svg:x="0in" svg:y="0in" svg:width="3.5878in" svg:height="0.58425in" presentation:class="header" presentation:placeholder="false">
          <draw:text-box>
            <text:p text:style-name="a2606" text:class-names="" text:cond-style-name=""><text:span text:style-name="a2605" text:class-names=""/></text:p>
          </draw:text-box>
          <svg:title/>
          <svg:desc/>
        </draw:frame>
        <draw:frame draw:id="id8" presentation:style-name="a2610" draw:name="Segnaposto data 4" svg:x="4.67953in" svg:y="0in" svg:width="3.5878in" svg:height="0.58425in" presentation:class="date-time" presentation:placeholder="false">
          <draw:text-box>
            <text:p text:style-name="a2609" text:class-names="" text:cond-style-name=""><text:span text:style-name="a2608" text:class-names=""/></text:p>
          </draw:text-box>
          <svg:title/>
          <svg:desc/>
        </draw:frame>
        <draw:frame draw:id="id9" presentation:style-name="a2613" draw:name="Segnaposto piè di pagina 5" svg:x="0in" svg:y="11.10827in" svg:width="3.5878in" svg:height="0.58425in" presentation:class="footer" presentation:placeholder="false">
          <draw:text-box>
            <text:p text:style-name="a2612" text:class-names="" text:cond-style-name=""><text:span text:style-name="a2611" text:class-names=""/></text:p>
          </draw:text-box>
          <svg:title/>
          <svg:desc/>
        </draw:frame>
        <draw:frame draw:id="id10" presentation:style-name="a2616" draw:name="Segnaposto numero diapositiva 6" svg:x="4.67953in" svg:y="11.10827in" svg:width="3.5878in" svg:height="0.58425in" presentation:class="page-number" presentation:placeholder="false">
          <draw:text-box>
            <text:p text:style-name="a2615" text:class-names="" text:cond-style-name=""><text:span text:style-name="a2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1-vertTitleAndTx-Titolo-e-testo-verticale" style:page-layout-name="pageLayout1" draw:style-name="a2618">
      <draw:frame draw:id="id316" presentation:style-name="a2621" draw:name="Titolo verticale 1" svg:x="5.4375in" svg:y="0.43229in" svg:width="1.6875in" svg:height="8.38542in" presentation:class="title" presentation:placeholder="false">
        <draw:text-box>
          <text:p text:style-name="a2620" text:class-names="" text:cond-style-name=""><text:span text:style-name="a2619" text:class-names="">Fare clic per modificare lo stile del titolo</text:span></text:p>
        </draw:text-box>
        <svg:title/>
        <svg:desc/>
      </draw:frame>
      <draw:frame draw:id="id317" presentation:style-name="a2637" draw:name="Segnaposto testo verticale 2" svg:x="0.375in" svg:y="0.43229in" svg:width="4.89583in" svg:height="8.38542in" presentation:class="outline" presentation:placeholder="false">
        <draw:text-box>
          <text:list text:style-name="a2624">
            <text:list-item>
              <text:p text:style-name="a2623" text:class-names="" text:cond-style-name=""><text:span text:style-name="a2622" text:class-names="">Fare clic per modificare stili del testo dello schema</text:span></text:p>
            </text:list-item>
          </text:list>
          <text:list text:style-name="a2627">
            <text:list-item>
              <text:list text:style-name="a2627">
                <text:list-item>
                  <text:p text:style-name="a2626" text:class-names="" text:cond-style-name=""><text:span text:style-name="a2625" text:class-names="">Secondo livello</text:span></text:p>
                </text:list-item>
              </text:list>
            </text:list-item>
          </text:list>
          <text:list text:style-name="a2630">
            <text:list-item>
              <text:list text:style-name="a2630">
                <text:list-item>
                  <text:list text:style-name="a2630">
                    <text:list-item>
                      <text:p text:style-name="a2629" text:class-names="" text:cond-style-name=""><text:span text:style-name="a262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33">
            <text:list-item>
              <text:list text:style-name="a2633">
                <text:list-item>
                  <text:list text:style-name="a2633">
                    <text:list-item>
                      <text:list text:style-name="a2633">
                        <text:list-item>
                          <text:p text:style-name="a2632" text:class-names="" text:cond-style-name=""><text:span text:style-name="a263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6">
            <text:list-item>
              <text:list text:style-name="a2636">
                <text:list-item>
                  <text:list text:style-name="a2636">
                    <text:list-item>
                      <text:list text:style-name="a2636">
                        <text:list-item>
                          <text:list text:style-name="a2636">
                            <text:list-item>
                              <text:p text:style-name="a2635" text:class-names="" text:cond-style-name=""><text:span text:style-name="a263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8" presentation:style-name="a2641" draw:name="Segnaposto data 3" svg:x="0.51575in" svg:y="10.04094in" svg:width="1.68701in" svg:height="0.57638in" presentation:class="date-time" presentation:placeholder="false">
        <draw:text-box>
          <text:p text:style-name="a2640" text:class-names="" text:cond-style-name=""><text:span text:style-name="a2638" text:class-names=""><text:date text:fixed="false" style:data-style-name="a2639">3/24/2019</text:date></text:span></text:p>
        </draw:text-box>
        <svg:title/>
        <svg:desc/>
      </draw:frame>
      <draw:frame draw:id="id319" presentation:style-name="a2644" draw:name="Segnaposto piè di pagina 4" svg:x="2.48425in" svg:y="10.04094in" svg:width="2.53071in" svg:height="0.57638in" presentation:class="footer" presentation:placeholder="false">
        <draw:text-box>
          <text:p text:style-name="a2643" text:class-names="" text:cond-style-name=""><text:span text:style-name="a2642" text:class-names=""/></text:p>
        </draw:text-box>
        <svg:title/>
        <svg:desc/>
      </draw:frame>
      <draw:frame draw:id="id320" presentation:style-name="a2647" draw:name="Segnaposto numero diapositiva 5" svg:x="5.29685in" svg:y="10.04094in" svg:width="1.68701in" svg:height="0.57638in" presentation:class="page-number" presentation:placeholder="false">
        <draw:text-box>
          <text:p text:style-name="a2646" text:class-names="" text:cond-style-name=""><text:span text:style-name="a2645" text:class-names=""><text:page-number style:num-format="1" text:fixed="false"/></text:span></text:p>
        </draw:text-box>
        <svg:title/>
        <svg:desc/>
      </draw:frame>
      <presentation:notes style:page-layout-name="pageLayout2" draw:style-name="a2664">
        <draw:page-thumbnail svg:x="1.21063in" svg:y="0.88858in" svg:width="5.84567in" svg:height="4.38425in" presentation:class="page" draw:id="id5" presentation:style-name="a2648" draw:name="Segnaposto immagine diapositiva 1">
          <svg:title/>
          <svg:desc/>
        </draw:page-thumbnail>
        <draw:frame draw:id="id6" presentation:style-name="a2651" draw:name="Segnaposto note 2" svg:x="0.82677in" svg:y="5.55394in" svg:width="6.61378in" svg:height="5.26142in" presentation:class="notes" presentation:placeholder="false">
          <draw:text-box>
            <text:p text:style-name="a2650" text:class-names="" text:cond-style-name=""><text:span text:style-name="a2649" text:class-names=""/></text:p>
          </draw:text-box>
          <svg:title/>
          <svg:desc/>
        </draw:frame>
        <draw:frame draw:id="id7" presentation:style-name="a2654" draw:name="Segnaposto intestazione 3" svg:x="0in" svg:y="0in" svg:width="3.5878in" svg:height="0.58425in" presentation:class="header" presentation:placeholder="false">
          <draw:text-box>
            <text:p text:style-name="a2653" text:class-names="" text:cond-style-name=""><text:span text:style-name="a2652" text:class-names=""/></text:p>
          </draw:text-box>
          <svg:title/>
          <svg:desc/>
        </draw:frame>
        <draw:frame draw:id="id8" presentation:style-name="a2657" draw:name="Segnaposto data 4" svg:x="4.67953in" svg:y="0in" svg:width="3.5878in" svg:height="0.58425in" presentation:class="date-time" presentation:placeholder="false">
          <draw:text-box>
            <text:p text:style-name="a2656" text:class-names="" text:cond-style-name=""><text:span text:style-name="a2655" text:class-names=""/></text:p>
          </draw:text-box>
          <svg:title/>
          <svg:desc/>
        </draw:frame>
        <draw:frame draw:id="id9" presentation:style-name="a2660" draw:name="Segnaposto piè di pagina 5" svg:x="0in" svg:y="11.10827in" svg:width="3.5878in" svg:height="0.58425in" presentation:class="footer" presentation:placeholder="false">
          <draw:text-box>
            <text:p text:style-name="a2659" text:class-names="" text:cond-style-name=""><text:span text:style-name="a2658" text:class-names=""/></text:p>
          </draw:text-box>
          <svg:title/>
          <svg:desc/>
        </draw:frame>
        <draw:frame draw:id="id10" presentation:style-name="a2663" draw:name="Segnaposto numero diapositiva 6" svg:x="4.67953in" svg:y="11.10827in" svg:width="3.5878in" svg:height="0.58425in" presentation:class="page-number" presentation:placeholder="false">
          <draw:text-box>
            <text:p text:style-name="a2662" text:class-names="" text:cond-style-name=""><text:span text:style-name="a266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665">
      <draw:frame draw:id="id321" presentation:style-name="a2668" draw:name="Segnaposto intestazione 1" svg:x="0in" svg:y="0in" svg:width="3.25478in" svg:height="0.49967in" presentation:class="header" presentation:placeholder="false">
        <draw:text-box>
          <text:p text:style-name="a2667" text:class-names="" text:cond-style-name=""><text:span text:style-name="a2666" text:class-names=""/></text:p>
        </draw:text-box>
        <svg:title/>
        <svg:desc/>
      </draw:frame>
      <draw:frame draw:id="id322" presentation:style-name="a2671" draw:name="Segnaposto data 2" svg:x="4.24518in" svg:y="0in" svg:width="3.25478in" svg:height="0.49967in" presentation:class="date-time" presentation:placeholder="false">
        <draw:text-box>
          <text:p text:style-name="a2670" text:class-names="" text:cond-style-name=""><text:span text:style-name="a2669" text:class-names=""/></text:p>
        </draw:text-box>
        <svg:title/>
        <svg:desc/>
      </draw:frame>
      <draw:frame draw:id="id323" presentation:style-name="a2674" draw:name="Segnaposto piè di pagina 3" svg:x="0in" svg:y="9.50017in" svg:width="3.25478in" svg:height="0.49967in" presentation:class="footer" presentation:placeholder="false">
        <draw:text-box>
          <text:p text:style-name="a2673" text:class-names="" text:cond-style-name=""><text:span text:style-name="a2672" text:class-names=""/></text:p>
        </draw:text-box>
        <svg:title/>
        <svg:desc/>
      </draw:frame>
      <draw:frame draw:id="id324" presentation:style-name="a2677" draw:name="Segnaposto numero diapositiva 4" svg:x="4.24518in" svg:y="9.50017in" svg:width="3.25478in" svg:height="0.49967in" presentation:class="page-number" presentation:placeholder="false">
        <draw:text-box>
          <text:p text:style-name="a2676" text:class-names="" text:cond-style-name=""><text:span text:style-name="a2675" text:class-names=""><text:page-number style:num-format="1" text:fixed="false"/></text:span></text:p>
        </draw:text-box>
        <svg:title/>
        <svg:desc/>
      </draw:frame>
      <draw:page-thumbnail draw:page-number="1" svg:x="1.30035in" svg:y="1in" svg:width="1.52257in" svg:height="2.19965in"/>
      <draw:page-thumbnail draw:page-number="2" svg:x="1.30035in" svg:y="3.89931in" svg:width="1.52257in" svg:height="2.19965in"/>
      <draw:page-thumbnail draw:page-number="3" svg:x="1.30035in" svg:y="6.79861in" svg:width="1.52257in" svg:height="2.19965in"/>
      <draw:page-thumbnail draw:page-number="4" svg:x="4.67535in" svg:y="1in" svg:width="1.52257in" svg:height="2.19965in"/>
      <draw:page-thumbnail draw:page-number="5" svg:x="4.67535in" svg:y="3.89931in" svg:width="1.52257in" svg:height="2.19965in"/>
      <draw:page-thumbnail draw:page-number="6" svg:x="4.67535in" svg:y="6.79861in" svg:width="1.52257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Pietro Griffa</meta:initial-creator>
    <dc:creator>Pietro Griffa</dc:creator>
    <meta:creation-date>2019-02-21T17:01:48Z</meta:creation-date>
    <dc:date>2019-03-24T20:45:15Z</dc:date>
    <meta:template xlink:href="" xlink:type="simple"/>
    <meta:editing-cycles>23</meta:editing-cycles>
    <meta:editing-duration>PT210749S</meta:editing-duration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>A4 (21x29,7 c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document-statistic meta:paragraph-count="16" meta:word-count="20"/>
  </office:meta>
</office:document-meta>
</file>

<file path=Object 1/content.xml><?xml version="1.0" encoding="utf-8"?>
<mml:math xmlns:mml="http://www.w3.org/1998/Math/MathML" display="block">
  <mml:mi>M</mml:mi>
  <mml:mo>=</mml:mo>
  <mml:mn>200</mml:mn>
</mml:math>
</file>

<file path=Object 2/content.xml><?xml version="1.0" encoding="utf-8"?>
<mml:math xmlns:mml="http://www.w3.org/1998/Math/MathML" display="block">
  <mml:msub>
    <mml:mi>f</mml:mi>
    <mml:mi>c</mml:mi>
  </mml:msub>
  <mml:mo>=</mml:mo>
  <mml:mn>0</mml:mn>
  <mml:mo>,</mml:mo>
  <mml:mn>1</mml:mn>
</mml:math>
</file>